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9.0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79.31pt"/>
    </style:style>
    <style:style style:name="co5" style:family="table-column">
      <style:table-column-properties fo:break-before="auto" style:column-width="84.8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05.14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85.55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99.64pt"/>
    </style:style>
    <style:style style:name="co13" style:family="table-column">
      <style:table-column-properties fo:break-before="auto" style:column-width="61.26pt"/>
    </style:style>
    <style:style style:name="co14" style:family="table-column">
      <style:table-column-properties fo:break-before="auto" style:column-width="94.96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01.25pt"/>
    </style:style>
    <style:style style:name="co17" style:family="table-column">
      <style:table-column-properties fo:break-before="auto" style:column-width="189.81pt"/>
    </style:style>
    <style:style style:name="co18" style:family="table-column">
      <style:table-column-properties fo:break-before="auto" style:column-width="187.46pt"/>
    </style:style>
    <style:style style:name="co19" style:family="table-column">
      <style:table-column-properties fo:break-before="auto" style:column-width="198.4pt"/>
    </style:style>
    <style:style style:name="co20" style:family="table-column">
      <style:table-column-properties fo:break-before="auto" style:column-width="115.34pt"/>
    </style:style>
    <style:style style:name="co21" style:family="table-column">
      <style:table-column-properties fo:break-before="auto" style:column-width="139.66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120.81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4" table:style-name="ta1">
        <table:shapes>
          <draw:frame draw:z-index="0" draw:style-name="gr1" draw:text-style-name="P1" svg:width="895.61pt" svg:height="255.09pt" svg:x="3622pt" svg:y="665.23pt">
            <loext:p draw:notify-on-update-of-ranges="eventlog_RUN4.AE1:eventlog_RUN4.AE1 eventlog_RUN4.AE2:eventlog_RUN4.AE44 eventlog_RUN4.AF1:eventlog_RUN4.AF1 eventlog_RUN4.AF2:eventlog_RUN4.AF44 eventlog_RUN4.AG1:eventlog_RUN4.AG1 eventlog_RUN4.AG2:eventlog_RUN4.AG44 eventlog_RUN4.AH1:eventlog_RUN4.AH1 eventlog_RUN4.AH2:eventlog_RUN4.AH44 eventlog_RUN4.AI1:eventlog_RUN4.AI1 eventlog_RUN4.AI2:eventlog_RUN4.AI44 eventlog_RUN4.AJ1:eventlog_RUN4.AJ1 eventlog_RUN4.AJ2:eventlog_RUN4.AJ44 eventlog_RUN4.AK1:eventlog_RUN4.AK1 eventlog_RUN4.AK2:eventlog_RUN4.AK44 eventlog_RUN4.AL1:eventlog_RUN4.AL1 eventlog_RUN4.AL2:eventlog_RUN4.AL44 eventlog_RUN4.AM1:eventlog_RUN4.AM1 eventlog_RUN4.AM2:eventlog_RUN4.AM44 eventlog_RUN4.AN1:eventlog_RUN4.AN1 eventlog_RUN4.AN2:eventlog_RUN4.AN44 eventlog_RUN4.AO1:eventlog_RUN4.AO1 eventlog_RUN4.AO2:eventlog_RUN4.AO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percentile_viewfeedresponsetime_edge1</text:p>
          </table:table-cell>
          <table:table-cell office:value-type="string" calcext:value-type="string">
            <text:p>percentile_viewfeedresponsetime_edge2</text:p>
          </table:table-cell>
          <table:table-cell office:value-type="string" calcext:value-type="string">
            <text:p>percentile_addfeedresponsetime_edge1</text:p>
          </table:table-cell>
          <table:table-cell office:value-type="string" calcext:value-type="string">
            <text:p>percentile_addfeedresponsetime_edge2</text:p>
          </table:table-cell>
          <table:table-cell office:value-type="string" calcext:value-type="string">
            <text:p>percentile_deletefeedresponsetime_edge1</text:p>
          </table:table-cell>
          <table:table-cell office:value-type="string" calcext:value-type="string">
            <text:p>percentile_deletefeedresponsetime_edge2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</table:table-row>
        <table:table-row table:style-name="ro1">
          <table:table-cell office:value-type="string" calcext:value-type="string">
            <text:p>Sun Apr 30 18:05:00 UTC 2017</text:p>
          </table:table-cell>
          <table:table-cell office:value-type="float" office:value="983" calcext:value-type="float">
            <text:p>983</text:p>
          </table:table-cell>
          <table:table-cell office:value-type="float" office:value="1139331072" calcext:value-type="float">
            <text:p>1139331072</text:p>
          </table:table-cell>
          <table:table-cell office:value-type="float" office:value="19907140" calcext:value-type="float">
            <text:p>19907140</text:p>
          </table:table-cell>
          <table:table-cell office:value-type="float" office:value="83" calcext:value-type="float">
            <text:p>83</text:p>
          </table:table-cell>
          <table:table-cell office:value-type="float" office:value="32067584" calcext:value-type="float">
            <text:p>32067584</text:p>
          </table:table-cell>
          <table:table-cell office:value-type="float" office:value="221270.875" calcext:value-type="float">
            <text:p>221270.875</text:p>
          </table:table-cell>
          <table:table-cell office:value-type="float" office:value="142" calcext:value-type="float">
            <text:p>142</text:p>
          </table:table-cell>
          <table:table-cell office:value-type="float" office:value="842350592" calcext:value-type="float">
            <text:p>842350592</text:p>
          </table:table-cell>
          <table:table-cell office:value-type="float" office:value="45349.20703125" calcext:value-type="float">
            <text:p>45349.20703125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123627008" calcext:value-type="float">
            <text:p>1123627008</text:p>
          </table:table-cell>
          <table:table-cell office:value-type="float" office:value="1134882816" calcext:value-type="float">
            <text:p>1134882816</text:p>
          </table:table-cell>
          <table:table-cell office:value-type="float" office:value="4076443.75" calcext:value-type="float">
            <text:p>4076443.75</text:p>
          </table:table-cell>
          <table:table-cell office:value-type="float" office:value="4007630" calcext:value-type="float">
            <text:p>4007630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209999993443489" calcext:value-type="float">
            <text:p>0.209999993443489</text:p>
          </table:table-cell>
          <table:table-cell office:value-type="float" office:value="0.48199999332428" calcext:value-type="float">
            <text:p>0.48199999332428</text:p>
          </table:table-cell>
          <table:table-cell office:value-type="float" office:value="0.921837508678436" calcext:value-type="float">
            <text:p>0.921837508678436</text:p>
          </table:table-cell>
          <table:table-cell office:value-type="float" office:value="600" calcext:value-type="float">
            <text:p>600</text:p>
          </table:table-cell>
          <table:table-cell office:value-type="float" office:value="31744" calcext:value-type="float">
            <text:p>31744</text:p>
          </table:table-cell>
          <table:table-cell office:value-type="float" office:value="31783" calcext:value-type="float">
            <text:p>31783</text:p>
          </table:table-cell>
          <table:table-cell office:value-type="float" office:value="917" calcext:value-type="float">
            <text:p>917</text:p>
          </table:table-cell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865281" calcext:value-type="float">
            <text:p>202865281</text:p>
          </table:table-cell>
          <table:table-cell office:value-type="float" office:value="203044375" calcext:value-type="float">
            <text:p>203044375</text:p>
          </table:table-cell>
          <table:table-cell office:value-type="float" office:value="93937795" calcext:value-type="float">
            <text:p>93937795</text:p>
          </table:table-cell>
          <table:table-cell office:value-type="float" office:value="91831042" calcext:value-type="float">
            <text:p>91831042</text:p>
          </table:table-cell>
          <table:table-cell office:value-type="float" office:value="96885688" calcext:value-type="float">
            <text:p>96885688</text:p>
          </table:table-cell>
          <table:table-cell office:value-type="float" office:value="91255524" calcext:value-type="float">
            <text:p>91255524</text:p>
          </table:table-cell>
          <table:table-cell office:value-type="float" office:value="123697987" calcext:value-type="float">
            <text:p>123697987</text:p>
          </table:table-cell>
          <table:table-cell table:number-columns-repeated="2" office:value-type="float" office:value="56343277" calcext:value-type="float">
            <text:p>56343277</text:p>
          </table:table-cell>
          <table:table-cell office:value-type="float" office:value="6090018" calcext:value-type="float">
            <text:p>6090018</text:p>
          </table:table-cell>
          <table:table-cell office:value-type="float" office:value="5816689" calcext:value-type="float">
            <text:p>5816689</text:p>
          </table:table-cell>
        </table:table-row>
        <table:table-row table:style-name="ro1">
          <table:table-cell office:value-type="string" calcext:value-type="string">
            <text:p>Sun Apr 30 18:04:00 UTC 2017</text:p>
          </table:table-cell>
          <table:table-cell office:value-type="float" office:value="987" calcext:value-type="float">
            <text:p>987</text:p>
          </table:table-cell>
          <table:table-cell office:value-type="float" office:value="1142222848" calcext:value-type="float">
            <text:p>1142222848</text:p>
          </table:table-cell>
          <table:table-cell office:value-type="float" office:value="19907140" calcext:value-type="float">
            <text:p>19907140</text:p>
          </table:table-cell>
          <table:table-cell office:value-type="float" office:value="84" calcext:value-type="float">
            <text:p>84</text:p>
          </table:table-cell>
          <table:table-cell office:value-type="float" office:value="33591296" calcext:value-type="float">
            <text:p>33591296</text:p>
          </table:table-cell>
          <table:table-cell office:value-type="float" office:value="221270.875" calcext:value-type="float">
            <text:p>221270.875</text:p>
          </table:table-cell>
          <table:table-cell office:value-type="float" office:value="144" calcext:value-type="float">
            <text:p>144</text:p>
          </table:table-cell>
          <table:table-cell office:value-type="float" office:value="841883648" calcext:value-type="float">
            <text:p>841883648</text:p>
          </table:table-cell>
          <table:table-cell office:value-type="float" office:value="45349.20703125" calcext:value-type="float">
            <text:p>45349.20703125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124139008" calcext:value-type="float">
            <text:p>1124139008</text:p>
          </table:table-cell>
          <table:table-cell office:value-type="float" office:value="1136513024" calcext:value-type="float">
            <text:p>1136513024</text:p>
          </table:table-cell>
          <table:table-cell office:value-type="float" office:value="4023987" calcext:value-type="float">
            <text:p>4023987</text:p>
          </table:table-cell>
          <table:table-cell office:value-type="string" calcext:value-type="string">
            <text:p>null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84249997138977" calcext:value-type="float">
            <text:p>0.184249997138977</text:p>
          </table:table-cell>
          <table:table-cell office:value-type="float" office:value="0.469999998807907" calcext:value-type="float">
            <text:p>0.469999998807907</text:p>
          </table:table-cell>
          <table:table-cell office:value-type="float" office:value="0.927403926849365" calcext:value-type="float">
            <text:p>0.927403926849365</text:p>
          </table:table-cell>
          <table:table-cell office:value-type="float" office:value="600" calcext:value-type="float">
            <text:p>600</text:p>
          </table:table-cell>
          <table:table-cell office:value-type="float" office:value="29932" calcext:value-type="float">
            <text:p>29932</text:p>
          </table:table-cell>
          <table:table-cell office:value-type="float" office:value="30000" calcext:value-type="float">
            <text:p>30000</text:p>
          </table:table-cell>
          <table:table-cell office:value-type="float" office:value="740" calcext:value-type="float">
            <text:p>740</text:p>
          </table:table-cell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322303" calcext:value-type="float">
            <text:p>206322303</text:p>
          </table:table-cell>
          <table:table-cell office:value-type="float" office:value="217903926" calcext:value-type="float">
            <text:p>217903926</text:p>
          </table:table-cell>
          <table:table-cell office:value-type="float" office:value="112229397" calcext:value-type="float">
            <text:p>112229397</text:p>
          </table:table-cell>
          <table:table-cell office:value-type="float" office:value="113386433" calcext:value-type="float">
            <text:p>113386433</text:p>
          </table:table-cell>
          <table:table-cell office:value-type="float" office:value="110556574" calcext:value-type="float">
            <text:p>110556574</text:p>
          </table:table-cell>
          <table:table-cell office:value-type="float" office:value="105063970" calcext:value-type="float">
            <text:p>105063970</text:p>
          </table:table-cell>
          <table:table-cell office:value-type="float" office:value="133489651" calcext:value-type="float">
            <text:p>133489651</text:p>
          </table:table-cell>
          <table:table-cell table:number-columns-repeated="2" office:value-type="float" office:value="57119321" calcext:value-type="float">
            <text:p>57119321</text:p>
          </table:table-cell>
          <table:table-cell office:value-type="float" office:value="6552228" calcext:value-type="float">
            <text:p>6552228</text:p>
          </table:table-cell>
          <table:table-cell office:value-type="float" office:value="6288139" calcext:value-type="float">
            <text:p>6288139</text:p>
          </table:table-cell>
        </table:table-row>
        <table:table-row table:style-name="ro1">
          <table:table-cell office:value-type="string" calcext:value-type="string">
            <text:p>Sun Apr 30 18:03:00 UTC 2017</text:p>
          </table:table-cell>
          <table:table-cell office:value-type="float" office:value="988" calcext:value-type="float">
            <text:p>988</text:p>
          </table:table-cell>
          <table:table-cell office:value-type="float" office:value="1141800960" calcext:value-type="float">
            <text:p>1141800960</text:p>
          </table:table-cell>
          <table:table-cell office:value-type="float" office:value="20344182" calcext:value-type="float">
            <text:p>20344182</text:p>
          </table:table-cell>
          <table:table-cell office:value-type="float" office:value="84" calcext:value-type="float">
            <text:p>84</text:p>
          </table:table-cell>
          <table:table-cell office:value-type="float" office:value="32247808" calcext:value-type="float">
            <text:p>32247808</text:p>
          </table:table-cell>
          <table:table-cell office:value-type="float" office:value="171681.234375" calcext:value-type="float">
            <text:p>171681.234375</text:p>
          </table:table-cell>
          <table:table-cell office:value-type="float" office:value="148" calcext:value-type="float">
            <text:p>148</text:p>
          </table:table-cell>
          <table:table-cell office:value-type="float" office:value="841715712" calcext:value-type="float">
            <text:p>841715712</text:p>
          </table:table-cell>
          <table:table-cell office:value-type="float" office:value="46387.875" calcext:value-type="float">
            <text:p>46387.875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124802560" calcext:value-type="float">
            <text:p>1124802560</text:p>
          </table:table-cell>
          <table:table-cell office:value-type="float" office:value="1136623616" calcext:value-type="float">
            <text:p>1136623616</text:p>
          </table:table-cell>
          <table:table-cell office:value-type="float" office:value="4023987" calcext:value-type="float">
            <text:p>4023987</text:p>
          </table:table-cell>
          <table:table-cell office:value-type="string" calcext:value-type="string">
            <text:p>null</text:p>
          </table:table-cell>
          <table:table-cell office:value-type="float" office:value="0.103249996900558" calcext:value-type="float">
            <text:p>0.103249996900558</text:p>
          </table:table-cell>
          <table:table-cell office:value-type="float" office:value="0.129250004887581" calcext:value-type="float">
            <text:p>0.129250004887581</text:p>
          </table:table-cell>
          <table:table-cell office:value-type="float" office:value="0.189500004053116" calcext:value-type="float">
            <text:p>0.189500004053116</text:p>
          </table:table-cell>
          <table:table-cell office:value-type="float" office:value="0.47350001335144" calcext:value-type="float">
            <text:p>0.47350001335144</text:p>
          </table:table-cell>
          <table:table-cell office:value-type="float" office:value="0.931525528430939" calcext:value-type="float">
            <text:p>0.931525528430939</text:p>
          </table:table-cell>
          <table:table-cell office:value-type="float" office:value="600" calcext:value-type="float">
            <text:p>600</text:p>
          </table:table-cell>
          <table:table-cell office:value-type="float" office:value="28128" calcext:value-type="float">
            <text:p>28128</text:p>
          </table:table-cell>
          <table:table-cell office:value-type="float" office:value="28252" calcext:value-type="float">
            <text:p>28252</text:p>
          </table:table-cell>
          <table:table-cell office:value-type="float" office:value="531" calcext:value-type="float">
            <text:p>531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407194" calcext:value-type="float">
            <text:p>207407194</text:p>
          </table:table-cell>
          <table:table-cell office:value-type="float" office:value="203076090" calcext:value-type="float">
            <text:p>203076090</text:p>
          </table:table-cell>
          <table:table-cell office:value-type="float" office:value="115348287" calcext:value-type="float">
            <text:p>115348287</text:p>
          </table:table-cell>
          <table:table-cell office:value-type="float" office:value="101883742" calcext:value-type="float">
            <text:p>101883742</text:p>
          </table:table-cell>
          <table:table-cell office:value-type="float" office:value="112737732" calcext:value-type="float">
            <text:p>112737732</text:p>
          </table:table-cell>
          <table:table-cell office:value-type="float" office:value="88608211" calcext:value-type="float">
            <text:p>88608211</text:p>
          </table:table-cell>
          <table:table-cell office:value-type="float" office:value="130322097" calcext:value-type="float">
            <text:p>130322097</text:p>
          </table:table-cell>
          <table:table-cell table:number-columns-repeated="2" office:value-type="float" office:value="56671027" calcext:value-type="float">
            <text:p>56671027</text:p>
          </table:table-cell>
          <table:table-cell office:value-type="float" office:value="6307683" calcext:value-type="float">
            <text:p>6307683</text:p>
          </table:table-cell>
          <table:table-cell office:value-type="float" office:value="6218023" calcext:value-type="float">
            <text:p>6218023</text:p>
          </table:table-cell>
        </table:table-row>
        <table:table-row table:style-name="ro1">
          <table:table-cell office:value-type="string" calcext:value-type="string">
            <text:p>Sun Apr 30 18:02:00 UTC 2017</text:p>
          </table:table-cell>
          <table:table-cell office:value-type="float" office:value="985" calcext:value-type="float">
            <text:p>985</text:p>
          </table:table-cell>
          <table:table-cell office:value-type="float" office:value="1141825536" calcext:value-type="float">
            <text:p>1141825536</text:p>
          </table:table-cell>
          <table:table-cell office:value-type="float" office:value="19648238" calcext:value-type="float">
            <text:p>19648238</text:p>
          </table:table-cell>
          <table:table-cell office:value-type="float" office:value="82" calcext:value-type="float">
            <text:p>82</text:p>
          </table:table-cell>
          <table:table-cell office:value-type="float" office:value="31674368" calcext:value-type="float">
            <text:p>31674368</text:p>
          </table:table-cell>
          <table:table-cell office:value-type="float" office:value="171681.234375" calcext:value-type="float">
            <text:p>171681.234375</text:p>
          </table:table-cell>
          <table:table-cell office:value-type="float" office:value="148" calcext:value-type="float">
            <text:p>148</text:p>
          </table:table-cell>
          <table:table-cell office:value-type="float" office:value="841093120" calcext:value-type="float">
            <text:p>841093120</text:p>
          </table:table-cell>
          <table:table-cell office:value-type="float" office:value="46387.875" calcext:value-type="float">
            <text:p>46387.875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125822464" calcext:value-type="float">
            <text:p>1125822464</text:p>
          </table:table-cell>
          <table:table-cell office:value-type="float" office:value="1135583232" calcext:value-type="float">
            <text:p>1135583232</text:p>
          </table:table-cell>
          <table:table-cell office:value-type="float" office:value="3880448" calcext:value-type="float">
            <text:p>3880448</text:p>
          </table:table-cell>
          <table:table-cell office:value-type="float" office:value="3667125.5" calcext:value-type="float">
            <text:p>3667125.5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200000002980232" calcext:value-type="float">
            <text:p>0.200000002980232</text:p>
          </table:table-cell>
          <table:table-cell office:value-type="float" office:value="0.471749991178513" calcext:value-type="float">
            <text:p>0.471749991178513</text:p>
          </table:table-cell>
          <table:table-cell office:value-type="float" office:value="0.929460346698761" calcext:value-type="float">
            <text:p>0.929460346698761</text:p>
          </table:table-cell>
          <table:table-cell office:value-type="float" office:value="500" calcext:value-type="float">
            <text:p>500</text:p>
          </table:table-cell>
          <table:table-cell office:value-type="float" office:value="26292" calcext:value-type="float">
            <text:p>26292</text:p>
          </table:table-cell>
          <table:table-cell office:value-type="float" office:value="26463" calcext:value-type="float">
            <text:p>26463</text:p>
          </table:table-cell>
          <table:table-cell office:value-type="float" office:value="394" calcext:value-type="float">
            <text:p>394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118598" calcext:value-type="float">
            <text:p>194118598</text:p>
          </table:table-cell>
          <table:table-cell office:value-type="float" office:value="195096592" calcext:value-type="float">
            <text:p>195096592</text:p>
          </table:table-cell>
          <table:table-cell office:value-type="float" office:value="79434569" calcext:value-type="float">
            <text:p>79434569</text:p>
          </table:table-cell>
          <table:table-cell office:value-type="float" office:value="86307945" calcext:value-type="float">
            <text:p>86307945</text:p>
          </table:table-cell>
          <table:table-cell office:value-type="float" office:value="88503604" calcext:value-type="float">
            <text:p>88503604</text:p>
          </table:table-cell>
          <table:table-cell office:value-type="float" office:value="83095905" calcext:value-type="float">
            <text:p>83095905</text:p>
          </table:table-cell>
          <table:table-cell office:value-type="float" office:value="118896164" calcext:value-type="float">
            <text:p>118896164</text:p>
          </table:table-cell>
          <table:table-cell table:number-columns-repeated="2" office:value-type="float" office:value="54985382" calcext:value-type="float">
            <text:p>54985382</text:p>
          </table:table-cell>
          <table:table-cell office:value-type="float" office:value="6043677" calcext:value-type="float">
            <text:p>6043677</text:p>
          </table:table-cell>
          <table:table-cell office:value-type="float" office:value="5404983" calcext:value-type="float">
            <text:p>5404983</text:p>
          </table:table-cell>
        </table:table-row>
        <table:table-row table:style-name="ro1">
          <table:table-cell office:value-type="string" calcext:value-type="string">
            <text:p>Sun Apr 30 18:01:00 UTC 2017</text:p>
          </table:table-cell>
          <table:table-cell office:value-type="float" office:value="967" calcext:value-type="float">
            <text:p>967</text:p>
          </table:table-cell>
          <table:table-cell office:value-type="float" office:value="1141837824" calcext:value-type="float">
            <text:p>1141837824</text:p>
          </table:table-cell>
          <table:table-cell office:value-type="float" office:value="17564614" calcext:value-type="float">
            <text:p>17564614</text:p>
          </table:table-cell>
          <table:table-cell office:value-type="float" office:value="73" calcext:value-type="float">
            <text:p>73</text:p>
          </table:table-cell>
          <table:table-cell office:value-type="float" office:value="32071680" calcext:value-type="float">
            <text:p>32071680</text:p>
          </table:table-cell>
          <table:table-cell office:value-type="float" office:value="171681.234375" calcext:value-type="float">
            <text:p>171681.234375</text:p>
          </table:table-cell>
          <table:table-cell office:value-type="float" office:value="149" calcext:value-type="float">
            <text:p>149</text:p>
          </table:table-cell>
          <table:table-cell office:value-type="float" office:value="840716288" calcext:value-type="float">
            <text:p>840716288</text:p>
          </table:table-cell>
          <table:table-cell office:value-type="float" office:value="38263.33203125" calcext:value-type="float">
            <text:p>38263.33203125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125822464" calcext:value-type="float">
            <text:p>1125822464</text:p>
          </table:table-cell>
          <table:table-cell office:value-type="float" office:value="1136615424" calcext:value-type="float">
            <text:p>1136615424</text:p>
          </table:table-cell>
          <table:table-cell office:value-type="float" office:value="3600470.5" calcext:value-type="float">
            <text:p>3600470.5</text:p>
          </table:table-cell>
          <table:table-cell office:value-type="float" office:value="3588634.5" calcext:value-type="float">
            <text:p>3588634.5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76499992609024" calcext:value-type="float">
            <text:p>0.176499992609024</text:p>
          </table:table-cell>
          <table:table-cell office:value-type="float" office:value="0.437000006437302" calcext:value-type="float">
            <text:p>0.437000006437302</text:p>
          </table:table-cell>
          <table:table-cell office:value-type="float" office:value="0.93016391992569" calcext:value-type="float">
            <text:p>0.93016391992569</text:p>
          </table:table-cell>
          <table:table-cell office:value-type="float" office:value="500" calcext:value-type="float">
            <text:p>500</text:p>
          </table:table-cell>
          <table:table-cell office:value-type="float" office:value="24457" calcext:value-type="float">
            <text:p>24457</text:p>
          </table:table-cell>
          <table:table-cell office:value-type="float" office:value="24638" calcext:value-type="float">
            <text:p>24638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121288" calcext:value-type="float">
            <text:p>184121288</text:p>
          </table:table-cell>
          <table:table-cell office:value-type="float" office:value="181754141" calcext:value-type="float">
            <text:p>181754141</text:p>
          </table:table-cell>
          <table:table-cell office:value-type="float" office:value="77418874" calcext:value-type="float">
            <text:p>77418874</text:p>
          </table:table-cell>
          <table:table-cell office:value-type="float" office:value="80302669" calcext:value-type="float">
            <text:p>80302669</text:p>
          </table:table-cell>
          <table:table-cell office:value-type="float" office:value="88468560" calcext:value-type="float">
            <text:p>88468560</text:p>
          </table:table-cell>
          <table:table-cell office:value-type="float" office:value="78583929" calcext:value-type="float">
            <text:p>78583929</text:p>
          </table:table-cell>
          <table:table-cell office:value-type="float" office:value="113701593" calcext:value-type="float">
            <text:p>113701593</text:p>
          </table:table-cell>
          <table:table-cell table:number-columns-repeated="2" office:value-type="float" office:value="52608672" calcext:value-type="float">
            <text:p>52608672</text:p>
          </table:table-cell>
          <table:table-cell office:value-type="float" office:value="4977696" calcext:value-type="float">
            <text:p>4977696</text:p>
          </table:table-cell>
          <table:table-cell office:value-type="float" office:value="4801220" calcext:value-type="float">
            <text:p>4801220</text:p>
          </table:table-cell>
        </table:table-row>
        <table:table-row table:style-name="ro1">
          <table:table-cell office:value-type="string" calcext:value-type="string">
            <text:p>Sun Apr 30 18:00:00 UTC 2017</text:p>
          </table:table-cell>
          <table:table-cell office:value-type="float" office:value="898" calcext:value-type="float">
            <text:p>898</text:p>
          </table:table-cell>
          <table:table-cell office:value-type="float" office:value="1140817920" calcext:value-type="float">
            <text:p>1140817920</text:p>
          </table:table-cell>
          <table:table-cell office:value-type="float" office:value="17564614" calcext:value-type="float">
            <text:p>17564614</text:p>
          </table:table-cell>
          <table:table-cell office:value-type="float" office:value="70" calcext:value-type="float">
            <text:p>70</text:p>
          </table:table-cell>
          <table:table-cell office:value-type="float" office:value="29372416" calcext:value-type="float">
            <text:p>29372416</text:p>
          </table:table-cell>
          <table:table-cell office:value-type="float" office:value="171681.234375" calcext:value-type="float">
            <text:p>171681.234375</text:p>
          </table:table-cell>
          <table:table-cell office:value-type="float" office:value="144" calcext:value-type="float">
            <text:p>144</text:p>
          </table:table-cell>
          <table:table-cell office:value-type="float" office:value="840237056" calcext:value-type="float">
            <text:p>840237056</text:p>
          </table:table-cell>
          <table:table-cell office:value-type="float" office:value="38263.33203125" calcext:value-type="float">
            <text:p>38263.3320312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121509376" calcext:value-type="float">
            <text:p>1121509376</text:p>
          </table:table-cell>
          <table:table-cell office:value-type="float" office:value="1133948928" calcext:value-type="float">
            <text:p>1133948928</text:p>
          </table:table-cell>
          <table:table-cell office:value-type="float" office:value="3600470.5" calcext:value-type="float">
            <text:p>3600470.5</text:p>
          </table:table-cell>
          <table:table-cell office:value-type="float" office:value="3588634.5" calcext:value-type="float">
            <text:p>3588634.5</text:p>
          </table:table-cell>
          <table:table-cell office:value-type="float" office:value="0.096000000834465" calcext:value-type="float">
            <text:p>0.096000000834465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172000005841255" calcext:value-type="float">
            <text:p>0.172000005841255</text:p>
          </table:table-cell>
          <table:table-cell office:value-type="float" office:value="0.416249990463257" calcext:value-type="float">
            <text:p>0.416249990463257</text:p>
          </table:table-cell>
          <table:table-cell office:value-type="float" office:value="0.930805325508118" calcext:value-type="float">
            <text:p>0.930805325508118</text:p>
          </table:table-cell>
          <table:table-cell office:value-type="float" office:value="500" calcext:value-type="float">
            <text:p>500</text:p>
          </table:table-cell>
          <table:table-cell office:value-type="float" office:value="22608" calcext:value-type="float">
            <text:p>22608</text:p>
          </table:table-cell>
          <table:table-cell office:value-type="float" office:value="22764" calcext:value-type="float">
            <text:p>2276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943487" calcext:value-type="float">
            <text:p>135943487</text:p>
          </table:table-cell>
          <table:table-cell office:value-type="float" office:value="128792692" calcext:value-type="float">
            <text:p>128792692</text:p>
          </table:table-cell>
          <table:table-cell office:value-type="float" office:value="52108954" calcext:value-type="float">
            <text:p>52108954</text:p>
          </table:table-cell>
          <table:table-cell office:value-type="float" office:value="58823226" calcext:value-type="float">
            <text:p>58823226</text:p>
          </table:table-cell>
          <table:table-cell office:value-type="float" office:value="45094140" calcext:value-type="float">
            <text:p>45094140</text:p>
          </table:table-cell>
          <table:table-cell office:value-type="float" office:value="49584303" calcext:value-type="float">
            <text:p>49584303</text:p>
          </table:table-cell>
          <table:table-cell office:value-type="float" office:value="97784375" calcext:value-type="float">
            <text:p>97784375</text:p>
          </table:table-cell>
          <table:table-cell table:number-columns-repeated="2" office:value-type="float" office:value="40442197" calcext:value-type="float">
            <text:p>40442197</text:p>
          </table:table-cell>
          <table:table-cell office:value-type="float" office:value="3911484" calcext:value-type="float">
            <text:p>3911484</text:p>
          </table:table-cell>
          <table:table-cell office:value-type="float" office:value="3705773" calcext:value-type="float">
            <text:p>3705773</text:p>
          </table:table-cell>
        </table:table-row>
        <table:table-row table:style-name="ro1">
          <table:table-cell office:value-type="string" calcext:value-type="string">
            <text:p>Sun Apr 30 17:59:00 UTC 2017</text:p>
          </table:table-cell>
          <table:table-cell office:value-type="float" office:value="872" calcext:value-type="float">
            <text:p>872</text:p>
          </table:table-cell>
          <table:table-cell office:value-type="float" office:value="1140621312" calcext:value-type="float">
            <text:p>1140621312</text:p>
          </table:table-cell>
          <table:table-cell office:value-type="float" office:value="15508524" calcext:value-type="float">
            <text:p>15508524</text:p>
          </table:table-cell>
          <table:table-cell office:value-type="float" office:value="71" calcext:value-type="float">
            <text:p>71</text:p>
          </table:table-cell>
          <table:table-cell office:value-type="float" office:value="32272384" calcext:value-type="float">
            <text:p>32272384</text:p>
          </table:table-cell>
          <table:table-cell office:value-type="float" office:value="171681.234375" calcext:value-type="float">
            <text:p>171681.234375</text:p>
          </table:table-cell>
          <table:table-cell office:value-type="float" office:value="142" calcext:value-type="float">
            <text:p>142</text:p>
          </table:table-cell>
          <table:table-cell office:value-type="float" office:value="839786496" calcext:value-type="float">
            <text:p>839786496</text:p>
          </table:table-cell>
          <table:table-cell office:value-type="float" office:value="38747.23828125" calcext:value-type="float">
            <text:p>38747.23828125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121497088" calcext:value-type="float">
            <text:p>1121497088</text:p>
          </table:table-cell>
          <table:table-cell office:value-type="float" office:value="1134034944" calcext:value-type="float">
            <text:p>1134034944</text:p>
          </table:table-cell>
          <table:table-cell office:value-type="float" office:value="3138101.75" calcext:value-type="float">
            <text:p>3138101.75</text:p>
          </table:table-cell>
          <table:table-cell office:value-type="float" office:value="3114647.5" calcext:value-type="float">
            <text:p>3114647.5</text:p>
          </table:table-cell>
          <table:table-cell office:value-type="float" office:value="0.098750002682209" calcext:value-type="float">
            <text:p>0.098750002682209</text:p>
          </table:table-cell>
          <table:table-cell office:value-type="float" office:value="0.119499996304512" calcext:value-type="float">
            <text:p>0.119499996304512</text:p>
          </table:table-cell>
          <table:table-cell office:value-type="float" office:value="0.172250002622604" calcext:value-type="float">
            <text:p>0.172250002622604</text:p>
          </table:table-cell>
          <table:table-cell office:value-type="float" office:value="0.426250010728836" calcext:value-type="float">
            <text:p>0.426250010728836</text:p>
          </table:table-cell>
          <table:table-cell office:value-type="float" office:value="0.930735349655151" calcext:value-type="float">
            <text:p>0.930735349655151</text:p>
          </table:table-cell>
          <table:table-cell office:value-type="float" office:value="400" calcext:value-type="float">
            <text:p>400</text:p>
          </table:table-cell>
          <table:table-cell office:value-type="float" office:value="20913" calcext:value-type="float">
            <text:p>20913</text:p>
          </table:table-cell>
          <table:table-cell office:value-type="float" office:value="21039" calcext:value-type="float">
            <text:p>2103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976053" calcext:value-type="float">
            <text:p>141976053</text:p>
          </table:table-cell>
          <table:table-cell office:value-type="float" office:value="126423035" calcext:value-type="float">
            <text:p>126423035</text:p>
          </table:table-cell>
          <table:table-cell office:value-type="float" office:value="38353743" calcext:value-type="float">
            <text:p>38353743</text:p>
          </table:table-cell>
          <table:table-cell office:value-type="float" office:value="43321585" calcext:value-type="float">
            <text:p>43321585</text:p>
          </table:table-cell>
          <table:table-cell office:value-type="float" office:value="39812784" calcext:value-type="float">
            <text:p>39812784</text:p>
          </table:table-cell>
          <table:table-cell office:value-type="float" office:value="46653280" calcext:value-type="float">
            <text:p>46653280</text:p>
          </table:table-cell>
          <table:table-cell office:value-type="float" office:value="99545414" calcext:value-type="float">
            <text:p>99545414</text:p>
          </table:table-cell>
          <table:table-cell table:number-columns-repeated="2" office:value-type="float" office:value="32086523" calcext:value-type="float">
            <text:p>32086523</text:p>
          </table:table-cell>
          <table:table-cell office:value-type="float" office:value="3162043" calcext:value-type="float">
            <text:p>3162043</text:p>
          </table:table-cell>
          <table:table-cell office:value-type="float" office:value="3194501" calcext:value-type="float">
            <text:p>3194501</text:p>
          </table:table-cell>
        </table:table-row>
        <table:table-row table:style-name="ro1">
          <table:table-cell office:value-type="string" calcext:value-type="string">
            <text:p>Sun Apr 30 17:58:00 UTC 2017</text:p>
          </table:table-cell>
          <table:table-cell office:value-type="float" office:value="865" calcext:value-type="float">
            <text:p>865</text:p>
          </table:table-cell>
          <table:table-cell office:value-type="float" office:value="1141772288" calcext:value-type="float">
            <text:p>1141772288</text:p>
          </table:table-cell>
          <table:table-cell office:value-type="float" office:value="15508524" calcext:value-type="float">
            <text:p>15508524</text:p>
          </table:table-cell>
          <table:table-cell office:value-type="float" office:value="64" calcext:value-type="float">
            <text:p>64</text:p>
          </table:table-cell>
          <table:table-cell office:value-type="float" office:value="29655040" calcext:value-type="float">
            <text:p>29655040</text:p>
          </table:table-cell>
          <table:table-cell office:value-type="float" office:value="171681.234375" calcext:value-type="float">
            <text:p>171681.234375</text:p>
          </table:table-cell>
          <table:table-cell office:value-type="float" office:value="141" calcext:value-type="float">
            <text:p>141</text:p>
          </table:table-cell>
          <table:table-cell office:value-type="float" office:value="839475200" calcext:value-type="float">
            <text:p>839475200</text:p>
          </table:table-cell>
          <table:table-cell office:value-type="float" office:value="30807.220703125" calcext:value-type="float">
            <text:p>30807.220703125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122066432" calcext:value-type="float">
            <text:p>1122066432</text:p>
          </table:table-cell>
          <table:table-cell office:value-type="float" office:value="1132990464" calcext:value-type="float">
            <text:p>1132990464</text:p>
          </table:table-cell>
          <table:table-cell office:value-type="float" office:value="3138101.75" calcext:value-type="float">
            <text:p>3138101.75</text:p>
          </table:table-cell>
          <table:table-cell office:value-type="float" office:value="3114647.5" calcext:value-type="float">
            <text:p>3114647.5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0.128000006079674" calcext:value-type="float">
            <text:p>0.128000006079674</text:p>
          </table:table-cell>
          <table:table-cell office:value-type="float" office:value="0.184249997138977" calcext:value-type="float">
            <text:p>0.184249997138977</text:p>
          </table:table-cell>
          <table:table-cell office:value-type="float" office:value="0.398999989032745" calcext:value-type="float">
            <text:p>0.398999989032745</text:p>
          </table:table-cell>
          <table:table-cell office:value-type="float" office:value="0.930380165576935" calcext:value-type="float">
            <text:p>0.930380165576935</text:p>
          </table:table-cell>
          <table:table-cell office:value-type="float" office:value="400" calcext:value-type="float">
            <text:p>400</text:p>
          </table:table-cell>
          <table:table-cell office:value-type="float" office:value="19360" calcext:value-type="float">
            <text:p>19360</text:p>
          </table:table-cell>
          <table:table-cell office:value-type="float" office:value="19482" calcext:value-type="float">
            <text:p>1948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181654" calcext:value-type="float">
            <text:p>130181654</text:p>
          </table:table-cell>
          <table:table-cell office:value-type="float" office:value="146882516" calcext:value-type="float">
            <text:p>146882516</text:p>
          </table:table-cell>
          <table:table-cell office:value-type="float" office:value="43127260" calcext:value-type="float">
            <text:p>43127260</text:p>
          </table:table-cell>
          <table:table-cell office:value-type="float" office:value="42880448" calcext:value-type="float">
            <text:p>42880448</text:p>
          </table:table-cell>
          <table:table-cell office:value-type="float" office:value="39512637" calcext:value-type="float">
            <text:p>39512637</text:p>
          </table:table-cell>
          <table:table-cell office:value-type="float" office:value="48830696" calcext:value-type="float">
            <text:p>48830696</text:p>
          </table:table-cell>
          <table:table-cell office:value-type="float" office:value="99879907" calcext:value-type="float">
            <text:p>99879907</text:p>
          </table:table-cell>
          <table:table-cell table:number-columns-repeated="2" office:value-type="float" office:value="33701220" calcext:value-type="float">
            <text:p>33701220</text:p>
          </table:table-cell>
          <table:table-cell office:value-type="float" office:value="3658108" calcext:value-type="float">
            <text:p>3658108</text:p>
          </table:table-cell>
          <table:table-cell office:value-type="float" office:value="3630792" calcext:value-type="float">
            <text:p>3630792</text:p>
          </table:table-cell>
        </table:table-row>
        <table:table-row table:style-name="ro1">
          <table:table-cell office:value-type="string" calcext:value-type="string">
            <text:p>Sun Apr 30 17:57:00 UTC 2017</text:p>
          </table:table-cell>
          <table:table-cell office:value-type="float" office:value="799" calcext:value-type="float">
            <text:p>799</text:p>
          </table:table-cell>
          <table:table-cell office:value-type="float" office:value="1140801536" calcext:value-type="float">
            <text:p>1140801536</text:p>
          </table:table-cell>
          <table:table-cell office:value-type="float" office:value="15508524" calcext:value-type="float">
            <text:p>15508524</text:p>
          </table:table-cell>
          <table:table-cell office:value-type="float" office:value="61" calcext:value-type="float">
            <text:p>61</text:p>
          </table:table-cell>
          <table:table-cell office:value-type="float" office:value="28889088" calcext:value-type="float">
            <text:p>28889088</text:p>
          </table:table-cell>
          <table:table-cell office:value-type="float" office:value="166180.9375" calcext:value-type="float">
            <text:p>166180.9375</text:p>
          </table:table-cell>
          <table:table-cell office:value-type="float" office:value="137" calcext:value-type="float">
            <text:p>137</text:p>
          </table:table-cell>
          <table:table-cell office:value-type="float" office:value="839188480" calcext:value-type="float">
            <text:p>839188480</text:p>
          </table:table-cell>
          <table:table-cell office:value-type="float" office:value="30807.220703125" calcext:value-type="float">
            <text:p>30807.220703125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121427456" calcext:value-type="float">
            <text:p>1121427456</text:p>
          </table:table-cell>
          <table:table-cell office:value-type="float" office:value="1132638208" calcext:value-type="float">
            <text:p>1132638208</text:p>
          </table:table-cell>
          <table:table-cell office:value-type="float" office:value="3138101.75" calcext:value-type="float">
            <text:p>3138101.75</text:p>
          </table:table-cell>
          <table:table-cell office:value-type="float" office:value="3114647.5" calcext:value-type="float">
            <text:p>3114647.5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16075000166893" calcext:value-type="float">
            <text:p>0.16075000166893</text:p>
          </table:table-cell>
          <table:table-cell office:value-type="float" office:value="0.381249994039535" calcext:value-type="float">
            <text:p>0.381249994039535</text:p>
          </table:table-cell>
          <table:table-cell office:value-type="float" office:value="0.930188357830048" calcext:value-type="float">
            <text:p>0.930188357830048</text:p>
          </table:table-cell>
          <table:table-cell office:value-type="float" office:value="400" calcext:value-type="float">
            <text:p>400</text:p>
          </table:table-cell>
          <table:table-cell office:value-type="float" office:value="17781" calcext:value-type="float">
            <text:p>17781</text:p>
          </table:table-cell>
          <table:table-cell office:value-type="float" office:value="17929" calcext:value-type="float">
            <text:p>1792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207014" calcext:value-type="float">
            <text:p>88207014</text:p>
          </table:table-cell>
          <table:table-cell office:value-type="float" office:value="85708657" calcext:value-type="float">
            <text:p>85708657</text:p>
          </table:table-cell>
          <table:table-cell office:value-type="float" office:value="26425491" calcext:value-type="float">
            <text:p>26425491</text:p>
          </table:table-cell>
          <table:table-cell office:value-type="float" office:value="21886067" calcext:value-type="float">
            <text:p>21886067</text:p>
          </table:table-cell>
          <table:table-cell office:value-type="float" office:value="26351652" calcext:value-type="float">
            <text:p>26351652</text:p>
          </table:table-cell>
          <table:table-cell office:value-type="float" office:value="25150323" calcext:value-type="float">
            <text:p>25150323</text:p>
          </table:table-cell>
          <table:table-cell office:value-type="float" office:value="67953571" calcext:value-type="float">
            <text:p>67953571</text:p>
          </table:table-cell>
          <table:table-cell table:number-columns-repeated="2" office:value-type="float" office:value="14278814" calcext:value-type="float">
            <text:p>14278814</text:p>
          </table:table-cell>
          <table:table-cell office:value-type="float" office:value="2705732" calcext:value-type="float">
            <text:p>2705732</text:p>
          </table:table-cell>
          <table:table-cell office:value-type="float" office:value="3086243" calcext:value-type="float">
            <text:p>3086243</text:p>
          </table:table-cell>
        </table:table-row>
        <table:table-row table:style-name="ro1">
          <table:table-cell office:value-type="string" calcext:value-type="string">
            <text:p>Sun Apr 30 17:56:00 UTC 2017</text:p>
          </table:table-cell>
          <table:table-cell office:value-type="float" office:value="777" calcext:value-type="float">
            <text:p>777</text:p>
          </table:table-cell>
          <table:table-cell office:value-type="float" office:value="1140772864" calcext:value-type="float">
            <text:p>1140772864</text:p>
          </table:table-cell>
          <table:table-cell office:value-type="float" office:value="13196406" calcext:value-type="float">
            <text:p>13196406</text:p>
          </table:table-cell>
          <table:table-cell office:value-type="float" office:value="60" calcext:value-type="float">
            <text:p>60</text:p>
          </table:table-cell>
          <table:table-cell office:value-type="float" office:value="28721152" calcext:value-type="float">
            <text:p>28721152</text:p>
          </table:table-cell>
          <table:table-cell office:value-type="float" office:value="161496.453125" calcext:value-type="float">
            <text:p>161496.453125</text:p>
          </table:table-cell>
          <table:table-cell office:value-type="float" office:value="138" calcext:value-type="float">
            <text:p>138</text:p>
          </table:table-cell>
          <table:table-cell office:value-type="float" office:value="838905856" calcext:value-type="float">
            <text:p>838905856</text:p>
          </table:table-cell>
          <table:table-cell office:value-type="float" office:value="30807.220703125" calcext:value-type="float">
            <text:p>30807.220703125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121509376" calcext:value-type="float">
            <text:p>1121509376</text:p>
          </table:table-cell>
          <table:table-cell office:value-type="float" office:value="1132130304" calcext:value-type="float">
            <text:p>1132130304</text:p>
          </table:table-cell>
          <table:table-cell office:value-type="float" office:value="2990784.25" calcext:value-type="float">
            <text:p>2990784.25</text:p>
          </table:table-cell>
          <table:table-cell office:value-type="float" office:value="2920136.5" calcext:value-type="float">
            <text:p>2920136.5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115249998867512" calcext:value-type="float">
            <text:p>0.115249998867512</text:p>
          </table:table-cell>
          <table:table-cell office:value-type="float" office:value="0.161500006914139" calcext:value-type="float">
            <text:p>0.161500006914139</text:p>
          </table:table-cell>
          <table:table-cell office:value-type="float" office:value="0.366499990224838" calcext:value-type="float">
            <text:p>0.366499990224838</text:p>
          </table:table-cell>
          <table:table-cell office:value-type="float" office:value="0.931301474571228" calcext:value-type="float">
            <text:p>0.931301474571228</text:p>
          </table:table-cell>
          <table:table-cell office:value-type="float" office:value="350" calcext:value-type="float">
            <text:p>350</text:p>
          </table:table-cell>
          <table:table-cell office:value-type="float" office:value="16345" calcext:value-type="float">
            <text:p>16345</text:p>
          </table:table-cell>
          <table:table-cell office:value-type="float" office:value="16465" calcext:value-type="float">
            <text:p>1646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80272" calcext:value-type="float">
            <text:p>87480272</text:p>
          </table:table-cell>
          <table:table-cell office:value-type="float" office:value="85152185" calcext:value-type="float">
            <text:p>85152185</text:p>
          </table:table-cell>
          <table:table-cell office:value-type="float" office:value="18675594" calcext:value-type="float">
            <text:p>18675594</text:p>
          </table:table-cell>
          <table:table-cell office:value-type="float" office:value="20681210" calcext:value-type="float">
            <text:p>20681210</text:p>
          </table:table-cell>
          <table:table-cell office:value-type="float" office:value="19315167" calcext:value-type="float">
            <text:p>19315167</text:p>
          </table:table-cell>
          <table:table-cell office:value-type="float" office:value="18700243" calcext:value-type="float">
            <text:p>18700243</text:p>
          </table:table-cell>
          <table:table-cell office:value-type="float" office:value="72770765" calcext:value-type="float">
            <text:p>72770765</text:p>
          </table:table-cell>
          <table:table-cell table:number-columns-repeated="2" office:value-type="float" office:value="14380883" calcext:value-type="float">
            <text:p>14380883</text:p>
          </table:table-cell>
          <table:table-cell office:value-type="float" office:value="2528036" calcext:value-type="float">
            <text:p>2528036</text:p>
          </table:table-cell>
          <table:table-cell office:value-type="float" office:value="2446810" calcext:value-type="float">
            <text:p>2446810</text:p>
          </table:table-cell>
        </table:table-row>
        <table:table-row table:style-name="ro1">
          <table:table-cell office:value-type="string" calcext:value-type="string">
            <text:p>Sun Apr 30 17:55:00 UTC 2017</text:p>
          </table:table-cell>
          <table:table-cell office:value-type="float" office:value="743" calcext:value-type="float">
            <text:p>743</text:p>
          </table:table-cell>
          <table:table-cell office:value-type="float" office:value="1141968896" calcext:value-type="float">
            <text:p>1141968896</text:p>
          </table:table-cell>
          <table:table-cell office:value-type="float" office:value="13196406" calcext:value-type="float">
            <text:p>13196406</text:p>
          </table:table-cell>
          <table:table-cell office:value-type="float" office:value="55" calcext:value-type="float">
            <text:p>55</text:p>
          </table:table-cell>
          <table:table-cell office:value-type="float" office:value="29048832" calcext:value-type="float">
            <text:p>29048832</text:p>
          </table:table-cell>
          <table:table-cell office:value-type="float" office:value="148762.6875" calcext:value-type="float">
            <text:p>148762.6875</text:p>
          </table:table-cell>
          <table:table-cell office:value-type="float" office:value="131" calcext:value-type="float">
            <text:p>131</text:p>
          </table:table-cell>
          <table:table-cell office:value-type="float" office:value="838504448" calcext:value-type="float">
            <text:p>838504448</text:p>
          </table:table-cell>
          <table:table-cell office:value-type="float" office:value="30807.220703125" calcext:value-type="float">
            <text:p>30807.22070312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121505280" calcext:value-type="float">
            <text:p>1121505280</text:p>
          </table:table-cell>
          <table:table-cell office:value-type="float" office:value="1133252608" calcext:value-type="float">
            <text:p>1133252608</text:p>
          </table:table-cell>
          <table:table-cell office:value-type="float" office:value="2744911.75" calcext:value-type="float">
            <text:p>2744911.75</text:p>
          </table:table-cell>
          <table:table-cell office:value-type="float" office:value="2920136.5" calcext:value-type="float">
            <text:p>2920136.5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358000010251999" calcext:value-type="float">
            <text:p>0.358000010251999</text:p>
          </table:table-cell>
          <table:table-cell office:value-type="float" office:value="0.930931091308594" calcext:value-type="float">
            <text:p>0.930931091308594</text:p>
          </table:table-cell>
          <table:table-cell office:value-type="float" office:value="350" calcext:value-type="float">
            <text:p>350</text:p>
          </table:table-cell>
          <table:table-cell office:value-type="float" office:value="14968" calcext:value-type="float">
            <text:p>14968</text:p>
          </table:table-cell>
          <table:table-cell office:value-type="float" office:value="15078" calcext:value-type="float">
            <text:p>1507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96513" calcext:value-type="float">
            <text:p>77096513</text:p>
          </table:table-cell>
          <table:table-cell office:value-type="float" office:value="71732499" calcext:value-type="float">
            <text:p>71732499</text:p>
          </table:table-cell>
          <table:table-cell office:value-type="float" office:value="11744374" calcext:value-type="float">
            <text:p>11744374</text:p>
          </table:table-cell>
          <table:table-cell office:value-type="float" office:value="16913173" calcext:value-type="float">
            <text:p>16913173</text:p>
          </table:table-cell>
          <table:table-cell office:value-type="float" office:value="17300631" calcext:value-type="float">
            <text:p>17300631</text:p>
          </table:table-cell>
          <table:table-cell office:value-type="float" office:value="14752296" calcext:value-type="float">
            <text:p>14752296</text:p>
          </table:table-cell>
          <table:table-cell office:value-type="float" office:value="60348849" calcext:value-type="float">
            <text:p>60348849</text:p>
          </table:table-cell>
          <table:table-cell table:number-columns-repeated="2" office:value-type="float" office:value="12044923" calcext:value-type="float">
            <text:p>12044923</text:p>
          </table:table-cell>
          <table:table-cell office:value-type="float" office:value="2501320" calcext:value-type="float">
            <text:p>2501320</text:p>
          </table:table-cell>
          <table:table-cell office:value-type="float" office:value="2363346" calcext:value-type="float">
            <text:p>2363346</text:p>
          </table:table-cell>
        </table:table-row>
        <table:table-row table:style-name="ro1">
          <table:table-cell office:value-type="string" calcext:value-type="string">
            <text:p>Sun Apr 30 17:54:00 UTC 2017</text:p>
          </table:table-cell>
          <table:table-cell office:value-type="float" office:value="682" calcext:value-type="float">
            <text:p>682</text:p>
          </table:table-cell>
          <table:table-cell office:value-type="float" office:value="1140740096" calcext:value-type="float">
            <text:p>1140740096</text:p>
          </table:table-cell>
          <table:table-cell office:value-type="float" office:value="13196406" calcext:value-type="float">
            <text:p>13196406</text:p>
          </table:table-cell>
          <table:table-cell office:value-type="float" office:value="51" calcext:value-type="float">
            <text:p>51</text:p>
          </table:table-cell>
          <table:table-cell office:value-type="float" office:value="28319744" calcext:value-type="float">
            <text:p>28319744</text:p>
          </table:table-cell>
          <table:table-cell office:value-type="float" office:value="140563.125" calcext:value-type="float">
            <text:p>140563.125</text:p>
          </table:table-cell>
          <table:table-cell office:value-type="float" office:value="127" calcext:value-type="float">
            <text:p>127</text:p>
          </table:table-cell>
          <table:table-cell office:value-type="float" office:value="838201344" calcext:value-type="float">
            <text:p>838201344</text:p>
          </table:table-cell>
          <table:table-cell office:value-type="float" office:value="30807.220703125" calcext:value-type="float">
            <text:p>30807.220703125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21177600" calcext:value-type="float">
            <text:p>1121177600</text:p>
          </table:table-cell>
          <table:table-cell office:value-type="float" office:value="1133252608" calcext:value-type="float">
            <text:p>1133252608</text:p>
          </table:table-cell>
          <table:table-cell office:value-type="float" office:value="2603206" calcext:value-type="float">
            <text:p>2603206</text:p>
          </table:table-cell>
          <table:table-cell office:value-type="float" office:value="2725646.5" calcext:value-type="float">
            <text:p>2725646.5</text:p>
          </table:table-cell>
          <table:table-cell office:value-type="float" office:value="0.0907500013709069" calcext:value-type="float">
            <text:p>0.090750001370907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52750000357628" calcext:value-type="float">
            <text:p>0.152750000357628</text:p>
          </table:table-cell>
          <table:table-cell office:value-type="float" office:value="0.333999991416931" calcext:value-type="float">
            <text:p>0.333999991416931</text:p>
          </table:table-cell>
          <table:table-cell office:value-type="float" office:value="0.930733919143677" calcext:value-type="float">
            <text:p>0.930733919143677</text:p>
          </table:table-cell>
          <table:table-cell office:value-type="float" office:value="350" calcext:value-type="float">
            <text:p>350</text:p>
          </table:table-cell>
          <table:table-cell office:value-type="float" office:value="13566" calcext:value-type="float">
            <text:p>13566</text:p>
          </table:table-cell>
          <table:table-cell office:value-type="float" office:value="13693" calcext:value-type="float">
            <text:p>1369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581496" calcext:value-type="float">
            <text:p>73581496</text:p>
          </table:table-cell>
          <table:table-cell office:value-type="float" office:value="67668458" calcext:value-type="float">
            <text:p>67668458</text:p>
          </table:table-cell>
          <table:table-cell office:value-type="float" office:value="14236960" calcext:value-type="float">
            <text:p>14236960</text:p>
          </table:table-cell>
          <table:table-cell office:value-type="float" office:value="7746638" calcext:value-type="float">
            <text:p>7746638</text:p>
          </table:table-cell>
          <table:table-cell office:value-type="float" office:value="11397094" calcext:value-type="float">
            <text:p>11397094</text:p>
          </table:table-cell>
          <table:table-cell office:value-type="float" office:value="9140240" calcext:value-type="float">
            <text:p>9140240</text:p>
          </table:table-cell>
          <table:table-cell office:value-type="float" office:value="54172820" calcext:value-type="float">
            <text:p>54172820</text:p>
          </table:table-cell>
          <table:table-cell table:number-columns-repeated="2" office:value-type="float" office:value="10657624" calcext:value-type="float">
            <text:p>10657624</text:p>
          </table:table-cell>
          <table:table-cell office:value-type="float" office:value="2059922" calcext:value-type="float">
            <text:p>2059922</text:p>
          </table:table-cell>
          <table:table-cell office:value-type="float" office:value="2436795" calcext:value-type="float">
            <text:p>2436795</text:p>
          </table:table-cell>
        </table:table-row>
        <table:table-row table:style-name="ro1">
          <table:table-cell office:value-type="string" calcext:value-type="string">
            <text:p>Sun Apr 30 17:53:00 UTC 2017</text:p>
          </table:table-cell>
          <table:table-cell office:value-type="float" office:value="653" calcext:value-type="float">
            <text:p>653</text:p>
          </table:table-cell>
          <table:table-cell office:value-type="float" office:value="1140862976" calcext:value-type="float">
            <text:p>1140862976</text:p>
          </table:table-cell>
          <table:table-cell office:value-type="float" office:value="13208211" calcext:value-type="float">
            <text:p>13208211</text:p>
          </table:table-cell>
          <table:table-cell office:value-type="float" office:value="51" calcext:value-type="float">
            <text:p>51</text:p>
          </table:table-cell>
          <table:table-cell office:value-type="float" office:value="28262400" calcext:value-type="float">
            <text:p>28262400</text:p>
          </table:table-cell>
          <table:table-cell office:value-type="float" office:value="116983.0234375" calcext:value-type="float">
            <text:p>116983.0234375</text:p>
          </table:table-cell>
          <table:table-cell office:value-type="float" office:value="122" calcext:value-type="float">
            <text:p>122</text:p>
          </table:table-cell>
          <table:table-cell office:value-type="float" office:value="837922816" calcext:value-type="float">
            <text:p>837922816</text:p>
          </table:table-cell>
          <table:table-cell office:value-type="float" office:value="30920.736328125" calcext:value-type="float">
            <text:p>30920.73632812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121173504" calcext:value-type="float">
            <text:p>1121173504</text:p>
          </table:table-cell>
          <table:table-cell office:value-type="float" office:value="1132552192" calcext:value-type="float">
            <text:p>1132552192</text:p>
          </table:table-cell>
          <table:table-cell office:value-type="float" office:value="1894703.5" calcext:value-type="float">
            <text:p>1894703.5</text:p>
          </table:table-cell>
          <table:table-cell office:value-type="float" office:value="2204977.25" calcext:value-type="float">
            <text:p>2204977.25</text:p>
          </table:table-cell>
          <table:table-cell office:value-type="float" office:value="0.0972499996423721" calcext:value-type="float">
            <text:p>0.097249999642372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4724999666214" calcext:value-type="float">
            <text:p>0.14724999666214</text:p>
          </table:table-cell>
          <table:table-cell office:value-type="float" office:value="0.336250007152557" calcext:value-type="float">
            <text:p>0.336250007152557</text:p>
          </table:table-cell>
          <table:table-cell office:value-type="float" office:value="0.930489242076874" calcext:value-type="float">
            <text:p>0.930489242076874</text:p>
          </table:table-cell>
          <table:table-cell office:value-type="float" office:value="300" calcext:value-type="float">
            <text:p>300</text:p>
          </table:table-cell>
          <table:table-cell office:value-type="float" office:value="12312" calcext:value-type="float">
            <text:p>12312</text:p>
          </table:table-cell>
          <table:table-cell office:value-type="float" office:value="12393" calcext:value-type="float">
            <text:p>1239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175541" calcext:value-type="float">
            <text:p>54175541</text:p>
          </table:table-cell>
          <table:table-cell office:value-type="float" office:value="47326093" calcext:value-type="float">
            <text:p>47326093</text:p>
          </table:table-cell>
          <table:table-cell office:value-type="float" office:value="5705829" calcext:value-type="float">
            <text:p>5705829</text:p>
          </table:table-cell>
          <table:table-cell office:value-type="float" office:value="6969193" calcext:value-type="float">
            <text:p>6969193</text:p>
          </table:table-cell>
          <table:table-cell office:value-type="float" office:value="5890750" calcext:value-type="float">
            <text:p>5890750</text:p>
          </table:table-cell>
          <table:table-cell office:value-type="float" office:value="6933714" calcext:value-type="float">
            <text:p>6933714</text:p>
          </table:table-cell>
          <table:table-cell office:value-type="float" office:value="39303991" calcext:value-type="float">
            <text:p>39303991</text:p>
          </table:table-cell>
          <table:table-cell table:number-columns-repeated="2" office:value-type="float" office:value="8871984" calcext:value-type="float">
            <text:p>8871984</text:p>
          </table:table-cell>
          <table:table-cell office:value-type="float" office:value="2307824" calcext:value-type="float">
            <text:p>2307824</text:p>
          </table:table-cell>
          <table:table-cell office:value-type="float" office:value="2043027" calcext:value-type="float">
            <text:p>2043027</text:p>
          </table:table-cell>
        </table:table-row>
        <table:table-row table:style-name="ro1">
          <table:table-cell office:value-type="string" calcext:value-type="string">
            <text:p>Sun Apr 30 17:52:00 UTC 2017</text:p>
          </table:table-cell>
          <table:table-cell office:value-type="float" office:value="643" calcext:value-type="float">
            <text:p>643</text:p>
          </table:table-cell>
          <table:table-cell office:value-type="float" office:value="1140822016" calcext:value-type="float">
            <text:p>1140822016</text:p>
          </table:table-cell>
          <table:table-cell office:value-type="float" office:value="10290672" calcext:value-type="float">
            <text:p>10290672</text:p>
          </table:table-cell>
          <table:table-cell office:value-type="float" office:value="45" calcext:value-type="float">
            <text:p>45</text:p>
          </table:table-cell>
          <table:table-cell office:value-type="float" office:value="29261824" calcext:value-type="float">
            <text:p>29261824</text:p>
          </table:table-cell>
          <table:table-cell office:value-type="float" office:value="116983.0234375" calcext:value-type="float">
            <text:p>116983.0234375</text:p>
          </table:table-cell>
          <table:table-cell office:value-type="float" office:value="115" calcext:value-type="float">
            <text:p>115</text:p>
          </table:table-cell>
          <table:table-cell office:value-type="float" office:value="837812224" calcext:value-type="float">
            <text:p>837812224</text:p>
          </table:table-cell>
          <table:table-cell office:value-type="float" office:value="26084.74609375" calcext:value-type="float">
            <text:p>26084.7460937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122222080" calcext:value-type="float">
            <text:p>1122222080</text:p>
          </table:table-cell>
          <table:table-cell office:value-type="float" office:value="1132511232" calcext:value-type="float">
            <text:p>1132511232</text:p>
          </table:table-cell>
          <table:table-cell office:value-type="float" office:value="1894703.5" calcext:value-type="float">
            <text:p>1894703.5</text:p>
          </table:table-cell>
          <table:table-cell office:value-type="float" office:value="2204977.25" calcext:value-type="float">
            <text:p>2204977.25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303000003099442" calcext:value-type="float">
            <text:p>0.303000003099442</text:p>
          </table:table-cell>
          <table:table-cell office:value-type="float" office:value="0.931847989559174" calcext:value-type="float">
            <text:p>0.931847989559174</text:p>
          </table:table-cell>
          <table:table-cell office:value-type="float" office:value="300" calcext:value-type="float">
            <text:p>300</text:p>
          </table:table-cell>
          <table:table-cell office:value-type="float" office:value="11117" calcext:value-type="float">
            <text:p>11117</text:p>
          </table:table-cell>
          <table:table-cell office:value-type="float" office:value="11203" calcext:value-type="float">
            <text:p>112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82468" calcext:value-type="float">
            <text:p>63882468</text:p>
          </table:table-cell>
          <table:table-cell office:value-type="float" office:value="50261461" calcext:value-type="float">
            <text:p>50261461</text:p>
          </table:table-cell>
          <table:table-cell office:value-type="float" office:value="9159310" calcext:value-type="float">
            <text:p>9159310</text:p>
          </table:table-cell>
          <table:table-cell office:value-type="float" office:value="5755696" calcext:value-type="float">
            <text:p>5755696</text:p>
          </table:table-cell>
          <table:table-cell office:value-type="float" office:value="7810377" calcext:value-type="float">
            <text:p>7810377</text:p>
          </table:table-cell>
          <table:table-cell office:value-type="float" office:value="7289504" calcext:value-type="float">
            <text:p>7289504</text:p>
          </table:table-cell>
          <table:table-cell office:value-type="float" office:value="41881570" calcext:value-type="float">
            <text:p>41881570</text:p>
          </table:table-cell>
          <table:table-cell table:number-columns-repeated="2" office:value-type="float" office:value="9116363" calcext:value-type="float">
            <text:p>9116363</text:p>
          </table:table-cell>
          <table:table-cell office:value-type="float" office:value="2258907" calcext:value-type="float">
            <text:p>2258907</text:p>
          </table:table-cell>
          <table:table-cell office:value-type="float" office:value="2130866" calcext:value-type="float">
            <text:p>2130866</text:p>
          </table:table-cell>
        </table:table-row>
        <table:table-row table:style-name="ro1">
          <table:table-cell office:value-type="string" calcext:value-type="string">
            <text:p>Sun Apr 30 17:51:00 UTC 2017</text:p>
          </table:table-cell>
          <table:table-cell office:value-type="float" office:value="585" calcext:value-type="float">
            <text:p>585</text:p>
          </table:table-cell>
          <table:table-cell office:value-type="float" office:value="1142054912" calcext:value-type="float">
            <text:p>1142054912</text:p>
          </table:table-cell>
          <table:table-cell office:value-type="float" office:value="10290672" calcext:value-type="float">
            <text:p>10290672</text:p>
          </table:table-cell>
          <table:table-cell office:value-type="float" office:value="43" calcext:value-type="float">
            <text:p>43</text:p>
          </table:table-cell>
          <table:table-cell office:value-type="float" office:value="27414528" calcext:value-type="float">
            <text:p>27414528</text:p>
          </table:table-cell>
          <table:table-cell office:value-type="float" office:value="116983.0234375" calcext:value-type="float">
            <text:p>116983.0234375</text:p>
          </table:table-cell>
          <table:table-cell office:value-type="float" office:value="110" calcext:value-type="float">
            <text:p>110</text:p>
          </table:table-cell>
          <table:table-cell office:value-type="float" office:value="837468160" calcext:value-type="float">
            <text:p>837468160</text:p>
          </table:table-cell>
          <table:table-cell office:value-type="float" office:value="26084.74609375" calcext:value-type="float">
            <text:p>26084.74609375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121366016" calcext:value-type="float">
            <text:p>1121366016</text:p>
          </table:table-cell>
          <table:table-cell office:value-type="float" office:value="1133621248" calcext:value-type="float">
            <text:p>1133621248</text:p>
          </table:table-cell>
          <table:table-cell office:value-type="float" office:value="1894703.5" calcext:value-type="float">
            <text:p>1894703.5</text:p>
          </table:table-cell>
          <table:table-cell office:value-type="float" office:value="2204977.25" calcext:value-type="float">
            <text:p>2204977.25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126499995589256" calcext:value-type="float">
            <text:p>0.126499995589256</text:p>
          </table:table-cell>
          <table:table-cell office:value-type="float" office:value="0.297749996185303" calcext:value-type="float">
            <text:p>0.297749996185303</text:p>
          </table:table-cell>
          <table:table-cell office:value-type="float" office:value="0.931424260139465" calcext:value-type="float">
            <text:p>0.931424260139465</text:p>
          </table:table-cell>
          <table:table-cell office:value-type="float" office:value="300" calcext:value-type="float">
            <text:p>300</text:p>
          </table:table-cell>
          <table:table-cell office:value-type="float" office:value="9892" calcext:value-type="float">
            <text:p>9892</text:p>
          </table:table-cell>
          <table:table-cell office:value-type="float" office:value="10010" calcext:value-type="float">
            <text:p>100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90186" calcext:value-type="float">
            <text:p>48590186</text:p>
          </table:table-cell>
          <table:table-cell office:value-type="float" office:value="46540235" calcext:value-type="float">
            <text:p>46540235</text:p>
          </table:table-cell>
          <table:table-cell office:value-type="float" office:value="4841824" calcext:value-type="float">
            <text:p>4841824</text:p>
          </table:table-cell>
          <table:table-cell office:value-type="float" office:value="5340786" calcext:value-type="float">
            <text:p>5340786</text:p>
          </table:table-cell>
          <table:table-cell office:value-type="float" office:value="8139473" calcext:value-type="float">
            <text:p>8139473</text:p>
          </table:table-cell>
          <table:table-cell office:value-type="float" office:value="7525250" calcext:value-type="float">
            <text:p>7525250</text:p>
          </table:table-cell>
          <table:table-cell office:value-type="float" office:value="36053491" calcext:value-type="float">
            <text:p>36053491</text:p>
          </table:table-cell>
          <table:table-cell table:number-columns-repeated="2" office:value-type="float" office:value="8202766" calcext:value-type="float">
            <text:p>8202766</text:p>
          </table:table-cell>
          <table:table-cell office:value-type="float" office:value="2012866" calcext:value-type="float">
            <text:p>2012866</text:p>
          </table:table-cell>
          <table:table-cell office:value-type="float" office:value="2010821" calcext:value-type="float">
            <text:p>2010821</text:p>
          </table:table-cell>
        </table:table-row>
        <table:table-row table:style-name="ro1">
          <table:table-cell office:value-type="string" calcext:value-type="string">
            <text:p>Sun Apr 30 17:50:00 UTC 2017</text:p>
          </table:table-cell>
          <table:table-cell office:value-type="float" office:value="556" calcext:value-type="float">
            <text:p>556</text:p>
          </table:table-cell>
          <table:table-cell office:value-type="float" office:value="1141182464" calcext:value-type="float">
            <text:p>1141182464</text:p>
          </table:table-cell>
          <table:table-cell office:value-type="float" office:value="10290672" calcext:value-type="float">
            <text:p>10290672</text:p>
          </table:table-cell>
          <table:table-cell office:value-type="float" office:value="40" calcext:value-type="float">
            <text:p>40</text:p>
          </table:table-cell>
          <table:table-cell office:value-type="float" office:value="27332608" calcext:value-type="float">
            <text:p>27332608</text:p>
          </table:table-cell>
          <table:table-cell office:value-type="float" office:value="98790.6171875" calcext:value-type="float">
            <text:p>98790.6171875</text:p>
          </table:table-cell>
          <table:table-cell office:value-type="float" office:value="108" calcext:value-type="float">
            <text:p>108</text:p>
          </table:table-cell>
          <table:table-cell office:value-type="float" office:value="837181440" calcext:value-type="float">
            <text:p>837181440</text:p>
          </table:table-cell>
          <table:table-cell office:value-type="float" office:value="24478.931640625" calcext:value-type="float">
            <text:p>24478.931640625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122402304" calcext:value-type="float">
            <text:p>1122402304</text:p>
          </table:table-cell>
          <table:table-cell office:value-type="float" office:value="1132670976" calcext:value-type="float">
            <text:p>1132670976</text:p>
          </table:table-cell>
          <table:table-cell office:value-type="float" office:value="1894703.5" calcext:value-type="float">
            <text:p>1894703.5</text:p>
          </table:table-cell>
          <table:table-cell office:value-type="float" office:value="2204977.25" calcext:value-type="float">
            <text:p>2204977.25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130250006914139" calcext:value-type="float">
            <text:p>0.130250006914139</text:p>
          </table:table-cell>
          <table:table-cell office:value-type="float" office:value="0.289249986410141" calcext:value-type="float">
            <text:p>0.289249986410141</text:p>
          </table:table-cell>
          <table:table-cell office:value-type="float" office:value="0.931224644184112" calcext:value-type="float">
            <text:p>0.931224644184112</text:p>
          </table:table-cell>
          <table:table-cell office:value-type="float" office:value="250" calcext:value-type="float">
            <text:p>250</text:p>
          </table:table-cell>
          <table:table-cell office:value-type="float" office:value="8827" calcext:value-type="float">
            <text:p>8827</text:p>
          </table:table-cell>
          <table:table-cell office:value-type="float" office:value="8926" calcext:value-type="float">
            <text:p>89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867066" calcext:value-type="float">
            <text:p>47867066</text:p>
          </table:table-cell>
          <table:table-cell office:value-type="float" office:value="44456155" calcext:value-type="float">
            <text:p>44456155</text:p>
          </table:table-cell>
          <table:table-cell office:value-type="float" office:value="4701323" calcext:value-type="float">
            <text:p>4701323</text:p>
          </table:table-cell>
          <table:table-cell office:value-type="float" office:value="4252244" calcext:value-type="float">
            <text:p>4252244</text:p>
          </table:table-cell>
          <table:table-cell office:value-type="float" office:value="4878667" calcext:value-type="float">
            <text:p>4878667</text:p>
          </table:table-cell>
          <table:table-cell office:value-type="float" office:value="5424172" calcext:value-type="float">
            <text:p>5424172</text:p>
          </table:table-cell>
          <table:table-cell office:value-type="float" office:value="34710946" calcext:value-type="float">
            <text:p>34710946</text:p>
          </table:table-cell>
          <table:table-cell table:number-columns-repeated="2" office:value-type="float" office:value="7529218" calcext:value-type="float">
            <text:p>7529218</text:p>
          </table:table-cell>
          <table:table-cell office:value-type="float" office:value="1877943" calcext:value-type="float">
            <text:p>1877943</text:p>
          </table:table-cell>
          <table:table-cell office:value-type="float" office:value="1686078" calcext:value-type="float">
            <text:p>1686078</text:p>
          </table:table-cell>
        </table:table-row>
        <table:table-row table:style-name="ro1">
          <table:table-cell office:value-type="string" calcext:value-type="string">
            <text:p>Sun Apr 30 17:49:00 UTC 2017</text:p>
          </table:table-cell>
          <table:table-cell office:value-type="float" office:value="515" calcext:value-type="float">
            <text:p>515</text:p>
          </table:table-cell>
          <table:table-cell office:value-type="float" office:value="1141620736" calcext:value-type="float">
            <text:p>1141620736</text:p>
          </table:table-cell>
          <table:table-cell office:value-type="float" office:value="8782454" calcext:value-type="float">
            <text:p>8782454</text:p>
          </table:table-cell>
          <table:table-cell office:value-type="float" office:value="36" calcext:value-type="float">
            <text:p>36</text:p>
          </table:table-cell>
          <table:table-cell office:value-type="float" office:value="28483584" calcext:value-type="float">
            <text:p>28483584</text:p>
          </table:table-cell>
          <table:table-cell office:value-type="float" office:value="98790.6171875" calcext:value-type="float">
            <text:p>98790.6171875</text:p>
          </table:table-cell>
          <table:table-cell office:value-type="float" office:value="97" calcext:value-type="float">
            <text:p>97</text:p>
          </table:table-cell>
          <table:table-cell office:value-type="float" office:value="836853760" calcext:value-type="float">
            <text:p>836853760</text:p>
          </table:table-cell>
          <table:table-cell office:value-type="float" office:value="24478.931640625" calcext:value-type="float">
            <text:p>24478.93164062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122398208" calcext:value-type="float">
            <text:p>1122398208</text:p>
          </table:table-cell>
          <table:table-cell office:value-type="float" office:value="1132761088" calcext:value-type="float">
            <text:p>1132761088</text:p>
          </table:table-cell>
          <table:table-cell office:value-type="float" office:value="1754686.875" calcext:value-type="float">
            <text:p>1754686.875</text:p>
          </table:table-cell>
          <table:table-cell office:value-type="float" office:value="1741675.125" calcext:value-type="float">
            <text:p>1741675.12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256999999284744" calcext:value-type="float">
            <text:p>0.256999999284744</text:p>
          </table:table-cell>
          <table:table-cell office:value-type="float" office:value="0.931038737297058" calcext:value-type="float">
            <text:p>0.931038737297058</text:p>
          </table:table-cell>
          <table:table-cell office:value-type="float" office:value="250" calcext:value-type="float">
            <text:p>250</text:p>
          </table:table-cell>
          <table:table-cell office:value-type="float" office:value="7845" calcext:value-type="float">
            <text:p>7845</text:p>
          </table:table-cell>
          <table:table-cell office:value-type="float" office:value="7918" calcext:value-type="float">
            <text:p>79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05795" calcext:value-type="float">
            <text:p>42905795</text:p>
          </table:table-cell>
          <table:table-cell office:value-type="float" office:value="37277519" calcext:value-type="float">
            <text:p>37277519</text:p>
          </table:table-cell>
          <table:table-cell office:value-type="float" office:value="4073105" calcext:value-type="float">
            <text:p>4073105</text:p>
          </table:table-cell>
          <table:table-cell office:value-type="float" office:value="5828833" calcext:value-type="float">
            <text:p>5828833</text:p>
          </table:table-cell>
          <table:table-cell office:value-type="float" office:value="5699075" calcext:value-type="float">
            <text:p>5699075</text:p>
          </table:table-cell>
          <table:table-cell office:value-type="float" office:value="4744722" calcext:value-type="float">
            <text:p>4744722</text:p>
          </table:table-cell>
          <table:table-cell office:value-type="float" office:value="30653840" calcext:value-type="float">
            <text:p>30653840</text:p>
          </table:table-cell>
          <table:table-cell table:number-columns-repeated="2" office:value-type="float" office:value="6895851" calcext:value-type="float">
            <text:p>6895851</text:p>
          </table:table-cell>
          <table:table-cell office:value-type="float" office:value="1807923" calcext:value-type="float">
            <text:p>1807923</text:p>
          </table:table-cell>
          <table:table-cell office:value-type="float" office:value="1773820" calcext:value-type="float">
            <text:p>1773820</text:p>
          </table:table-cell>
        </table:table-row>
        <table:table-row table:style-name="ro1">
          <table:table-cell office:value-type="string" calcext:value-type="string">
            <text:p>Sun Apr 30 17:48:00 UTC 2017</text:p>
          </table:table-cell>
          <table:table-cell office:value-type="float" office:value="474" calcext:value-type="float">
            <text:p>474</text:p>
          </table:table-cell>
          <table:table-cell office:value-type="float" office:value="1142546432" calcext:value-type="float">
            <text:p>1142546432</text:p>
          </table:table-cell>
          <table:table-cell office:value-type="float" office:value="8782454" calcext:value-type="float">
            <text:p>8782454</text:p>
          </table:table-cell>
          <table:table-cell office:value-type="float" office:value="36" calcext:value-type="float">
            <text:p>36</text:p>
          </table:table-cell>
          <table:table-cell office:value-type="float" office:value="27344896" calcext:value-type="float">
            <text:p>27344896</text:p>
          </table:table-cell>
          <table:table-cell office:value-type="float" office:value="98790.6171875" calcext:value-type="float">
            <text:p>98790.6171875</text:p>
          </table:table-cell>
          <table:table-cell office:value-type="float" office:value="95" calcext:value-type="float">
            <text:p>95</text:p>
          </table:table-cell>
          <table:table-cell office:value-type="float" office:value="836681728" calcext:value-type="float">
            <text:p>836681728</text:p>
          </table:table-cell>
          <table:table-cell office:value-type="float" office:value="21595.27734375" calcext:value-type="float">
            <text:p>21595.2773437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122623488" calcext:value-type="float">
            <text:p>1122623488</text:p>
          </table:table-cell>
          <table:table-cell office:value-type="float" office:value="1132761088" calcext:value-type="float">
            <text:p>1132761088</text:p>
          </table:table-cell>
          <table:table-cell office:value-type="float" office:value="1754686.875" calcext:value-type="float">
            <text:p>1754686.875</text:p>
          </table:table-cell>
          <table:table-cell office:value-type="float" office:value="1741675.125" calcext:value-type="float">
            <text:p>1741675.1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250999987125397" calcext:value-type="float">
            <text:p>0.250999987125397</text:p>
          </table:table-cell>
          <table:table-cell office:value-type="float" office:value="0.93098783493042" calcext:value-type="float">
            <text:p>0.93098783493042</text:p>
          </table:table-cell>
          <table:table-cell office:value-type="float" office:value="250" calcext:value-type="float">
            <text:p>250</text:p>
          </table:table-cell>
          <table:table-cell office:value-type="float" office:value="6851" calcext:value-type="float">
            <text:p>6851</text:p>
          </table:table-cell>
          <table:table-cell office:value-type="float" office:value="6920" calcext:value-type="float">
            <text:p>69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10151" calcext:value-type="float">
            <text:p>40210151</text:p>
          </table:table-cell>
          <table:table-cell office:value-type="float" office:value="34050760" calcext:value-type="float">
            <text:p>34050760</text:p>
          </table:table-cell>
          <table:table-cell office:value-type="float" office:value="4812339" calcext:value-type="float">
            <text:p>4812339</text:p>
          </table:table-cell>
          <table:table-cell office:value-type="float" office:value="3730881" calcext:value-type="float">
            <text:p>3730881</text:p>
          </table:table-cell>
          <table:table-cell office:value-type="float" office:value="4562204" calcext:value-type="float">
            <text:p>4562204</text:p>
          </table:table-cell>
          <table:table-cell office:value-type="float" office:value="3909737" calcext:value-type="float">
            <text:p>3909737</text:p>
          </table:table-cell>
          <table:table-cell office:value-type="float" office:value="28974197" calcext:value-type="float">
            <text:p>28974197</text:p>
          </table:table-cell>
          <table:table-cell table:number-columns-repeated="2" office:value-type="float" office:value="6710314" calcext:value-type="float">
            <text:p>6710314</text:p>
          </table:table-cell>
          <table:table-cell office:value-type="float" office:value="1596725" calcext:value-type="float">
            <text:p>1596725</text:p>
          </table:table-cell>
          <table:table-cell office:value-type="float" office:value="1811476" calcext:value-type="float">
            <text:p>1811476</text:p>
          </table:table-cell>
        </table:table-row>
        <table:table-row table:style-name="ro1">
          <table:table-cell office:value-type="string" calcext:value-type="string">
            <text:p>Sun Apr 30 17:47:00 UTC 2017</text:p>
          </table:table-cell>
          <table:table-cell office:value-type="float" office:value="458" calcext:value-type="float">
            <text:p>458</text:p>
          </table:table-cell>
          <table:table-cell office:value-type="float" office:value="1140625408" calcext:value-type="float">
            <text:p>1140625408</text:p>
          </table:table-cell>
          <table:table-cell office:value-type="float" office:value="8782454" calcext:value-type="float">
            <text:p>8782454</text:p>
          </table:table-cell>
          <table:table-cell office:value-type="float" office:value="34" calcext:value-type="float">
            <text:p>34</text:p>
          </table:table-cell>
          <table:table-cell office:value-type="float" office:value="26615808" calcext:value-type="float">
            <text:p>26615808</text:p>
          </table:table-cell>
          <table:table-cell office:value-type="float" office:value="77515.7265625" calcext:value-type="float">
            <text:p>77515.7265625</text:p>
          </table:table-cell>
          <table:table-cell office:value-type="float" office:value="90" calcext:value-type="float">
            <text:p>90</text:p>
          </table:table-cell>
          <table:table-cell office:value-type="float" office:value="836546560" calcext:value-type="float">
            <text:p>836546560</text:p>
          </table:table-cell>
          <table:table-cell office:value-type="float" office:value="21690.4765625" calcext:value-type="float">
            <text:p>21690.476562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23594240" calcext:value-type="float">
            <text:p>1123594240</text:p>
          </table:table-cell>
          <table:table-cell office:value-type="float" office:value="1132933120" calcext:value-type="float">
            <text:p>1132933120</text:p>
          </table:table-cell>
          <table:table-cell office:value-type="float" office:value="1754686.875" calcext:value-type="float">
            <text:p>1754686.875</text:p>
          </table:table-cell>
          <table:table-cell office:value-type="float" office:value="1741675.125" calcext:value-type="float">
            <text:p>1741675.125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137999996542931" calcext:value-type="float">
            <text:p>0.137999996542931</text:p>
          </table:table-cell>
          <table:table-cell office:value-type="float" office:value="0.250999987125397" calcext:value-type="float">
            <text:p>0.250999987125397</text:p>
          </table:table-cell>
          <table:table-cell office:value-type="float" office:value="0.930758357048035" calcext:value-type="float">
            <text:p>0.930758357048035</text:p>
          </table:table-cell>
          <table:table-cell office:value-type="float" office:value="200" calcext:value-type="float">
            <text:p>200</text:p>
          </table:table-cell>
          <table:table-cell office:value-type="float" office:value="5975" calcext:value-type="float">
            <text:p>5975</text:p>
          </table:table-cell>
          <table:table-cell office:value-type="float" office:value="6012" calcext:value-type="float">
            <text:p>6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931869" calcext:value-type="float">
            <text:p>38931869</text:p>
          </table:table-cell>
          <table:table-cell office:value-type="float" office:value="38574959" calcext:value-type="float">
            <text:p>38574959</text:p>
          </table:table-cell>
          <table:table-cell office:value-type="float" office:value="6103842" calcext:value-type="float">
            <text:p>6103842</text:p>
          </table:table-cell>
          <table:table-cell office:value-type="float" office:value="5009694" calcext:value-type="float">
            <text:p>5009694</text:p>
          </table:table-cell>
          <table:table-cell office:value-type="float" office:value="3865041" calcext:value-type="float">
            <text:p>3865041</text:p>
          </table:table-cell>
          <table:table-cell office:value-type="float" office:value="3981932" calcext:value-type="float">
            <text:p>3981932</text:p>
          </table:table-cell>
          <table:table-cell office:value-type="float" office:value="31015706" calcext:value-type="float">
            <text:p>31015706</text:p>
          </table:table-cell>
          <table:table-cell table:number-columns-repeated="2" office:value-type="float" office:value="6427761" calcext:value-type="float">
            <text:p>6427761</text:p>
          </table:table-cell>
          <table:table-cell office:value-type="float" office:value="1628197" calcext:value-type="float">
            <text:p>1628197</text:p>
          </table:table-cell>
          <table:table-cell office:value-type="float" office:value="1531835" calcext:value-type="float">
            <text:p>1531835</text:p>
          </table:table-cell>
        </table:table-row>
        <table:table-row table:style-name="ro1">
          <table:table-cell office:value-type="string" calcext:value-type="string">
            <text:p>Sun Apr 30 17:46:00 UTC 2017</text:p>
          </table:table-cell>
          <table:table-cell office:value-type="float" office:value="432" calcext:value-type="float">
            <text:p>432</text:p>
          </table:table-cell>
          <table:table-cell office:value-type="float" office:value="1141604352" calcext:value-type="float">
            <text:p>1141604352</text:p>
          </table:table-cell>
          <table:table-cell office:value-type="float" office:value="5212004.5" calcext:value-type="float">
            <text:p>5212004.5</text:p>
          </table:table-cell>
          <table:table-cell office:value-type="float" office:value="29" calcext:value-type="float">
            <text:p>29</text:p>
          </table:table-cell>
          <table:table-cell office:value-type="float" office:value="27762688" calcext:value-type="float">
            <text:p>27762688</text:p>
          </table:table-cell>
          <table:table-cell office:value-type="float" office:value="77515.7265625" calcext:value-type="float">
            <text:p>77515.7265625</text:p>
          </table:table-cell>
          <table:table-cell office:value-type="float" office:value="83" calcext:value-type="float">
            <text:p>83</text:p>
          </table:table-cell>
          <table:table-cell office:value-type="float" office:value="836358144" calcext:value-type="float">
            <text:p>836358144</text:p>
          </table:table-cell>
          <table:table-cell office:value-type="float" office:value="16552.041015625" calcext:value-type="float">
            <text:p>16552.04101562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123598336" calcext:value-type="float">
            <text:p>1123598336</text:p>
          </table:table-cell>
          <table:table-cell office:value-type="float" office:value="1132933120" calcext:value-type="float">
            <text:p>1132933120</text:p>
          </table:table-cell>
          <table:table-cell office:value-type="float" office:value="1352481.125" calcext:value-type="float">
            <text:p>1352481.125</text:p>
          </table:table-cell>
          <table:table-cell office:value-type="float" office:value="1416341.625" calcext:value-type="float">
            <text:p>1416341.62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867500007152558" calcext:value-type="float">
            <text:p>0.086750000715256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229499995708466" calcext:value-type="float">
            <text:p>0.229499995708466</text:p>
          </table:table-cell>
          <table:table-cell office:value-type="float" office:value="0.930633127689362" calcext:value-type="float">
            <text:p>0.930633127689362</text:p>
          </table:table-cell>
          <table:table-cell office:value-type="float" office:value="200" calcext:value-type="float">
            <text:p>200</text:p>
          </table:table-cell>
          <table:table-cell office:value-type="float" office:value="5178" calcext:value-type="float">
            <text:p>5178</text:p>
          </table:table-cell>
          <table:table-cell office:value-type="float" office:value="5221" calcext:value-type="float">
            <text:p>52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417461" calcext:value-type="float">
            <text:p>36417461</text:p>
          </table:table-cell>
          <table:table-cell office:value-type="float" office:value="36568278" calcext:value-type="float">
            <text:p>36568278</text:p>
          </table:table-cell>
          <table:table-cell office:value-type="float" office:value="4626527" calcext:value-type="float">
            <text:p>4626527</text:p>
          </table:table-cell>
          <table:table-cell office:value-type="float" office:value="3325523" calcext:value-type="float">
            <text:p>3325523</text:p>
          </table:table-cell>
          <table:table-cell office:value-type="float" office:value="4080139" calcext:value-type="float">
            <text:p>4080139</text:p>
          </table:table-cell>
          <table:table-cell office:value-type="float" office:value="3591522" calcext:value-type="float">
            <text:p>3591522</text:p>
          </table:table-cell>
          <table:table-cell office:value-type="float" office:value="28446279" calcext:value-type="float">
            <text:p>28446279</text:p>
          </table:table-cell>
          <table:table-cell table:number-columns-repeated="2" office:value-type="float" office:value="6124671" calcext:value-type="float">
            <text:p>6124671</text:p>
          </table:table-cell>
          <table:table-cell office:value-type="float" office:value="1379753" calcext:value-type="float">
            <text:p>1379753</text:p>
          </table:table-cell>
          <table:table-cell office:value-type="float" office:value="1604529" calcext:value-type="float">
            <text:p>1604529</text:p>
          </table:table-cell>
        </table:table-row>
        <table:table-row table:style-name="ro1">
          <table:table-cell office:value-type="string" calcext:value-type="string">
            <text:p>Sun Apr 30 17:45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142681600" calcext:value-type="float">
            <text:p>1142681600</text:p>
          </table:table-cell>
          <table:table-cell office:value-type="float" office:value="5212004.5" calcext:value-type="float">
            <text:p>5212004.5</text:p>
          </table:table-cell>
          <table:table-cell office:value-type="float" office:value="27" calcext:value-type="float">
            <text:p>27</text:p>
          </table:table-cell>
          <table:table-cell office:value-type="float" office:value="27705344" calcext:value-type="float">
            <text:p>27705344</text:p>
          </table:table-cell>
          <table:table-cell office:value-type="float" office:value="71440.1484375" calcext:value-type="float">
            <text:p>71440.1484375</text:p>
          </table:table-cell>
          <table:table-cell office:value-type="float" office:value="74" calcext:value-type="float">
            <text:p>74</text:p>
          </table:table-cell>
          <table:table-cell office:value-type="float" office:value="836120576" calcext:value-type="float">
            <text:p>836120576</text:p>
          </table:table-cell>
          <table:table-cell office:value-type="float" office:value="16552.041015625" calcext:value-type="float">
            <text:p>16552.04101562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123610624" calcext:value-type="float">
            <text:p>1123610624</text:p>
          </table:table-cell>
          <table:table-cell office:value-type="float" office:value="1134690304" calcext:value-type="float">
            <text:p>1134690304</text:p>
          </table:table-cell>
          <table:table-cell office:value-type="float" office:value="1250907.875" calcext:value-type="float">
            <text:p>1250907.875</text:p>
          </table:table-cell>
          <table:table-cell office:value-type="float" office:value="1416341.625" calcext:value-type="float">
            <text:p>1416341.625</text:p>
          </table:table-cell>
          <table:table-cell office:value-type="float" office:value="0.0972499996423721" calcext:value-type="float">
            <text:p>0.097249999642372</text:p>
          </table:table-cell>
          <table:table-cell office:value-type="float" office:value="0.0842500030994415" calcext:value-type="float">
            <text:p>0.084250003099442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197249993681908" calcext:value-type="float">
            <text:p>0.197249993681908</text:p>
          </table:table-cell>
          <table:table-cell office:value-type="float" office:value="0.931094467639923" calcext:value-type="float">
            <text:p>0.931094467639923</text:p>
          </table:table-cell>
          <table:table-cell office:value-type="float" office:value="200" calcext:value-type="float">
            <text:p>200</text:p>
          </table:table-cell>
          <table:table-cell office:value-type="float" office:value="4377" calcext:value-type="float">
            <text:p>4377</text:p>
          </table:table-cell>
          <table:table-cell office:value-type="float" office:value="4420" calcext:value-type="float">
            <text:p>44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270608" calcext:value-type="float">
            <text:p>37270608</text:p>
          </table:table-cell>
          <table:table-cell office:value-type="float" office:value="37977663" calcext:value-type="float">
            <text:p>37977663</text:p>
          </table:table-cell>
          <table:table-cell office:value-type="float" office:value="5674065" calcext:value-type="float">
            <text:p>5674065</text:p>
          </table:table-cell>
          <table:table-cell office:value-type="float" office:value="6446043" calcext:value-type="float">
            <text:p>6446043</text:p>
          </table:table-cell>
          <table:table-cell office:value-type="float" office:value="4336615" calcext:value-type="float">
            <text:p>4336615</text:p>
          </table:table-cell>
          <table:table-cell office:value-type="float" office:value="4195114" calcext:value-type="float">
            <text:p>4195114</text:p>
          </table:table-cell>
          <table:table-cell office:value-type="float" office:value="29083303" calcext:value-type="float">
            <text:p>29083303</text:p>
          </table:table-cell>
          <table:table-cell table:number-columns-repeated="2" office:value-type="float" office:value="6290120" calcext:value-type="float">
            <text:p>6290120</text:p>
          </table:table-cell>
          <table:table-cell office:value-type="float" office:value="1647335" calcext:value-type="float">
            <text:p>1647335</text:p>
          </table:table-cell>
          <table:table-cell office:value-type="float" office:value="1814379" calcext:value-type="float">
            <text:p>1814379</text:p>
          </table:table-cell>
        </table:table-row>
        <table:table-row table:style-name="ro1">
          <table:table-cell office:value-type="string" calcext:value-type="string">
            <text:p>Sun Apr 30 17:44:00 UTC 2017</text:p>
          </table:table-cell>
          <table:table-cell office:value-type="float" office:value="335" calcext:value-type="float">
            <text:p>335</text:p>
          </table:table-cell>
          <table:table-cell office:value-type="float" office:value="1141534720" calcext:value-type="float">
            <text:p>1141534720</text:p>
          </table:table-cell>
          <table:table-cell office:value-type="float" office:value="5212004.5" calcext:value-type="float">
            <text:p>5212004.5</text:p>
          </table:table-cell>
          <table:table-cell office:value-type="float" office:value="25" calcext:value-type="float">
            <text:p>25</text:p>
          </table:table-cell>
          <table:table-cell office:value-type="float" office:value="27697152" calcext:value-type="float">
            <text:p>27697152</text:p>
          </table:table-cell>
          <table:table-cell office:value-type="float" office:value="69488.5546875" calcext:value-type="float">
            <text:p>69488.5546875</text:p>
          </table:table-cell>
          <table:table-cell office:value-type="float" office:value="72" calcext:value-type="float">
            <text:p>72</text:p>
          </table:table-cell>
          <table:table-cell office:value-type="float" office:value="835911680" calcext:value-type="float">
            <text:p>835911680</text:p>
          </table:table-cell>
          <table:table-cell office:value-type="float" office:value="16552.041015625" calcext:value-type="float">
            <text:p>16552.04101562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123688448" calcext:value-type="float">
            <text:p>1123688448</text:p>
          </table:table-cell>
          <table:table-cell office:value-type="float" office:value="1134682112" calcext:value-type="float">
            <text:p>1134682112</text:p>
          </table:table-cell>
          <table:table-cell office:value-type="float" office:value="793229.6875" calcext:value-type="float">
            <text:p>793229.6875</text:p>
          </table:table-cell>
          <table:table-cell office:value-type="float" office:value="990771.75" calcext:value-type="float">
            <text:p>990771.7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20100000500679" calcext:value-type="float">
            <text:p>0.20100000500679</text:p>
          </table:table-cell>
          <table:table-cell office:value-type="float" office:value="0.930297493934631" calcext:value-type="float">
            <text:p>0.930297493934631</text:p>
          </table:table-cell>
          <table:table-cell office:value-type="float" office:value="150" calcext:value-type="float">
            <text:p>150</text:p>
          </table:table-cell>
          <table:table-cell office:value-type="float" office:value="3698" calcext:value-type="float">
            <text:p>3698</text:p>
          </table:table-cell>
          <table:table-cell office:value-type="float" office:value="3722" calcext:value-type="float">
            <text:p>37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57042" calcext:value-type="float">
            <text:p>36557042</text:p>
          </table:table-cell>
          <table:table-cell office:value-type="float" office:value="33897408" calcext:value-type="float">
            <text:p>33897408</text:p>
          </table:table-cell>
          <table:table-cell office:value-type="float" office:value="4092794" calcext:value-type="float">
            <text:p>4092794</text:p>
          </table:table-cell>
          <table:table-cell office:value-type="float" office:value="4806342" calcext:value-type="float">
            <text:p>4806342</text:p>
          </table:table-cell>
          <table:table-cell office:value-type="float" office:value="4742038" calcext:value-type="float">
            <text:p>4742038</text:p>
          </table:table-cell>
          <table:table-cell office:value-type="float" office:value="9609934" calcext:value-type="float">
            <text:p>9609934</text:p>
          </table:table-cell>
          <table:table-cell office:value-type="float" office:value="26909910" calcext:value-type="float">
            <text:p>26909910</text:p>
          </table:table-cell>
          <table:table-cell table:number-columns-repeated="2" office:value-type="float" office:value="5923162" calcext:value-type="float">
            <text:p>5923162</text:p>
          </table:table-cell>
          <table:table-cell office:value-type="float" office:value="1818919" calcext:value-type="float">
            <text:p>1818919</text:p>
          </table:table-cell>
          <table:table-cell office:value-type="float" office:value="1623611" calcext:value-type="float">
            <text:p>1623611</text:p>
          </table:table-cell>
        </table:table-row>
        <table:table-row table:style-name="ro1">
          <table:table-cell office:value-type="string" calcext:value-type="string">
            <text:p>Sun Apr 30 17:43:00 UTC 2017</text:p>
          </table:table-cell>
          <table:table-cell office:value-type="float" office:value="317" calcext:value-type="float">
            <text:p>317</text:p>
          </table:table-cell>
          <table:table-cell office:value-type="float" office:value="1142296576" calcext:value-type="float">
            <text:p>1142296576</text:p>
          </table:table-cell>
          <table:table-cell office:value-type="float" office:value="5212004.5" calcext:value-type="float">
            <text:p>5212004.5</text:p>
          </table:table-cell>
          <table:table-cell office:value-type="float" office:value="21" calcext:value-type="float">
            <text:p>21</text:p>
          </table:table-cell>
          <table:table-cell office:value-type="float" office:value="26963968" calcext:value-type="float">
            <text:p>26963968</text:p>
          </table:table-cell>
          <table:table-cell office:value-type="float" office:value="47082.9765625" calcext:value-type="float">
            <text:p>47082.9765625</text:p>
          </table:table-cell>
          <table:table-cell office:value-type="float" office:value="65" calcext:value-type="float">
            <text:p>65</text:p>
          </table:table-cell>
          <table:table-cell office:value-type="float" office:value="835772416" calcext:value-type="float">
            <text:p>835772416</text:p>
          </table:table-cell>
          <table:table-cell office:value-type="float" office:value="11631.833984375" calcext:value-type="float">
            <text:p>11631.83398437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122742272" calcext:value-type="float">
            <text:p>1122742272</text:p>
          </table:table-cell>
          <table:table-cell office:value-type="float" office:value="1133842432" calcext:value-type="float">
            <text:p>1133842432</text:p>
          </table:table-cell>
          <table:table-cell office:value-type="float" office:value="793229.6875" calcext:value-type="float">
            <text:p>793229.6875</text:p>
          </table:table-cell>
          <table:table-cell office:value-type="float" office:value="990771.75" calcext:value-type="float">
            <text:p>990771.75</text:p>
          </table:table-cell>
          <table:table-cell office:value-type="float" office:value="0.0812499970197678" calcext:value-type="float">
            <text:p>0.081249997019768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902500003576279" calcext:value-type="float">
            <text:p>0.090250000357628</text:p>
          </table:table-cell>
          <table:table-cell office:value-type="float" office:value="0.186250001192093" calcext:value-type="float">
            <text:p>0.186250001192093</text:p>
          </table:table-cell>
          <table:table-cell office:value-type="float" office:value="0.930100321769714" calcext:value-type="float">
            <text:p>0.930100321769714</text:p>
          </table:table-cell>
          <table:table-cell office:value-type="float" office:value="150" calcext:value-type="float">
            <text:p>150</text:p>
          </table:table-cell>
          <table:table-cell office:value-type="float" office:value="3104" calcext:value-type="float">
            <text:p>3104</text:p>
          </table:table-cell>
          <table:table-cell office:value-type="float" office:value="3121" calcext:value-type="float">
            <text:p>31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510204" calcext:value-type="float">
            <text:p>40510204</text:p>
          </table:table-cell>
          <table:table-cell office:value-type="float" office:value="33673900" calcext:value-type="float">
            <text:p>33673900</text:p>
          </table:table-cell>
          <table:table-cell office:value-type="float" office:value="3764866" calcext:value-type="float">
            <text:p>3764866</text:p>
          </table:table-cell>
          <table:table-cell office:value-type="float" office:value="4557514" calcext:value-type="float">
            <text:p>4557514</text:p>
          </table:table-cell>
          <table:table-cell office:value-type="float" office:value="4387912" calcext:value-type="float">
            <text:p>4387912</text:p>
          </table:table-cell>
          <table:table-cell office:value-type="float" office:value="4693001" calcext:value-type="float">
            <text:p>4693001</text:p>
          </table:table-cell>
          <table:table-cell office:value-type="float" office:value="27900066" calcext:value-type="float">
            <text:p>27900066</text:p>
          </table:table-cell>
          <table:table-cell table:number-columns-repeated="2" office:value-type="float" office:value="5804582" calcext:value-type="float">
            <text:p>5804582</text:p>
          </table:table-cell>
          <table:table-cell office:value-type="float" office:value="1631406" calcext:value-type="float">
            <text:p>1631406</text:p>
          </table:table-cell>
          <table:table-cell office:value-type="float" office:value="1485467" calcext:value-type="float">
            <text:p>1485467</text:p>
          </table:table-cell>
        </table:table-row>
        <table:table-row table:style-name="ro1">
          <table:table-cell office:value-type="string" calcext:value-type="string">
            <text:p>Sun Apr 30 17:42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142394880" calcext:value-type="float">
            <text:p>1142394880</text:p>
          </table:table-cell>
          <table:table-cell office:value-type="float" office:value="4432769.5" calcext:value-type="float">
            <text:p>4432769.5</text:p>
          </table:table-cell>
          <table:table-cell office:value-type="float" office:value="18" calcext:value-type="float">
            <text:p>18</text:p>
          </table:table-cell>
          <table:table-cell office:value-type="float" office:value="26652672" calcext:value-type="float">
            <text:p>26652672</text:p>
          </table:table-cell>
          <table:table-cell office:value-type="float" office:value="47082.9765625" calcext:value-type="float">
            <text:p>47082.9765625</text:p>
          </table:table-cell>
          <table:table-cell office:value-type="float" office:value="53" calcext:value-type="float">
            <text:p>53</text:p>
          </table:table-cell>
          <table:table-cell office:value-type="float" office:value="835690496" calcext:value-type="float">
            <text:p>835690496</text:p>
          </table:table-cell>
          <table:table-cell office:value-type="float" office:value="11631.833984375" calcext:value-type="float">
            <text:p>11631.83398437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123868672" calcext:value-type="float">
            <text:p>1123868672</text:p>
          </table:table-cell>
          <table:table-cell office:value-type="float" office:value="1134845952" calcext:value-type="float">
            <text:p>1134845952</text:p>
          </table:table-cell>
          <table:table-cell office:value-type="float" office:value="793229.6875" calcext:value-type="float">
            <text:p>793229.6875</text:p>
          </table:table-cell>
          <table:table-cell office:value-type="float" office:value="990771.75" calcext:value-type="float">
            <text:p>990771.7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2988109588623" calcext:value-type="float">
            <text:p>0.92988109588623</text:p>
          </table:table-cell>
          <table:table-cell office:value-type="float" office:value="150" calcext:value-type="float">
            <text:p>150</text:p>
          </table:table-cell>
          <table:table-cell office:value-type="float" office:value="2511" calcext:value-type="float">
            <text:p>2511</text:p>
          </table:table-cell>
          <table:table-cell office:value-type="float" office:value="2525" calcext:value-type="float">
            <text:p>2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178201" calcext:value-type="float">
            <text:p>40178201</text:p>
          </table:table-cell>
          <table:table-cell office:value-type="float" office:value="32043668" calcext:value-type="float">
            <text:p>32043668</text:p>
          </table:table-cell>
          <table:table-cell office:value-type="float" office:value="6277061" calcext:value-type="float">
            <text:p>6277061</text:p>
          </table:table-cell>
          <table:table-cell office:value-type="float" office:value="4262143" calcext:value-type="float">
            <text:p>4262143</text:p>
          </table:table-cell>
          <table:table-cell office:value-type="float" office:value="4871339" calcext:value-type="float">
            <text:p>4871339</text:p>
          </table:table-cell>
          <table:table-cell office:value-type="float" office:value="17303436" calcext:value-type="float">
            <text:p>17303436</text:p>
          </table:table-cell>
          <table:table-cell office:value-type="float" office:value="28480852" calcext:value-type="float">
            <text:p>28480852</text:p>
          </table:table-cell>
          <table:table-cell table:number-columns-repeated="2" office:value-type="float" office:value="5700910" calcext:value-type="float">
            <text:p>5700910</text:p>
          </table:table-cell>
          <table:table-cell office:value-type="float" office:value="1761622" calcext:value-type="float">
            <text:p>1761622</text:p>
          </table:table-cell>
          <table:table-cell office:value-type="float" office:value="1849601" calcext:value-type="float">
            <text:p>1849601</text:p>
          </table:table-cell>
        </table:table-row>
        <table:table-row table:style-name="ro1">
          <table:table-cell office:value-type="string" calcext:value-type="string">
            <text:p>Sun Apr 30 17:41:00 UTC 2017</text:p>
          </table:table-cell>
          <table:table-cell office:value-type="float" office:value="235" calcext:value-type="float">
            <text:p>235</text:p>
          </table:table-cell>
          <table:table-cell office:value-type="float" office:value="1142431744" calcext:value-type="float">
            <text:p>1142431744</text:p>
          </table:table-cell>
          <table:table-cell office:value-type="float" office:value="3915851" calcext:value-type="float">
            <text:p>3915851</text:p>
          </table:table-cell>
          <table:table-cell office:value-type="float" office:value="15" calcext:value-type="float">
            <text:p>15</text:p>
          </table:table-cell>
          <table:table-cell office:value-type="float" office:value="26742784" calcext:value-type="float">
            <text:p>26742784</text:p>
          </table:table-cell>
          <table:table-cell office:value-type="float" office:value="41850.63671875" calcext:value-type="float">
            <text:p>41850.63671875</text:p>
          </table:table-cell>
          <table:table-cell office:value-type="float" office:value="55" calcext:value-type="float">
            <text:p>55</text:p>
          </table:table-cell>
          <table:table-cell office:value-type="float" office:value="835608576" calcext:value-type="float">
            <text:p>835608576</text:p>
          </table:table-cell>
          <table:table-cell office:value-type="float" office:value="4439.0576171875" calcext:value-type="float">
            <text:p>4439.057617187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123831808" calcext:value-type="float">
            <text:p>1123831808</text:p>
          </table:table-cell>
          <table:table-cell office:value-type="float" office:value="1134931968" calcext:value-type="float">
            <text:p>1134931968</text:p>
          </table:table-cell>
          <table:table-cell office:value-type="float" office:value="493094.1875" calcext:value-type="float">
            <text:p>493094.1875</text:p>
          </table:table-cell>
          <table:table-cell office:value-type="float" office:value="560788.0625" calcext:value-type="float">
            <text:p>560788.06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29744124412537" calcext:value-type="float">
            <text:p>0.929744124412537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07749" calcext:value-type="float">
            <text:p>51607749</text:p>
          </table:table-cell>
          <table:table-cell office:value-type="float" office:value="39150598" calcext:value-type="float">
            <text:p>39150598</text:p>
          </table:table-cell>
          <table:table-cell office:value-type="float" office:value="9594788" calcext:value-type="float">
            <text:p>9594788</text:p>
          </table:table-cell>
          <table:table-cell office:value-type="float" office:value="8530685" calcext:value-type="float">
            <text:p>8530685</text:p>
          </table:table-cell>
          <table:table-cell office:value-type="float" office:value="4734453" calcext:value-type="float">
            <text:p>4734453</text:p>
          </table:table-cell>
          <table:table-cell office:value-type="float" office:value="6428513" calcext:value-type="float">
            <text:p>6428513</text:p>
          </table:table-cell>
          <table:table-cell office:value-type="float" office:value="31113026" calcext:value-type="float">
            <text:p>31113026</text:p>
          </table:table-cell>
          <table:table-cell table:number-columns-repeated="2" office:value-type="float" office:value="5998392" calcext:value-type="float">
            <text:p>5998392</text:p>
          </table:table-cell>
          <table:table-cell office:value-type="float" office:value="2024032" calcext:value-type="float">
            <text:p>2024032</text:p>
          </table:table-cell>
          <table:table-cell office:value-type="float" office:value="1941054" calcext:value-type="float">
            <text:p>1941054</text:p>
          </table:table-cell>
        </table:table-row>
        <table:table-row table:style-name="ro1">
          <table:table-cell office:value-type="string" calcext:value-type="string">
            <text:p>Sun Apr 30 17:40:00 UTC 2017</text:p>
          </table:table-cell>
          <table:table-cell office:value-type="float" office:value="202" calcext:value-type="float">
            <text:p>202</text:p>
          </table:table-cell>
          <table:table-cell office:value-type="float" office:value="1142292480" calcext:value-type="float">
            <text:p>1142292480</text:p>
          </table:table-cell>
          <table:table-cell office:value-type="float" office:value="2689557.5" calcext:value-type="float">
            <text:p>2689557.5</text:p>
          </table:table-cell>
          <table:table-cell office:value-type="float" office:value="11" calcext:value-type="float">
            <text:p>11</text:p>
          </table:table-cell>
          <table:table-cell office:value-type="float" office:value="25952256" calcext:value-type="float">
            <text:p>25952256</text:p>
          </table:table-cell>
          <table:table-cell office:value-type="float" office:value="29305.1796875" calcext:value-type="float">
            <text:p>29305.1796875</text:p>
          </table:table-cell>
          <table:table-cell office:value-type="float" office:value="45" calcext:value-type="float">
            <text:p>45</text:p>
          </table:table-cell>
          <table:table-cell office:value-type="float" office:value="835407872" calcext:value-type="float">
            <text:p>835407872</text:p>
          </table:table-cell>
          <table:table-cell office:value-type="float" office:value="4439.0576171875" calcext:value-type="float">
            <text:p>4439.057617187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122848768" calcext:value-type="float">
            <text:p>1122848768</text:p>
          </table:table-cell>
          <table:table-cell office:value-type="float" office:value="1133826048" calcext:value-type="float">
            <text:p>1133826048</text:p>
          </table:table-cell>
          <table:table-cell office:value-type="float" office:value="493094.1875" calcext:value-type="float">
            <text:p>493094.1875</text:p>
          </table:table-cell>
          <table:table-cell office:value-type="float" office:value="560788.0625" calcext:value-type="float">
            <text:p>560788.062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127749994397163" calcext:value-type="float">
            <text:p>0.127749994397163</text:p>
          </table:table-cell>
          <table:table-cell office:value-type="float" office:value="0.931442856788635" calcext:value-type="float">
            <text:p>0.931442856788635</text:p>
          </table:table-cell>
          <table:table-cell office:value-type="float" office:value="100" calcext:value-type="float">
            <text:p>100</text:p>
          </table:table-cell>
          <table:table-cell office:value-type="float" office:value="1639" calcext:value-type="float">
            <text:p>1639</text:p>
          </table:table-cell>
          <table:table-cell office:value-type="float" office:value="1623" calcext:value-type="float">
            <text:p>16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886309" calcext:value-type="float">
            <text:p>53886309</text:p>
          </table:table-cell>
          <table:table-cell office:value-type="float" office:value="42463655" calcext:value-type="float">
            <text:p>42463655</text:p>
          </table:table-cell>
          <table:table-cell office:value-type="float" office:value="37894002" calcext:value-type="float">
            <text:p>37894002</text:p>
          </table:table-cell>
          <table:table-cell office:value-type="float" office:value="10362164" calcext:value-type="float">
            <text:p>10362164</text:p>
          </table:table-cell>
          <table:table-cell office:value-type="float" office:value="16496622" calcext:value-type="float">
            <text:p>16496622</text:p>
          </table:table-cell>
          <table:table-cell office:value-type="float" office:value="5161837" calcext:value-type="float">
            <text:p>5161837</text:p>
          </table:table-cell>
          <table:table-cell office:value-type="float" office:value="33739186" calcext:value-type="float">
            <text:p>33739186</text:p>
          </table:table-cell>
          <table:table-cell table:number-columns-repeated="2" office:value-type="float" office:value="6231967" calcext:value-type="float">
            <text:p>6231967</text:p>
          </table:table-cell>
          <table:table-cell office:value-type="float" office:value="1719554" calcext:value-type="float">
            <text:p>1719554</text:p>
          </table:table-cell>
          <table:table-cell office:value-type="float" office:value="2126435" calcext:value-type="float">
            <text:p>2126435</text:p>
          </table:table-cell>
        </table:table-row>
        <table:table-row table:style-name="ro1">
          <table:table-cell office:value-type="string" calcext:value-type="string">
            <text:p>Sun Apr 30 17:39:00 UTC 2017</text:p>
          </table:table-cell>
          <table:table-cell office:value-type="float" office:value="145" calcext:value-type="float">
            <text:p>145</text:p>
          </table:table-cell>
          <table:table-cell office:value-type="float" office:value="1141710848" calcext:value-type="float">
            <text:p>1141710848</text:p>
          </table:table-cell>
          <table:table-cell office:value-type="float" office:value="2126639.75" calcext:value-type="float">
            <text:p>2126639.75</text:p>
          </table:table-cell>
          <table:table-cell office:value-type="float" office:value="9" calcext:value-type="float">
            <text:p>9</text:p>
          </table:table-cell>
          <table:table-cell office:value-type="float" office:value="25260032" calcext:value-type="float">
            <text:p>25260032</text:p>
          </table:table-cell>
          <table:table-cell office:value-type="float" office:value="23715.138671875" calcext:value-type="float">
            <text:p>23715.138671875</text:p>
          </table:table-cell>
          <table:table-cell office:value-type="float" office:value="30" calcext:value-type="float">
            <text:p>30</text:p>
          </table:table-cell>
          <table:table-cell office:value-type="float" office:value="835190784" calcext:value-type="float">
            <text:p>835190784</text:p>
          </table:table-cell>
          <table:table-cell office:value-type="float" office:value="4439.0576171875" calcext:value-type="float">
            <text:p>4439.057617187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123041280" calcext:value-type="float">
            <text:p>1123041280</text:p>
          </table:table-cell>
          <table:table-cell office:value-type="float" office:value="1133912064" calcext:value-type="float">
            <text:p>1133912064</text:p>
          </table:table-cell>
          <table:table-cell office:value-type="float" office:value="393195.625" calcext:value-type="float">
            <text:p>393195.625</text:p>
          </table:table-cell>
          <table:table-cell office:value-type="string" calcext:value-type="string">
            <text:p>null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29323852062225" calcext:value-type="float">
            <text:p>0.929323852062225</text:p>
          </table:table-cell>
          <table:table-cell office:value-type="float" office:value="100" calcext:value-type="float">
            <text:p>100</text:p>
          </table:table-cell>
          <table:table-cell office:value-type="float" office:value="1235" calcext:value-type="float">
            <text:p>1235</text:p>
          </table:table-cell>
          <table:table-cell office:value-type="float" office:value="1226" calcext:value-type="float">
            <text:p>12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779463" calcext:value-type="float">
            <text:p>52779463</text:p>
          </table:table-cell>
          <table:table-cell office:value-type="float" office:value="70044420" calcext:value-type="float">
            <text:p>70044420</text:p>
          </table:table-cell>
          <table:table-cell office:value-type="float" office:value="7975709" calcext:value-type="float">
            <text:p>7975709</text:p>
          </table:table-cell>
          <table:table-cell office:value-type="float" office:value="34042190" calcext:value-type="float">
            <text:p>34042190</text:p>
          </table:table-cell>
          <table:table-cell office:value-type="float" office:value="21111487" calcext:value-type="float">
            <text:p>21111487</text:p>
          </table:table-cell>
          <table:table-cell office:value-type="float" office:value="13778597" calcext:value-type="float">
            <text:p>13778597</text:p>
          </table:table-cell>
          <table:table-cell office:value-type="float" office:value="35603111" calcext:value-type="float">
            <text:p>35603111</text:p>
          </table:table-cell>
          <table:table-cell table:number-columns-repeated="2" office:value-type="float" office:value="5920701" calcext:value-type="float">
            <text:p>5920701</text:p>
          </table:table-cell>
          <table:table-cell office:value-type="float" office:value="1669503" calcext:value-type="float">
            <text:p>1669503</text:p>
          </table:table-cell>
          <table:table-cell office:value-type="float" office:value="1688721" calcext:value-type="float">
            <text:p>1688721</text:p>
          </table:table-cell>
        </table:table-row>
        <table:table-row table:style-name="ro1">
          <table:table-cell office:value-type="string" calcext:value-type="string">
            <text:p>Sun Apr 30 17:38:00 UTC 2017</text:p>
          </table:table-cell>
          <table:table-cell office:value-type="float" office:value="124" calcext:value-type="float">
            <text:p>124</text:p>
          </table:table-cell>
          <table:table-cell office:value-type="float" office:value="1141776384" calcext:value-type="float">
            <text:p>1141776384</text:p>
          </table:table-cell>
          <table:table-cell office:value-type="float" office:value="1897285" calcext:value-type="float">
            <text:p>1897285</text:p>
          </table:table-cell>
          <table:table-cell office:value-type="float" office:value="9" calcext:value-type="float">
            <text:p>9</text:p>
          </table:table-cell>
          <table:table-cell office:value-type="float" office:value="25260032" calcext:value-type="float">
            <text:p>25260032</text:p>
          </table:table-cell>
          <table:table-cell office:value-type="float" office:value="15449.318359375" calcext:value-type="float">
            <text:p>15449.318359375</text:p>
          </table:table-cell>
          <table:table-cell office:value-type="float" office:value="29" calcext:value-type="float">
            <text:p>29</text:p>
          </table:table-cell>
          <table:table-cell office:value-type="float" office:value="835207168" calcext:value-type="float">
            <text:p>835207168</text:p>
          </table:table-cell>
          <table:table-cell office:value-type="float" office:value="4439.0576171875" calcext:value-type="float">
            <text:p>4439.057617187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23000320" calcext:value-type="float">
            <text:p>1123000320</text:p>
          </table:table-cell>
          <table:table-cell office:value-type="float" office:value="1134952448" calcext:value-type="float">
            <text:p>1134952448</text:p>
          </table:table-cell>
          <table:table-cell office:value-type="float" office:value="397584.09375" calcext:value-type="float">
            <text:p>397584.09375</text:p>
          </table:table-cell>
          <table:table-cell office:value-type="string" calcext:value-type="string">
            <text:p>null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111249998211861" calcext:value-type="float">
            <text:p>0.111249998211861</text:p>
          </table:table-cell>
          <table:table-cell office:value-type="float" office:value="0.929186820983887" calcext:value-type="float">
            <text:p>0.929186820983887</text:p>
          </table:table-cell>
          <table:table-cell office:value-type="float" office:value="50" calcext:value-type="float">
            <text:p>50</text:p>
          </table:table-cell>
          <table:table-cell office:value-type="float" office:value="953" calcext:value-type="float">
            <text:p>953</text:p>
          </table:table-cell>
          <table:table-cell office:value-type="float" office:value="928" calcext:value-type="float">
            <text:p>9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190227" calcext:value-type="float">
            <text:p>85190227</text:p>
          </table:table-cell>
          <table:table-cell office:value-type="float" office:value="66795032" calcext:value-type="float">
            <text:p>66795032</text:p>
          </table:table-cell>
          <table:table-cell office:value-type="float" office:value="41700220" calcext:value-type="float">
            <text:p>41700220</text:p>
          </table:table-cell>
          <table:table-cell office:value-type="float" office:value="25448611" calcext:value-type="float">
            <text:p>25448611</text:p>
          </table:table-cell>
          <table:table-cell office:value-type="float" office:value="20498972" calcext:value-type="float">
            <text:p>20498972</text:p>
          </table:table-cell>
          <table:table-cell office:value-type="float" office:value="5569725" calcext:value-type="float">
            <text:p>5569725</text:p>
          </table:table-cell>
          <table:table-cell office:value-type="float" office:value="67743986" calcext:value-type="float">
            <text:p>67743986</text:p>
          </table:table-cell>
          <table:table-cell table:number-columns-repeated="2" office:value-type="float" office:value="6133413" calcext:value-type="float">
            <text:p>6133413</text:p>
          </table:table-cell>
          <table:table-cell office:value-type="float" office:value="2449742" calcext:value-type="float">
            <text:p>2449742</text:p>
          </table:table-cell>
          <table:table-cell office:value-type="float" office:value="1865875" calcext:value-type="float">
            <text:p>1865875</text:p>
          </table:table-cell>
        </table:table-row>
        <table:table-row table:style-name="ro1">
          <table:table-cell office:value-type="string" calcext:value-type="string">
            <text:p>Sun Apr 30 17:37:00 UTC 2017</text:p>
          </table:table-cell>
          <table:table-cell office:value-type="float" office:value="111" calcext:value-type="float">
            <text:p>111</text:p>
          </table:table-cell>
          <table:table-cell office:value-type="float" office:value="1141776384" calcext:value-type="float">
            <text:p>1141776384</text:p>
          </table:table-cell>
          <table:table-cell office:value-type="float" office:value="897799" calcext:value-type="float">
            <text:p>897799</text:p>
          </table:table-cell>
          <table:table-cell office:value-type="float" office:value="5" calcext:value-type="float">
            <text:p>5</text:p>
          </table:table-cell>
          <table:table-cell office:value-type="float" office:value="26415104" calcext:value-type="float">
            <text:p>26415104</text:p>
          </table:table-cell>
          <table:table-cell office:value-type="float" office:value="15449.318359375" calcext:value-type="float">
            <text:p>15449.318359375</text:p>
          </table:table-cell>
          <table:table-cell office:value-type="float" office:value="25" calcext:value-type="float">
            <text:p>25</text:p>
          </table:table-cell>
          <table:table-cell office:value-type="float" office:value="835354624" calcext:value-type="float">
            <text:p>835354624</text:p>
          </table:table-cell>
          <table:table-cell office:value-type="float" office:value="4439.0576171875" calcext:value-type="float">
            <text:p>4439.05761718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23090432" calcext:value-type="float">
            <text:p>1123090432</text:p>
          </table:table-cell>
          <table:table-cell office:value-type="float" office:value="1133993984" calcext:value-type="float">
            <text:p>1133993984</text:p>
          </table:table-cell>
          <table:table-cell office:value-type="float" office:value="256497.515625" calcext:value-type="float">
            <text:p>256497.51562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929124176502228" calcext:value-type="float">
            <text:p>0.929124176502228</text:p>
          </table:table-cell>
          <table:table-cell office:value-type="float" office:value="50" calcext:value-type="float">
            <text:p>50</text:p>
          </table:table-cell>
          <table:table-cell office:value-type="float" office:value="752" calcext:value-type="float">
            <text:p>752</text:p>
          </table:table-cell>
          <table:table-cell office:value-type="float" office:value="730" calcext:value-type="float">
            <text:p>7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584155" calcext:value-type="float">
            <text:p>86584155</text:p>
          </table:table-cell>
          <table:table-cell office:value-type="float" office:value="89533473" calcext:value-type="float">
            <text:p>89533473</text:p>
          </table:table-cell>
          <table:table-cell office:value-type="float" office:value="21394142" calcext:value-type="float">
            <text:p>21394142</text:p>
          </table:table-cell>
          <table:table-cell office:value-type="float" office:value="8717849" calcext:value-type="float">
            <text:p>8717849</text:p>
          </table:table-cell>
          <table:table-cell office:value-type="float" office:value="10847229" calcext:value-type="float">
            <text:p>10847229</text:p>
          </table:table-cell>
          <table:table-cell office:value-type="float" office:value="32498523" calcext:value-type="float">
            <text:p>32498523</text:p>
          </table:table-cell>
          <table:table-cell office:value-type="float" office:value="74447513" calcext:value-type="float">
            <text:p>74447513</text:p>
          </table:table-cell>
          <table:table-cell table:number-columns-repeated="2" office:value-type="float" office:value="7150325" calcext:value-type="float">
            <text:p>7150325</text:p>
          </table:table-cell>
          <table:table-cell office:value-type="float" office:value="1883532" calcext:value-type="float">
            <text:p>1883532</text:p>
          </table:table-cell>
          <table:table-cell office:value-type="float" office:value="2753728" calcext:value-type="float">
            <text:p>2753728</text:p>
          </table:table-cell>
        </table:table-row>
        <table:table-row table:style-name="ro1">
          <table:table-cell office:value-type="string" calcext:value-type="string">
            <text:p>Sun Apr 30 17:36:00 UTC 2017</text:p>
          </table:table-cell>
          <table:table-cell office:value-type="float" office:value="72" calcext:value-type="float">
            <text:p>72</text:p>
          </table:table-cell>
          <table:table-cell office:value-type="float" office:value="1140756480" calcext:value-type="float">
            <text:p>1140756480</text:p>
          </table:table-cell>
          <table:table-cell office:value-type="float" office:value="897799" calcext:value-type="float">
            <text:p>897799</text:p>
          </table:table-cell>
          <table:table-cell office:value-type="float" office:value="4" calcext:value-type="float">
            <text:p>4</text:p>
          </table:table-cell>
          <table:table-cell office:value-type="float" office:value="26415104" calcext:value-type="float">
            <text:p>26415104</text:p>
          </table:table-cell>
          <table:table-cell office:value-type="float" office:value="10174.3095703125" calcext:value-type="float">
            <text:p>10174.3095703125</text:p>
          </table:table-cell>
          <table:table-cell office:value-type="float" office:value="15" calcext:value-type="float">
            <text:p>15</text:p>
          </table:table-cell>
          <table:table-cell office:value-type="float" office:value="835076096" calcext:value-type="float">
            <text:p>835076096</text:p>
          </table:table-cell>
          <table:table-cell office:value-type="float" office:value="2098.53979492188" calcext:value-type="float">
            <text:p>2098.5397949218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23147776" calcext:value-type="float">
            <text:p>1123147776</text:p>
          </table:table-cell>
          <table:table-cell office:value-type="float" office:value="1135120384" calcext:value-type="float">
            <text:p>1135120384</text:p>
          </table:table-cell>
          <table:table-cell office:value-type="float" office:value="121184.0078125" calcext:value-type="float">
            <text:p>121184.0078125</text:p>
          </table:table-cell>
          <table:table-cell office:value-type="float" office:value="86521.140625" calcext:value-type="float">
            <text:p>86521.14062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928913295269012" calcext:value-type="float">
            <text:p>0.928913295269012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529" calcext:value-type="float">
            <text:p>5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864367" calcext:value-type="float">
            <text:p>87864367</text:p>
          </table:table-cell>
          <table:table-cell office:value-type="float" office:value="85001900" calcext:value-type="float">
            <text:p>85001900</text:p>
          </table:table-cell>
          <table:table-cell office:value-type="float" office:value="46303864" calcext:value-type="float">
            <text:p>46303864</text:p>
          </table:table-cell>
          <table:table-cell office:value-type="float" office:value="23921396" calcext:value-type="float">
            <text:p>23921396</text:p>
          </table:table-cell>
          <table:table-cell office:value-type="float" office:value="24257212" calcext:value-type="float">
            <text:p>24257212</text:p>
          </table:table-cell>
          <table:table-cell office:value-type="float" office:value="17531956" calcext:value-type="float">
            <text:p>17531956</text:p>
          </table:table-cell>
          <table:table-cell office:value-type="float" office:value="79811931" calcext:value-type="float">
            <text:p>79811931</text:p>
          </table:table-cell>
          <table:table-cell table:number-columns-repeated="2" office:value-type="float" office:value="8050398" calcext:value-type="float">
            <text:p>8050398</text:p>
          </table:table-cell>
          <table:table-cell office:value-type="float" office:value="1805068" calcext:value-type="float">
            <text:p>1805068</text:p>
          </table:table-cell>
          <table:table-cell office:value-type="float" office:value="1857061" calcext:value-type="float">
            <text:p>1857061</text:p>
          </table:table-cell>
        </table:table-row>
        <table:table-row table:style-name="ro1">
          <table:table-cell office:value-type="string" calcext:value-type="string">
            <text:p>Sun Apr 30 17:35:00 UTC 2017</text:p>
          </table:table-cell>
          <table:table-cell office:value-type="float" office:value="50" calcext:value-type="float">
            <text:p>50</text:p>
          </table:table-cell>
          <table:table-cell office:value-type="float" office:value="1140625408" calcext:value-type="float">
            <text:p>1140625408</text:p>
          </table:table-cell>
          <table:table-cell office:value-type="float" office:value="705158.375" calcext:value-type="float">
            <text:p>705158.375</text:p>
          </table:table-cell>
          <table:table-cell office:value-type="float" office:value="3" calcext:value-type="float">
            <text:p>3</text:p>
          </table:table-cell>
          <table:table-cell office:value-type="float" office:value="26415104" calcext:value-type="float">
            <text:p>26415104</text:p>
          </table:table-cell>
          <table:table-cell office:value-type="float" office:value="6873.24169921875" calcext:value-type="float">
            <text:p>6873.24169921875</text:p>
          </table:table-cell>
          <table:table-cell office:value-type="float" office:value="15" calcext:value-type="float">
            <text:p>15</text:p>
          </table:table-cell>
          <table:table-cell office:value-type="float" office:value="834936832" calcext:value-type="float">
            <text:p>834936832</text:p>
          </table:table-cell>
          <table:table-cell office:value-type="float" office:value="2098.53979492188" calcext:value-type="float">
            <text:p>2098.539794921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24409344" calcext:value-type="float">
            <text:p>1124409344</text:p>
          </table:table-cell>
          <table:table-cell office:value-type="float" office:value="1134374912" calcext:value-type="float">
            <text:p>1134374912</text:p>
          </table:table-cell>
          <table:table-cell office:value-type="float" office:value="121184.0078125" calcext:value-type="float">
            <text:p>121184.0078125</text:p>
          </table:table-cell>
          <table:table-cell office:value-type="float" office:value="86521.140625" calcext:value-type="float">
            <text:p>86521.140625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28827226161957" calcext:value-type="float">
            <text:p>0.928827226161957</text:p>
          </table:table-cell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office:value-type="float" office:value="388" calcext:value-type="float">
            <text:p>3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712702" calcext:value-type="float">
            <text:p>97712702</text:p>
          </table:table-cell>
          <table:table-cell office:value-type="float" office:value="89339536" calcext:value-type="float">
            <text:p>89339536</text:p>
          </table:table-cell>
          <table:table-cell office:value-type="float" office:value="10013146" calcext:value-type="float">
            <text:p>10013146</text:p>
          </table:table-cell>
          <table:table-cell office:value-type="float" office:value="6272674" calcext:value-type="float">
            <text:p>6272674</text:p>
          </table:table-cell>
          <table:table-cell office:value-type="float" office:value="9555920" calcext:value-type="float">
            <text:p>9555920</text:p>
          </table:table-cell>
          <table:table-cell office:value-type="float" office:value="7277077" calcext:value-type="float">
            <text:p>7277077</text:p>
          </table:table-cell>
          <table:table-cell office:value-type="float" office:value="89271894" calcext:value-type="float">
            <text:p>89271894</text:p>
          </table:table-cell>
          <table:table-cell table:number-columns-repeated="2" office:value-type="float" office:value="8704074" calcext:value-type="float">
            <text:p>8704074</text:p>
          </table:table-cell>
          <table:table-cell office:value-type="float" office:value="2282108" calcext:value-type="float">
            <text:p>2282108</text:p>
          </table:table-cell>
          <table:table-cell office:value-type="float" office:value="2110759" calcext:value-type="float">
            <text:p>2110759</text:p>
          </table:table-cell>
        </table:table-row>
        <table:table-row table:style-name="ro1">
          <table:table-cell office:value-type="string" calcext:value-type="string">
            <text:p>Sun Apr 30 17:34:00 UTC 2017</text:p>
          </table:table-cell>
          <table:table-cell office:value-type="float" office:value="43" calcext:value-type="float">
            <text:p>43</text:p>
          </table:table-cell>
          <table:table-cell office:value-type="float" office:value="1140883456" calcext:value-type="float">
            <text:p>1140883456</text:p>
          </table:table-cell>
          <table:table-cell office:value-type="float" office:value="443571.625" calcext:value-type="float">
            <text:p>443571.625</text:p>
          </table:table-cell>
          <table:table-cell office:value-type="float" office:value="2" calcext:value-type="float">
            <text:p>2</text:p>
          </table:table-cell>
          <table:table-cell office:value-type="float" office:value="25260032" calcext:value-type="float">
            <text:p>25260032</text:p>
          </table:table-cell>
          <table:table-cell office:value-type="float" office:value="6873.24169921875" calcext:value-type="float">
            <text:p>6873.24169921875</text:p>
          </table:table-cell>
          <table:table-cell office:value-type="float" office:value="12" calcext:value-type="float">
            <text:p>12</text:p>
          </table:table-cell>
          <table:table-cell office:value-type="float" office:value="834834432" calcext:value-type="float">
            <text:p>834834432</text:p>
          </table:table-cell>
          <table:table-cell office:value-type="float" office:value="2098.53979492188" calcext:value-type="float">
            <text:p>2098.5397949218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23381248" calcext:value-type="float">
            <text:p>1123381248</text:p>
          </table:table-cell>
          <table:table-cell office:value-type="float" office:value="1135624192" calcext:value-type="float">
            <text:p>1135624192</text:p>
          </table:table-cell>
          <table:table-cell office:value-type="float" office:value="121184.0078125" calcext:value-type="float">
            <text:p>121184.0078125</text:p>
          </table:table-cell>
          <table:table-cell office:value-type="float" office:value="86521.140625" calcext:value-type="float">
            <text:p>86521.140625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928713202476501" calcext:value-type="float">
            <text:p>0.92871320247650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08" calcext:value-type="float">
            <text:p>3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120270" calcext:value-type="float">
            <text:p>76120270</text:p>
          </table:table-cell>
          <table:table-cell office:value-type="float" office:value="93708555" calcext:value-type="float">
            <text:p>93708555</text:p>
          </table:table-cell>
          <table:table-cell office:value-type="float" office:value="4231899" calcext:value-type="float">
            <text:p>4231899</text:p>
          </table:table-cell>
          <table:table-cell office:value-type="float" office:value="5441245" calcext:value-type="float">
            <text:p>5441245</text:p>
          </table:table-cell>
          <table:table-cell office:value-type="float" office:value="16497558" calcext:value-type="float">
            <text:p>16497558</text:p>
          </table:table-cell>
          <table:table-cell office:value-type="float" office:value="9946463" calcext:value-type="float">
            <text:p>9946463</text:p>
          </table:table-cell>
          <table:table-cell office:value-type="float" office:value="80395435" calcext:value-type="float">
            <text:p>80395435</text:p>
          </table:table-cell>
          <table:table-cell table:number-columns-repeated="2" office:value-type="float" office:value="23907673" calcext:value-type="float">
            <text:p>23907673</text:p>
          </table:table-cell>
          <table:table-cell office:value-type="float" office:value="1804998" calcext:value-type="float">
            <text:p>1804998</text:p>
          </table:table-cell>
          <table:table-cell office:value-type="float" office:value="1787718" calcext:value-type="float">
            <text:p>1787718</text:p>
          </table:table-cell>
        </table:table-row>
        <table:table-row table:style-name="ro1">
          <table:table-cell office:value-type="string" calcext:value-type="string">
            <text:p>Sun Apr 30 17:33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141645312" calcext:value-type="float">
            <text:p>1141645312</text:p>
          </table:table-cell>
          <table:table-cell office:value-type="float" office:value="443571.625" calcext:value-type="float">
            <text:p>443571.625</text:p>
          </table:table-cell>
          <table:table-cell office:value-type="float" office:value="2" calcext:value-type="float">
            <text:p>2</text:p>
          </table:table-cell>
          <table:table-cell office:value-type="float" office:value="25255936" calcext:value-type="float">
            <text:p>25255936</text:p>
          </table:table-cell>
          <table:table-cell office:value-type="float" office:value="5397.61572265625" calcext:value-type="float">
            <text:p>5397.61572265625</text:p>
          </table:table-cell>
          <table:table-cell office:value-type="float" office:value="9" calcext:value-type="float">
            <text:p>9</text:p>
          </table:table-cell>
          <table:table-cell office:value-type="float" office:value="834883584" calcext:value-type="float">
            <text:p>834883584</text:p>
          </table:table-cell>
          <table:table-cell office:value-type="float" office:value="1667.35119628906" calcext:value-type="float">
            <text:p>1667.351196289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23553280" calcext:value-type="float">
            <text:p>1123553280</text:p>
          </table:table-cell>
          <table:table-cell office:value-type="float" office:value="1135628288" calcext:value-type="float">
            <text:p>1135628288</text:p>
          </table:table-cell>
          <table:table-cell office:value-type="float" office:value="95390.625" calcext:value-type="float">
            <text:p>95390.625</text:p>
          </table:table-cell>
          <table:table-cell office:value-type="float" office:value="54031.81640625" calcext:value-type="float">
            <text:p>54031.8164062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29305732250214" calcext:value-type="float">
            <text:p>0.929305732250214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623872" calcext:value-type="float">
            <text:p>84623872</text:p>
          </table:table-cell>
          <table:table-cell office:value-type="float" office:value="98644008" calcext:value-type="float">
            <text:p>98644008</text:p>
          </table:table-cell>
          <table:table-cell office:value-type="float" office:value="30991369" calcext:value-type="float">
            <text:p>30991369</text:p>
          </table:table-cell>
          <table:table-cell office:value-type="float" office:value="5084811" calcext:value-type="float">
            <text:p>5084811</text:p>
          </table:table-cell>
          <table:table-cell office:value-type="float" office:value="18969935" calcext:value-type="float">
            <text:p>18969935</text:p>
          </table:table-cell>
          <table:table-cell office:value-type="float" office:value="7384094" calcext:value-type="float">
            <text:p>7384094</text:p>
          </table:table-cell>
          <table:table-cell office:value-type="float" office:value="88549146" calcext:value-type="float">
            <text:p>88549146</text:p>
          </table:table-cell>
          <table:table-cell table:number-columns-repeated="2" office:value-type="float" office:value="22794867" calcext:value-type="float">
            <text:p>22794867</text:p>
          </table:table-cell>
          <table:table-cell office:value-type="float" office:value="3103244" calcext:value-type="float">
            <text:p>3103244</text:p>
          </table:table-cell>
          <table:table-cell office:value-type="float" office:value="2136489" calcext:value-type="float">
            <text:p>2136489</text:p>
          </table:table-cell>
        </table:table-row>
        <table:table-row table:style-name="ro1">
          <table:table-cell office:value-type="string" calcext:value-type="string">
            <text:p>Sun Apr 30 17:32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141645312" calcext:value-type="float">
            <text:p>1141645312</text:p>
          </table:table-cell>
          <table:table-cell office:value-type="float" office:value="385203.71875" calcext:value-type="float">
            <text:p>385203.71875</text:p>
          </table:table-cell>
          <table:table-cell office:value-type="float" office:value="1" calcext:value-type="float">
            <text:p>1</text:p>
          </table:table-cell>
          <table:table-cell office:value-type="float" office:value="25255936" calcext:value-type="float">
            <text:p>25255936</text:p>
          </table:table-cell>
          <table:table-cell office:value-type="float" office:value="3163.42846679687" calcext:value-type="float">
            <text:p>3163.42846679687</text:p>
          </table:table-cell>
          <table:table-cell office:value-type="float" office:value="9" calcext:value-type="float">
            <text:p>9</text:p>
          </table:table-cell>
          <table:table-cell office:value-type="float" office:value="834809856" calcext:value-type="float">
            <text:p>834809856</text:p>
          </table:table-cell>
          <table:table-cell office:value-type="float" office:value="1823.36352539063" calcext:value-type="float">
            <text:p>1823.363525390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24581376" calcext:value-type="float">
            <text:p>1124581376</text:p>
          </table:table-cell>
          <table:table-cell office:value-type="float" office:value="1135738880" calcext:value-type="float">
            <text:p>1135738880</text:p>
          </table:table-cell>
          <table:table-cell office:value-type="float" office:value="95390.625" calcext:value-type="float">
            <text:p>95390.625</text:p>
          </table:table-cell>
          <table:table-cell office:value-type="float" office:value="54031.81640625" calcext:value-type="float">
            <text:p>54031.8164062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928433835506439" calcext:value-type="float">
            <text:p>0.928433835506439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169" calcext:value-type="float">
            <text:p>1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463864" calcext:value-type="float">
            <text:p>86463864</text:p>
          </table:table-cell>
          <table:table-cell office:value-type="float" office:value="90268108" calcext:value-type="float">
            <text:p>90268108</text:p>
          </table:table-cell>
          <table:table-cell office:value-type="float" office:value="4178179" calcext:value-type="float">
            <text:p>4178179</text:p>
          </table:table-cell>
          <table:table-cell office:value-type="float" office:value="3660296" calcext:value-type="float">
            <text:p>3660296</text:p>
          </table:table-cell>
          <table:table-cell office:value-type="float" office:value="5041460" calcext:value-type="float">
            <text:p>5041460</text:p>
          </table:table-cell>
          <table:table-cell office:value-type="float" office:value="4870294" calcext:value-type="float">
            <text:p>4870294</text:p>
          </table:table-cell>
          <table:table-cell office:value-type="float" office:value="83757773" calcext:value-type="float">
            <text:p>83757773</text:p>
          </table:table-cell>
          <table:table-cell table:number-columns-repeated="2" office:value-type="float" office:value="21836161" calcext:value-type="float">
            <text:p>21836161</text:p>
          </table:table-cell>
          <table:table-cell office:value-type="float" office:value="1610697" calcext:value-type="float">
            <text:p>1610697</text:p>
          </table:table-cell>
          <table:table-cell office:value-type="float" office:value="2237613" calcext:value-type="float">
            <text:p>2237613</text:p>
          </table:table-cell>
        </table:table-row>
        <table:table-row table:style-name="ro1">
          <table:table-cell office:value-type="string" calcext:value-type="string">
            <text:p>Sun Apr 30 17:31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141645312" calcext:value-type="float">
            <text:p>1141645312</text:p>
          </table:table-cell>
          <table:table-cell office:value-type="float" office:value="257793.59375" calcext:value-type="float">
            <text:p>257793.59375</text:p>
          </table:table-cell>
          <table:table-cell office:value-type="float" office:value="1" calcext:value-type="float">
            <text:p>1</text:p>
          </table:table-cell>
          <table:table-cell office:value-type="float" office:value="26406912" calcext:value-type="float">
            <text:p>26406912</text:p>
          </table:table-cell>
          <table:table-cell office:value-type="float" office:value="3163.42846679687" calcext:value-type="float">
            <text:p>3163.42846679687</text:p>
          </table:table-cell>
          <table:table-cell office:value-type="float" office:value="8" calcext:value-type="float">
            <text:p>8</text:p>
          </table:table-cell>
          <table:table-cell office:value-type="float" office:value="834867200" calcext:value-type="float">
            <text:p>834867200</text:p>
          </table:table-cell>
          <table:table-cell office:value-type="float" office:value="1470.03759765625" calcext:value-type="float">
            <text:p>1470.037597656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23831808" calcext:value-type="float">
            <text:p>1123831808</text:p>
          </table:table-cell>
          <table:table-cell office:value-type="float" office:value="1135738880" calcext:value-type="float">
            <text:p>1135738880</text:p>
          </table:table-cell>
          <table:table-cell office:value-type="float" office:value="65840.703125" calcext:value-type="float">
            <text:p>65840.703125</text:p>
          </table:table-cell>
          <table:table-cell office:value-type="float" office:value="26219.818359375" calcext:value-type="float">
            <text:p>26219.818359375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28381502628326" calcext:value-type="float">
            <text:p>0.92838150262832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29" calcext:value-type="float">
            <text:p>1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079004" calcext:value-type="float">
            <text:p>94079004</text:p>
          </table:table-cell>
          <table:table-cell office:value-type="float" office:value="98010403" calcext:value-type="float">
            <text:p>98010403</text:p>
          </table:table-cell>
          <table:table-cell office:value-type="float" office:value="3786163" calcext:value-type="float">
            <text:p>3786163</text:p>
          </table:table-cell>
          <table:table-cell office:value-type="float" office:value="6971852" calcext:value-type="float">
            <text:p>6971852</text:p>
          </table:table-cell>
          <table:table-cell office:value-type="float" office:value="3404982" calcext:value-type="float">
            <text:p>3404982</text:p>
          </table:table-cell>
          <table:table-cell office:value-type="float" office:value="3105698" calcext:value-type="float">
            <text:p>3105698</text:p>
          </table:table-cell>
          <table:table-cell office:value-type="float" office:value="93533348" calcext:value-type="float">
            <text:p>93533348</text:p>
          </table:table-cell>
          <table:table-cell table:number-columns-repeated="2" office:value-type="float" office:value="43264967" calcext:value-type="float">
            <text:p>43264967</text:p>
          </table:table-cell>
          <table:table-cell office:value-type="float" office:value="1399608" calcext:value-type="float">
            <text:p>1399608</text:p>
          </table:table-cell>
          <table:table-cell office:value-type="float" office:value="1724944" calcext:value-type="float">
            <text:p>1724944</text:p>
          </table:table-cell>
        </table:table-row>
        <table:table-row table:style-name="ro1">
          <table:table-cell office:value-type="string" calcext:value-type="string">
            <text:p>Sun Apr 30 17:30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1141772288" calcext:value-type="float">
            <text:p>1141772288</text:p>
          </table:table-cell>
          <table:table-cell office:value-type="float" office:value="223198.140625" calcext:value-type="float">
            <text:p>223198.140625</text:p>
          </table:table-cell>
          <table:table-cell office:value-type="float" office:value="1" calcext:value-type="float">
            <text:p>1</text:p>
          </table:table-cell>
          <table:table-cell office:value-type="float" office:value="26406912" calcext:value-type="float">
            <text:p>26406912</text:p>
          </table:table-cell>
          <table:table-cell office:value-type="float" office:value="2446.68798828125" calcext:value-type="float">
            <text:p>2446.68798828125</text:p>
          </table:table-cell>
          <table:table-cell office:value-type="float" office:value="6" calcext:value-type="float">
            <text:p>6</text:p>
          </table:table-cell>
          <table:table-cell office:value-type="float" office:value="834740224" calcext:value-type="float">
            <text:p>834740224</text:p>
          </table:table-cell>
          <table:table-cell office:value-type="float" office:value="950.632385253906" calcext:value-type="float">
            <text:p>950.6323852539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23917824" calcext:value-type="float">
            <text:p>1123917824</text:p>
          </table:table-cell>
          <table:table-cell office:value-type="float" office:value="1135968256" calcext:value-type="float">
            <text:p>1135968256</text:p>
          </table:table-cell>
          <table:table-cell office:value-type="float" office:value="49478.9765625" calcext:value-type="float">
            <text:p>49478.9765625</text:p>
          </table:table-cell>
          <table:table-cell office:value-type="float" office:value="27569.05078125" calcext:value-type="float">
            <text:p>27569.05078125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2996621131897" calcext:value-type="float">
            <text:p>0.92996621131897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588823" calcext:value-type="float">
            <text:p>86588823</text:p>
          </table:table-cell>
          <table:table-cell office:value-type="float" office:value="96068036" calcext:value-type="float">
            <text:p>96068036</text:p>
          </table:table-cell>
          <table:table-cell office:value-type="float" office:value="76629153" calcext:value-type="float">
            <text:p>76629153</text:p>
          </table:table-cell>
          <table:table-cell office:value-type="float" office:value="5809963" calcext:value-type="float">
            <text:p>5809963</text:p>
          </table:table-cell>
          <table:table-cell office:value-type="float" office:value="2759300" calcext:value-type="float">
            <text:p>2759300</text:p>
          </table:table-cell>
          <table:table-cell office:value-type="float" office:value="2848155" calcext:value-type="float">
            <text:p>2848155</text:p>
          </table:table-cell>
          <table:table-cell office:value-type="float" office:value="88928434" calcext:value-type="float">
            <text:p>88928434</text:p>
          </table:table-cell>
          <table:table-cell table:number-columns-repeated="2" office:value-type="float" office:value="46301008" calcext:value-type="float">
            <text:p>46301008</text:p>
          </table:table-cell>
          <table:table-cell office:value-type="float" office:value="1795053" calcext:value-type="float">
            <text:p>1795053</text:p>
          </table:table-cell>
          <table:table-cell office:value-type="float" office:value="1330528" calcext:value-type="float">
            <text:p>1330528</text:p>
          </table:table-cell>
        </table:table-row>
        <table:table-row table:style-name="ro1">
          <table:table-cell office:value-type="string" calcext:value-type="string">
            <text:p>Sun Apr 30 17:29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1141837824" calcext:value-type="float">
            <text:p>1141837824</text:p>
          </table:table-cell>
          <table:table-cell office:value-type="float" office:value="199093.765625" calcext:value-type="float">
            <text:p>199093.765625</text:p>
          </table:table-cell>
          <table:table-cell office:value-type="float" office:value="0" calcext:value-type="float">
            <text:p>0</text:p>
          </table:table-cell>
          <table:table-cell office:value-type="float" office:value="25251840" calcext:value-type="float">
            <text:p>25251840</text:p>
          </table:table-cell>
          <table:table-cell office:value-type="float" office:value="2446.68798828125" calcext:value-type="float">
            <text:p>2446.68798828125</text:p>
          </table:table-cell>
          <table:table-cell office:value-type="float" office:value="7" calcext:value-type="float">
            <text:p>7</text:p>
          </table:table-cell>
          <table:table-cell office:value-type="float" office:value="834580480" calcext:value-type="float">
            <text:p>834580480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3999744" calcext:value-type="float">
            <text:p>1123999744</text:p>
          </table:table-cell>
          <table:table-cell office:value-type="float" office:value="1136054272" calcext:value-type="float">
            <text:p>1136054272</text:p>
          </table:table-cell>
          <table:table-cell office:value-type="float" office:value="50924.4453125" calcext:value-type="float">
            <text:p>50924.4453125</text:p>
          </table:table-cell>
          <table:table-cell office:value-type="float" office:value="16000.2177734375" calcext:value-type="float">
            <text:p>16000.217773437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928514540195465" calcext:value-type="float">
            <text:p>0.928514540195465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827403" calcext:value-type="float">
            <text:p>42827403</text:p>
          </table:table-cell>
          <table:table-cell office:value-type="float" office:value="98743363" calcext:value-type="float">
            <text:p>98743363</text:p>
          </table:table-cell>
          <table:table-cell office:value-type="float" office:value="3201241" calcext:value-type="float">
            <text:p>3201241</text:p>
          </table:table-cell>
          <table:table-cell office:value-type="float" office:value="3472795" calcext:value-type="float">
            <text:p>3472795</text:p>
          </table:table-cell>
          <table:table-cell office:value-type="float" office:value="11218144" calcext:value-type="float">
            <text:p>11218144</text:p>
          </table:table-cell>
          <table:table-cell office:value-type="float" office:value="5745069" calcext:value-type="float">
            <text:p>5745069</text:p>
          </table:table-cell>
          <table:table-cell office:value-type="float" office:value="94386660" calcext:value-type="float">
            <text:p>94386660</text:p>
          </table:table-cell>
          <table:table-cell table:number-columns-repeated="2" office:value-type="float" office:value="10714009" calcext:value-type="float">
            <text:p>10714009</text:p>
          </table:table-cell>
          <table:table-cell office:value-type="float" office:value="1989813" calcext:value-type="float">
            <text:p>1989813</text:p>
          </table:table-cell>
          <table:table-cell office:value-type="float" office:value="1396366" calcext:value-type="float">
            <text:p>1396366</text:p>
          </table:table-cell>
        </table:table-row>
        <table:table-row table:style-name="ro1">
          <table:table-cell office:value-type="string" calcext:value-type="string">
            <text:p>Sun Apr 30 17:28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1141776384" calcext:value-type="float">
            <text:p>1141776384</text:p>
          </table:table-cell>
          <table:table-cell office:value-type="float" office:value="142558.1875" calcext:value-type="float">
            <text:p>142558.1875</text:p>
          </table:table-cell>
          <table:table-cell office:value-type="float" office:value="0" calcext:value-type="float">
            <text:p>0</text:p>
          </table:table-cell>
          <table:table-cell office:value-type="float" office:value="25251840" calcext:value-type="float">
            <text:p>25251840</text:p>
          </table:table-cell>
          <table:table-cell office:value-type="float" office:value="1761.60571289063" calcext:value-type="float">
            <text:p>1761.60571289063</text:p>
          </table:table-cell>
          <table:table-cell office:value-type="float" office:value="6" calcext:value-type="float">
            <text:p>6</text:p>
          </table:table-cell>
          <table:table-cell office:value-type="float" office:value="834576384" calcext:value-type="float">
            <text:p>83457638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4089856" calcext:value-type="float">
            <text:p>1124089856</text:p>
          </table:table-cell>
          <table:table-cell office:value-type="float" office:value="1136054272" calcext:value-type="float">
            <text:p>1136054272</text:p>
          </table:table-cell>
          <table:table-cell office:value-type="float" office:value="24957.447265625" calcext:value-type="float">
            <text:p>24957.447265625</text:p>
          </table:table-cell>
          <table:table-cell office:value-type="float" office:value="12561.7275390625" calcext:value-type="float">
            <text:p>12561.7275390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28480327129364" calcext:value-type="float">
            <text:p>0.92848032712936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213102" calcext:value-type="float">
            <text:p>78213102</text:p>
          </table:table-cell>
          <table:table-cell office:value-type="float" office:value="73323621" calcext:value-type="float">
            <text:p>73323621</text:p>
          </table:table-cell>
          <table:table-cell office:value-type="float" office:value="3127412" calcext:value-type="float">
            <text:p>3127412</text:p>
          </table:table-cell>
          <table:table-cell office:value-type="float" office:value="2995399" calcext:value-type="float">
            <text:p>2995399</text:p>
          </table:table-cell>
          <table:table-cell office:value-type="float" office:value="3448983" calcext:value-type="float">
            <text:p>3448983</text:p>
          </table:table-cell>
          <table:table-cell office:value-type="float" office:value="3561056" calcext:value-type="float">
            <text:p>3561056</text:p>
          </table:table-cell>
          <table:table-cell office:value-type="float" office:value="72123291" calcext:value-type="float">
            <text:p>72123291</text:p>
          </table:table-cell>
          <table:table-cell table:number-columns-repeated="2" office:value-type="float" office:value="23878826" calcext:value-type="float">
            <text:p>23878826</text:p>
          </table:table-cell>
          <table:table-cell office:value-type="float" office:value="1245569" calcext:value-type="float">
            <text:p>1245569</text:p>
          </table:table-cell>
          <table:table-cell office:value-type="float" office:value="2418680" calcext:value-type="float">
            <text:p>2418680</text:p>
          </table:table-cell>
        </table:table-row>
        <table:table-row table:style-name="ro1">
          <table:table-cell office:value-type="string" calcext:value-type="string">
            <text:p>Sun Apr 30 17:27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141710848" calcext:value-type="float">
            <text:p>1141710848</text:p>
          </table:table-cell>
          <table:table-cell office:value-type="float" office:value="119263.7890625" calcext:value-type="float">
            <text:p>119263.7890625</text:p>
          </table:table-cell>
          <table:table-cell office:value-type="float" office:value="0" calcext:value-type="float">
            <text:p>0</text:p>
          </table:table-cell>
          <table:table-cell office:value-type="float" office:value="25251840" calcext:value-type="float">
            <text:p>25251840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834637824" calcext:value-type="float">
            <text:p>83463782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4175872" calcext:value-type="float">
            <text:p>1124175872</text:p>
          </table:table-cell>
          <table:table-cell office:value-type="float" office:value="1136140288" calcext:value-type="float">
            <text:p>1136140288</text:p>
          </table:table-cell>
          <table:table-cell office:value-type="float" office:value="17861.91796875" calcext:value-type="float">
            <text:p>17861.91796875</text:p>
          </table:table-cell>
          <table:table-cell office:value-type="float" office:value="23981.544921875" calcext:value-type="float">
            <text:p>23981.5449218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30362522602081" calcext:value-type="float">
            <text:p>0.9303625226020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09947" calcext:value-type="float">
            <text:p>74709947</text:p>
          </table:table-cell>
          <table:table-cell office:value-type="float" office:value="88422098" calcext:value-type="float">
            <text:p>88422098</text:p>
          </table:table-cell>
          <table:table-cell office:value-type="float" office:value="3086549" calcext:value-type="float">
            <text:p>3086549</text:p>
          </table:table-cell>
          <table:table-cell office:value-type="float" office:value="4143387" calcext:value-type="float">
            <text:p>4143387</text:p>
          </table:table-cell>
          <table:table-cell office:value-type="float" office:value="2735656" calcext:value-type="float">
            <text:p>2735656</text:p>
          </table:table-cell>
          <table:table-cell office:value-type="float" office:value="3547664" calcext:value-type="float">
            <text:p>3547664</text:p>
          </table:table-cell>
          <table:table-cell office:value-type="float" office:value="85320841" calcext:value-type="float">
            <text:p>85320841</text:p>
          </table:table-cell>
          <table:table-cell table:number-columns-repeated="2" office:value-type="float" office:value="50939224" calcext:value-type="float">
            <text:p>50939224</text:p>
          </table:table-cell>
          <table:table-cell office:value-type="float" office:value="1348988" calcext:value-type="float">
            <text:p>1348988</text:p>
          </table:table-cell>
          <table:table-cell office:value-type="float" office:value="1380774" calcext:value-type="float">
            <text:p>1380774</text:p>
          </table:table-cell>
        </table:table-row>
        <table:table-row table:style-name="ro1">
          <table:table-cell office:value-type="string" calcext:value-type="string">
            <text:p>Sun Apr 30 17:26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140690944" calcext:value-type="float">
            <text:p>1140690944</text:p>
          </table:table-cell>
          <table:table-cell office:value-type="float" office:value="119263.7890625" calcext:value-type="float">
            <text:p>119263.7890625</text:p>
          </table:table-cell>
          <table:table-cell office:value-type="float" office:value="0" calcext:value-type="float">
            <text:p>0</text:p>
          </table:table-cell>
          <table:table-cell office:value-type="float" office:value="26406912" calcext:value-type="float">
            <text:p>26406912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834744320" calcext:value-type="float">
            <text:p>8347443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3356672" calcext:value-type="float">
            <text:p>1123356672</text:p>
          </table:table-cell>
          <table:table-cell office:value-type="float" office:value="1136287744" calcext:value-type="float">
            <text:p>1136287744</text:p>
          </table:table-cell>
          <table:table-cell office:value-type="float" office:value="17861.91796875" calcext:value-type="float">
            <text:p>17861.91796875</text:p>
          </table:table-cell>
          <table:table-cell office:value-type="float" office:value="23981.544921875" calcext:value-type="float">
            <text:p>23981.544921875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928433358669281" calcext:value-type="float">
            <text:p>0.92843335866928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379438" calcext:value-type="float">
            <text:p>93379438</text:p>
          </table:table-cell>
          <table:table-cell office:value-type="float" office:value="90770126" calcext:value-type="float">
            <text:p>90770126</text:p>
          </table:table-cell>
          <table:table-cell office:value-type="float" office:value="3054649" calcext:value-type="float">
            <text:p>3054649</text:p>
          </table:table-cell>
          <table:table-cell office:value-type="float" office:value="3032491" calcext:value-type="float">
            <text:p>3032491</text:p>
          </table:table-cell>
          <table:table-cell office:value-type="float" office:value="3833984" calcext:value-type="float">
            <text:p>3833984</text:p>
          </table:table-cell>
          <table:table-cell office:value-type="float" office:value="6994767" calcext:value-type="float">
            <text:p>6994767</text:p>
          </table:table-cell>
          <table:table-cell office:value-type="float" office:value="88553632" calcext:value-type="float">
            <text:p>88553632</text:p>
          </table:table-cell>
          <table:table-cell table:number-columns-repeated="2" office:value-type="float" office:value="20776081" calcext:value-type="float">
            <text:p>20776081</text:p>
          </table:table-cell>
          <table:table-cell office:value-type="float" office:value="1699872" calcext:value-type="float">
            <text:p>1699872</text:p>
          </table:table-cell>
          <table:table-cell office:value-type="float" office:value="1446229" calcext:value-type="float">
            <text:p>1446229</text:p>
          </table:table-cell>
        </table:table-row>
        <table:table-row table:style-name="ro1">
          <table:table-cell office:value-type="string" calcext:value-type="string">
            <text:p>Sun Apr 30 17:25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140625408" calcext:value-type="float">
            <text:p>1140625408</text:p>
          </table:table-cell>
          <table:table-cell office:value-type="float" office:value="55370.01953125" calcext:value-type="float">
            <text:p>55370.01953125</text:p>
          </table:table-cell>
          <table:table-cell office:value-type="float" office:value="0" calcext:value-type="float">
            <text:p>0</text:p>
          </table:table-cell>
          <table:table-cell office:value-type="float" office:value="25251840" calcext:value-type="float">
            <text:p>2525184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834629632" calcext:value-type="float">
            <text:p>83462963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3319808" calcext:value-type="float">
            <text:p>1123319808</text:p>
          </table:table-cell>
          <table:table-cell office:value-type="float" office:value="1136590848" calcext:value-type="float">
            <text:p>1136590848</text:p>
          </table:table-cell>
          <table:table-cell office:value-type="float" office:value="7434.25634765625" calcext:value-type="float">
            <text:p>7434.25634765625</text:p>
          </table:table-cell>
          <table:table-cell office:value-type="float" office:value="7228.9296875" calcext:value-type="float">
            <text:p>7228.9296875</text:p>
          </table:table-cell>
          <table:table-cell office:value-type="float" office:value="0.098750002682209" calcext:value-type="float">
            <text:p>0.09875000268220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928411304950714" calcext:value-type="float">
            <text:p>0.9284113049507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206629" calcext:value-type="float">
            <text:p>88206629</text:p>
          </table:table-cell>
          <table:table-cell office:value-type="float" office:value="82096297" calcext:value-type="float">
            <text:p>82096297</text:p>
          </table:table-cell>
          <table:table-cell office:value-type="float" office:value="3768127" calcext:value-type="float">
            <text:p>3768127</text:p>
          </table:table-cell>
          <table:table-cell office:value-type="float" office:value="3720542" calcext:value-type="float">
            <text:p>3720542</text:p>
          </table:table-cell>
          <table:table-cell office:value-type="float" office:value="4115217" calcext:value-type="float">
            <text:p>4115217</text:p>
          </table:table-cell>
          <table:table-cell office:value-type="float" office:value="3788463" calcext:value-type="float">
            <text:p>3788463</text:p>
          </table:table-cell>
          <table:table-cell office:value-type="float" office:value="83324921" calcext:value-type="float">
            <text:p>83324921</text:p>
          </table:table-cell>
          <table:table-cell table:number-columns-repeated="2" office:value-type="float" office:value="62261712" calcext:value-type="float">
            <text:p>62261712</text:p>
          </table:table-cell>
          <table:table-cell office:value-type="float" office:value="2339563" calcext:value-type="float">
            <text:p>2339563</text:p>
          </table:table-cell>
          <table:table-cell office:value-type="float" office:value="1401026" calcext:value-type="float">
            <text:p>1401026</text:p>
          </table:table-cell>
        </table:table-row>
        <table:table-row table:style-name="ro1">
          <table:table-cell office:value-type="string" calcext:value-type="string">
            <text:p>Sun Apr 30 17:24:00 UTC 2017</text:p>
          </table:table-cell>
          <table:table-cell office:value-type="float" office:value="4" calcext:value-type="float">
            <text:p>4</text:p>
          </table:table-cell>
          <table:table-cell office:value-type="float" office:value="1140625408" calcext:value-type="float">
            <text:p>1140625408</text:p>
          </table:table-cell>
          <table:table-cell office:value-type="float" office:value="1694920" calcext:value-type="float">
            <text:p>1694920</text:p>
          </table:table-cell>
          <table:table-cell office:value-type="float" office:value="3" calcext:value-type="float">
            <text:p>3</text:p>
          </table:table-cell>
          <table:table-cell office:value-type="float" office:value="26398720" calcext:value-type="float">
            <text:p>2639872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834199552" calcext:value-type="float">
            <text:p>834199552</text:p>
          </table:table-cell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23635200" calcext:value-type="float">
            <text:p>1123635200</text:p>
          </table:table-cell>
          <table:table-cell office:value-type="float" office:value="1136549888" calcext:value-type="float">
            <text:p>1136549888</text:p>
          </table:table-cell>
          <table:table-cell office:value-type="float" office:value="586852.5625" calcext:value-type="float">
            <text:p>586852.5625</text:p>
          </table:table-cell>
          <table:table-cell office:value-type="string" calcext:value-type="string">
            <text:p>null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28434312343597" calcext:value-type="float">
            <text:p>0.928434312343597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90419178" calcext:value-type="float">
            <text:p>90419178</text:p>
          </table:table-cell>
          <table:table-cell office:value-type="float" office:value="60656689" calcext:value-type="float">
            <text:p>60656689</text:p>
          </table:table-cell>
          <table:table-cell office:value-type="float" office:value="3763999" calcext:value-type="float">
            <text:p>3763999</text:p>
          </table:table-cell>
          <table:table-cell office:value-type="float" office:value="3359763" calcext:value-type="float">
            <text:p>3359763</text:p>
          </table:table-cell>
          <table:table-cell office:value-type="float" office:value="3263247" calcext:value-type="float">
            <text:p>3263247</text:p>
          </table:table-cell>
          <table:table-cell office:value-type="float" office:value="5026431" calcext:value-type="float">
            <text:p>5026431</text:p>
          </table:table-cell>
          <table:table-cell office:value-type="float" office:value="69961006" calcext:value-type="float">
            <text:p>69961006</text:p>
          </table:table-cell>
          <table:table-cell table:number-columns-repeated="2" office:value-type="float" office:value="21290021" calcext:value-type="float">
            <text:p>21290021</text:p>
          </table:table-cell>
          <table:table-cell office:value-type="float" office:value="1548233" calcext:value-type="float">
            <text:p>1548233</text:p>
          </table:table-cell>
          <table:table-cell office:value-type="float" office:value="3497641" calcext:value-type="float">
            <text:p>3497641</text:p>
          </table:table-cell>
        </table:table-row>
        <table:table-row table:style-name="ro1">
          <table:table-cell office:value-type="string" calcext:value-type="string">
            <text:p>Sun Apr 30 17:23:00 UTC 2017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088.48pt" svg:y="71.66pt">
            <loext:p draw:notify-on-update-of-ranges="Sheet2.L1:Sheet2.L1 Sheet2.L2:Sheet2.L42 Sheet2.M1:Sheet2.M1 Sheet2.M2:Sheet2.M42 Sheet2.N1:Sheet2.N1 Sheet2.N2:Sheet2.N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088.48pt" svg:y="354.84pt">
            <loext:p draw:notify-on-update-of-ranges="Sheet2.L1:Sheet2.L1 Sheet2.L2:Sheet2.L42 Sheet2.M1:Sheet2.M1 Sheet2.M2:Sheet2.M42 Sheet2.N1:Sheet2.N1 Sheet2.N2:Sheet2.N42 Sheet2.O1:Sheet2.O1 Sheet2.O2:Sheet2.O42 Sheet2.P1:Sheet2.P1 Sheet2.P2:Sheet2.P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4" table:number-columns-repeated="18" table:default-cell-style-name="Default"/>
        <table:table-row table:style-name="ro1">
          <table:table-cell/>
          <table:table-cell table:formula="of:=[eventlog_RUN4.B1]" office:value-type="string" office:string-value="cpuusage_middle" calcext:value-type="string">
            <text:p>cpuusage_middle</text:p>
          </table:table-cell>
          <table:table-cell table:formula="of:=[eventlog_RUN4.W1]" office:value-type="string" office:string-value="status_200_count1" calcext:value-type="string">
            <text:p>status_200_count1</text:p>
          </table:table-cell>
          <table:table-cell table:formula="of:=[eventlog_RUN4.X1]" office:value-type="string" office:string-value="status_200_count2" calcext:value-type="string">
            <text:p>status_200_count2</text:p>
          </table:table-cell>
          <table:table-cell table:formula="of:=[eventlog_RUN4.Y1]" office:value-type="string" office:string-value="status_500_count1" calcext:value-type="string">
            <text:p>status_500_count1</text:p>
          </table:table-cell>
          <table:table-cell table:formula="of:=[eventlog_RUN4.Z1]" office:value-type="string" office:string-value="status_500_count2" calcext:value-type="string">
            <text:p>status_500_count2</text:p>
          </table:table-cell>
          <table:table-cell office:value-type="string" calcext:value-type="string">
            <text:p>successes</text:p>
          </table:table-cell>
          <table:table-cell office:value-type="string" calcext:value-type="string">
            <text:p>fails</text:p>
          </table:table-cell>
          <table:table-cell/>
          <table:table-cell office:value-type="string" calcext:value-type="string">
            <text:p>fails_inc</text:p>
          </table:table-cell>
          <table:table-cell/>
          <table:table-cell office:value-type="string" calcext:value-type="string">
            <text:p>cpu_perc</text:p>
          </table:table-cell>
          <table:table-cell office:value-type="string" calcext:value-type="string">
            <text:p>success_perc</text:p>
          </table:table-cell>
          <table:table-cell office:value-type="string" calcext:value-type="string">
            <text:p>fail_perc</text:p>
          </table:table-cell>
          <table:table-cell/>
          <table:table-cell office:value-type="string" calcext:value-type="string">
            <text:p>prediction_metric</text:p>
          </table:table-cell>
          <table:table-cell table:number-columns-repeated="2"/>
        </table:table-row>
        <table:table-row table:style-name="ro1">
          <table:table-cell/>
          <table:table-cell table:formula="of:=[eventlog_RUN4.B2]" office:value-type="float" office:value="983" calcext:value-type="float">
            <text:p>983</text:p>
          </table:table-cell>
          <table:table-cell table:formula="of:=[eventlog_RUN4.W2]" office:value-type="float" office:value="31744" calcext:value-type="float">
            <text:p>31744</text:p>
          </table:table-cell>
          <table:table-cell table:formula="of:=[eventlog_RUN4.X2]" office:value-type="float" office:value="31783" calcext:value-type="float">
            <text:p>31783</text:p>
          </table:table-cell>
          <table:table-cell table:formula="of:=[eventlog_RUN4.Y2]" office:value-type="float" office:value="917" calcext:value-type="float">
            <text:p>917</text:p>
          </table:table-cell>
          <table:table-cell table:formula="of:=[eventlog_RUN4.Z2]" office:value-type="float" office:value="907" calcext:value-type="float">
            <text:p>907</text:p>
          </table:table-cell>
          <table:table-cell table:formula="of:=[.C2]+[.D2]" office:value-type="float" office:value="63527" calcext:value-type="float">
            <text:p>63527</text:p>
          </table:table-cell>
          <table:table-cell table:formula="of:=[.E2]+[.F2]" office:value-type="float" office:value="1824" calcext:value-type="float">
            <text:p>1824</text:p>
          </table:table-cell>
          <table:table-cell/>
          <table:table-cell table:formula="of:=(([.H2]-[.H3])/([.H2]-[.H3] + [.G2]-[.G3]))*100" office:value-type="float" office:value="9.12537917087968" calcext:value-type="float">
            <text:p>9.12537917087968</text:p>
          </table:table-cell>
          <table:table-cell/>
          <table:table-cell table:formula="of:=MAX(0;([.B2]))/1000" office:value-type="float" office:value="0.983" calcext:value-type="float">
            <text:p>0.983</text:p>
          </table:table-cell>
          <table:table-cell table:formula="of:=[.G2]/[.G$2]" office:value-type="float" office:value="1" calcext:value-type="float">
            <text:p>1</text:p>
          </table:table-cell>
          <table:table-cell table:formula="of:=[.H2]/[.H$2]" office:value-type="float" office:value="1" calcext:value-type="float">
            <text:p>1</text:p>
          </table:table-cell>
          <table:table-cell table:formula="of:=ABS([.N2]-[.P2])" office:value-type="float" office:value="0.0850000000000003" calcext:value-type="float">
            <text:p>0.085</text:p>
          </table:table-cell>
          <table:table-cell table:formula="of:=ABS(MAX(0; ([.L2]-0.8)/0.2))" office:value-type="float" office:value="0.915" calcext:value-type="float">
            <text:p>0.915</text:p>
          </table:table-cell>
          <table:table-cell/>
          <table:table-cell table:formula="of:=TTEST([.N2:.N42];[.O2:.O42];2;2)" office:value-type="float" office:value="0.618099999955068" calcext:value-type="float">
            <text:p>0.618099999955068</text:p>
          </table:table-cell>
        </table:table-row>
        <table:table-row table:style-name="ro1">
          <table:table-cell/>
          <table:table-cell table:formula="of:=[eventlog_RUN4.B3]" office:value-type="float" office:value="987" calcext:value-type="float">
            <text:p>987</text:p>
          </table:table-cell>
          <table:table-cell table:formula="of:=[eventlog_RUN4.W3]" office:value-type="float" office:value="29932" calcext:value-type="float">
            <text:p>29932</text:p>
          </table:table-cell>
          <table:table-cell table:formula="of:=[eventlog_RUN4.X3]" office:value-type="float" office:value="30000" calcext:value-type="float">
            <text:p>30000</text:p>
          </table:table-cell>
          <table:table-cell table:formula="of:=[eventlog_RUN4.Y3]" office:value-type="float" office:value="740" calcext:value-type="float">
            <text:p>740</text:p>
          </table:table-cell>
          <table:table-cell table:formula="of:=[eventlog_RUN4.Z3]" office:value-type="float" office:value="723" calcext:value-type="float">
            <text:p>723</text:p>
          </table:table-cell>
          <table:table-cell table:formula="of:=[.C3]+[.D3]" office:value-type="float" office:value="59932" calcext:value-type="float">
            <text:p>59932</text:p>
          </table:table-cell>
          <table:table-cell table:formula="of:=[.E3]+[.F3]" office:value-type="float" office:value="1463" calcext:value-type="float">
            <text:p>1463</text:p>
          </table:table-cell>
          <table:table-cell/>
          <table:table-cell table:formula="of:=(([.H3]-[.H4])/([.H3]-[.H4] + [.G3]-[.G4]))*100" office:value-type="float" office:value="10.4387291981846" calcext:value-type="float">
            <text:p>10.4387291981846</text:p>
          </table:table-cell>
          <table:table-cell/>
          <table:table-cell table:formula="of:=MAX(0;([.B3]))/1000" office:value-type="float" office:value="0.987" calcext:value-type="float">
            <text:p>0.987</text:p>
          </table:table-cell>
          <table:table-cell table:formula="of:=[.G3]/[.G$2]" office:value-type="float" office:value="0.943409888708738" calcext:value-type="float">
            <text:p>0.943409888708738</text:p>
          </table:table-cell>
          <table:table-cell table:formula="of:=[.H3]/[.H$2]" office:value-type="float" office:value="0.802083333333333" calcext:value-type="float">
            <text:p>0.802083333333333</text:p>
          </table:table-cell>
          <table:table-cell table:formula="of:=ABS([.N3]-[.P3])" office:value-type="float" office:value="0.132916666666666" calcext:value-type="float">
            <text:p>0.132916666666666</text:p>
          </table:table-cell>
          <table:table-cell table:formula="of:=ABS(MAX(0; ([.L3]-0.8)/0.2))" office:value-type="float" office:value="0.935" calcext:value-type="float">
            <text:p>0.935</text:p>
          </table:table-cell>
          <table:table-cell table:number-columns-repeated="2"/>
        </table:table-row>
        <table:table-row table:style-name="ro1">
          <table:table-cell/>
          <table:table-cell table:formula="of:=[eventlog_RUN4.B4]" office:value-type="float" office:value="988" calcext:value-type="float">
            <text:p>988</text:p>
          </table:table-cell>
          <table:table-cell table:formula="of:=[eventlog_RUN4.W4]" office:value-type="float" office:value="28128" calcext:value-type="float">
            <text:p>28128</text:p>
          </table:table-cell>
          <table:table-cell table:formula="of:=[eventlog_RUN4.X4]" office:value-type="float" office:value="28252" calcext:value-type="float">
            <text:p>28252</text:p>
          </table:table-cell>
          <table:table-cell table:formula="of:=[eventlog_RUN4.Y4]" office:value-type="float" office:value="531" calcext:value-type="float">
            <text:p>531</text:p>
          </table:table-cell>
          <table:table-cell table:formula="of:=[eventlog_RUN4.Z4]" office:value-type="float" office:value="518" calcext:value-type="float">
            <text:p>518</text:p>
          </table:table-cell>
          <table:table-cell table:formula="of:=[.C4]+[.D4]" office:value-type="float" office:value="56380" calcext:value-type="float">
            <text:p>56380</text:p>
          </table:table-cell>
          <table:table-cell table:formula="of:=[.E4]+[.F4]" office:value-type="float" office:value="1049" calcext:value-type="float">
            <text:p>1049</text:p>
          </table:table-cell>
          <table:table-cell/>
          <table:table-cell table:formula="of:=(([.H4]-[.H5])/([.H4]-[.H5] + [.G4]-[.G5]))*100" office:value-type="float" office:value="7.69034886681945" calcext:value-type="float">
            <text:p>7.69034886681945</text:p>
          </table:table-cell>
          <table:table-cell/>
          <table:table-cell table:formula="of:=MAX(0;([.B4]))/1000" office:value-type="float" office:value="0.988" calcext:value-type="float">
            <text:p>0.988</text:p>
          </table:table-cell>
          <table:table-cell table:formula="of:=[.G4]/[.G$2]" office:value-type="float" office:value="0.887496654965605" calcext:value-type="float">
            <text:p>0.887496654965605</text:p>
          </table:table-cell>
          <table:table-cell table:formula="of:=[.H4]/[.H$2]" office:value-type="float" office:value="0.575109649122807" calcext:value-type="float">
            <text:p>0.575109649122807</text:p>
          </table:table-cell>
          <table:table-cell table:formula="of:=ABS([.N4]-[.P4])" office:value-type="float" office:value="0.364890350877193" calcext:value-type="float">
            <text:p>0.364890350877193</text:p>
          </table:table-cell>
          <table:table-cell table:formula="of:=ABS(MAX(0; ([.L4]-0.8)/0.2))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table:formula="of:=[eventlog_RUN4.B5]" office:value-type="float" office:value="985" calcext:value-type="float">
            <text:p>985</text:p>
          </table:table-cell>
          <table:table-cell table:formula="of:=[eventlog_RUN4.W5]" office:value-type="float" office:value="26292" calcext:value-type="float">
            <text:p>26292</text:p>
          </table:table-cell>
          <table:table-cell table:formula="of:=[eventlog_RUN4.X5]" office:value-type="float" office:value="26463" calcext:value-type="float">
            <text:p>26463</text:p>
          </table:table-cell>
          <table:table-cell table:formula="of:=[eventlog_RUN4.Y5]" office:value-type="float" office:value="394" calcext:value-type="float">
            <text:p>394</text:p>
          </table:table-cell>
          <table:table-cell table:formula="of:=[eventlog_RUN4.Z5]" office:value-type="float" office:value="353" calcext:value-type="float">
            <text:p>353</text:p>
          </table:table-cell>
          <table:table-cell table:formula="of:=[.C5]+[.D5]" office:value-type="float" office:value="52755" calcext:value-type="float">
            <text:p>52755</text:p>
          </table:table-cell>
          <table:table-cell table:formula="of:=[.E5]+[.F5]" office:value-type="float" office:value="747" calcext:value-type="float">
            <text:p>747</text:p>
          </table:table-cell>
          <table:table-cell/>
          <table:table-cell table:formula="of:=(([.H5]-[.H6])/([.H5]-[.H6] + [.G5]-[.G6]))*100" office:value-type="float" office:value="6.60882878285277" calcext:value-type="float">
            <text:p>6.60882878285277</text:p>
          </table:table-cell>
          <table:table-cell/>
          <table:table-cell table:formula="of:=MAX(0;([.B5]))/1000" office:value-type="float" office:value="0.985" calcext:value-type="float">
            <text:p>0.985</text:p>
          </table:table-cell>
          <table:table-cell table:formula="of:=[.G5]/[.G$2]" office:value-type="float" office:value="0.830434303524486" calcext:value-type="float">
            <text:p>0.830434303524486</text:p>
          </table:table-cell>
          <table:table-cell table:formula="of:=[.H5]/[.H$2]" office:value-type="float" office:value="0.40953947368421" calcext:value-type="float">
            <text:p>0.40953947368421</text:p>
          </table:table-cell>
          <table:table-cell table:formula="of:=ABS([.N5]-[.P5])" office:value-type="float" office:value="0.515460526315789" calcext:value-type="float">
            <text:p>0.515460526315789</text:p>
          </table:table-cell>
          <table:table-cell table:formula="of:=ABS(MAX(0; ([.L5]-0.8)/0.2))" office:value-type="float" office:value="0.925" calcext:value-type="float">
            <text:p>0.925</text:p>
          </table:table-cell>
          <table:table-cell table:number-columns-repeated="2"/>
        </table:table-row>
        <table:table-row table:style-name="ro1">
          <table:table-cell/>
          <table:table-cell table:formula="of:=[eventlog_RUN4.B6]" office:value-type="float" office:value="967" calcext:value-type="float">
            <text:p>967</text:p>
          </table:table-cell>
          <table:table-cell table:formula="of:=[eventlog_RUN4.W6]" office:value-type="float" office:value="24457" calcext:value-type="float">
            <text:p>24457</text:p>
          </table:table-cell>
          <table:table-cell table:formula="of:=[eventlog_RUN4.X6]" office:value-type="float" office:value="24638" calcext:value-type="float">
            <text:p>24638</text:p>
          </table:table-cell>
          <table:table-cell table:formula="of:=[eventlog_RUN4.Y6]" office:value-type="float" office:value="258" calcext:value-type="float">
            <text:p>258</text:p>
          </table:table-cell>
          <table:table-cell table:formula="of:=[eventlog_RUN4.Z6]" office:value-type="float" office:value="230" calcext:value-type="float">
            <text:p>230</text:p>
          </table:table-cell>
          <table:table-cell table:formula="of:=[.C6]+[.D6]" office:value-type="float" office:value="49095" calcext:value-type="float">
            <text:p>49095</text:p>
          </table:table-cell>
          <table:table-cell table:formula="of:=[.E6]+[.F6]" office:value-type="float" office:value="488" calcext:value-type="float">
            <text:p>488</text:p>
          </table:table-cell>
          <table:table-cell/>
          <table:table-cell table:formula="of:=(([.H6]-[.H7])/([.H6]-[.H7] + [.G6]-[.G7]))*100" office:value-type="float" office:value="5.53159096675971" calcext:value-type="float">
            <text:p>5.53159096675971</text:p>
          </table:table-cell>
          <table:table-cell/>
          <table:table-cell table:formula="of:=MAX(0;([.B6]))/1000" office:value-type="float" office:value="0.967" calcext:value-type="float">
            <text:p>0.967</text:p>
          </table:table-cell>
          <table:table-cell table:formula="of:=[.G6]/[.G$2]" office:value-type="float" office:value="0.772821005241866" calcext:value-type="float">
            <text:p>0.772821005241866</text:p>
          </table:table-cell>
          <table:table-cell table:formula="of:=[.H6]/[.H$2]" office:value-type="float" office:value="0.267543859649123" calcext:value-type="float">
            <text:p>0.267543859649123</text:p>
          </table:table-cell>
          <table:table-cell table:formula="of:=ABS([.N6]-[.P6])" office:value-type="float" office:value="0.567456140350877" calcext:value-type="float">
            <text:p>0.567456140350877</text:p>
          </table:table-cell>
          <table:table-cell table:formula="of:=ABS(MAX(0; ([.L6]-0.8)/0.2))" office:value-type="float" office:value="0.835" calcext:value-type="float">
            <text:p>0.835</text:p>
          </table:table-cell>
          <table:table-cell table:number-columns-repeated="2"/>
        </table:table-row>
        <table:table-row table:style-name="ro1">
          <table:table-cell/>
          <table:table-cell table:formula="of:=[eventlog_RUN4.B7]" office:value-type="float" office:value="898" calcext:value-type="float">
            <text:p>898</text:p>
          </table:table-cell>
          <table:table-cell table:formula="of:=[eventlog_RUN4.W7]" office:value-type="float" office:value="22608" calcext:value-type="float">
            <text:p>22608</text:p>
          </table:table-cell>
          <table:table-cell table:formula="of:=[eventlog_RUN4.X7]" office:value-type="float" office:value="22764" calcext:value-type="float">
            <text:p>22764</text:p>
          </table:table-cell>
          <table:table-cell table:formula="of:=[eventlog_RUN4.Y7]" office:value-type="float" office:value="134" calcext:value-type="float">
            <text:p>134</text:p>
          </table:table-cell>
          <table:table-cell table:formula="of:=[eventlog_RUN4.Z7]" office:value-type="float" office:value="136" calcext:value-type="float">
            <text:p>136</text:p>
          </table:table-cell>
          <table:table-cell table:formula="of:=[.C7]+[.D7]" office:value-type="float" office:value="45372" calcext:value-type="float">
            <text:p>45372</text:p>
          </table:table-cell>
          <table:table-cell table:formula="of:=[.E7]+[.F7]" office:value-type="float" office:value="270" calcext:value-type="float">
            <text:p>270</text:p>
          </table:table-cell>
          <table:table-cell/>
          <table:table-cell table:formula="of:=(([.H7]-[.H8])/([.H7]-[.H8] + [.G7]-[.G8]))*100" office:value-type="float" office:value="2.64730999146029" calcext:value-type="float">
            <text:p>2.64730999146029</text:p>
          </table:table-cell>
          <table:table-cell/>
          <table:table-cell table:formula="of:=MAX(0;([.B7]))/1000" office:value-type="float" office:value="0.898" calcext:value-type="float">
            <text:p>0.898</text:p>
          </table:table-cell>
          <table:table-cell table:formula="of:=[.G7]/[.G$2]" office:value-type="float" office:value="0.714216002644545" calcext:value-type="float">
            <text:p>0.714216002644545</text:p>
          </table:table-cell>
          <table:table-cell table:formula="of:=[.H7]/[.H$2]" office:value-type="float" office:value="0.148026315789474" calcext:value-type="float">
            <text:p>0.148026315789474</text:p>
          </table:table-cell>
          <table:table-cell table:formula="of:=ABS([.N7]-[.P7])" office:value-type="float" office:value="0.341973684210526" calcext:value-type="float">
            <text:p>0.341973684210526</text:p>
          </table:table-cell>
          <table:table-cell table:formula="of:=ABS(MAX(0; ([.L7]-0.8)/0.2))"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table-cell table:formula="of:=[eventlog_RUN4.B8]" office:value-type="float" office:value="872" calcext:value-type="float">
            <text:p>872</text:p>
          </table:table-cell>
          <table:table-cell table:formula="of:=[eventlog_RUN4.W8]" office:value-type="float" office:value="20913" calcext:value-type="float">
            <text:p>20913</text:p>
          </table:table-cell>
          <table:table-cell table:formula="of:=[eventlog_RUN4.X8]" office:value-type="float" office:value="21039" calcext:value-type="float">
            <text:p>21039</text:p>
          </table:table-cell>
          <table:table-cell table:formula="of:=[eventlog_RUN4.Y8]" office:value-type="float" office:value="93" calcext:value-type="float">
            <text:p>93</text:p>
          </table:table-cell>
          <table:table-cell table:formula="of:=[eventlog_RUN4.Z8]" office:value-type="float" office:value="84" calcext:value-type="float">
            <text:p>84</text:p>
          </table:table-cell>
          <table:table-cell table:formula="of:=[.C8]+[.D8]" office:value-type="float" office:value="41952" calcext:value-type="float">
            <text:p>41952</text:p>
          </table:table-cell>
          <table:table-cell table:formula="of:=[.E8]+[.F8]" office:value-type="float" office:value="177" calcext:value-type="float">
            <text:p>177</text:p>
          </table:table-cell>
          <table:table-cell/>
          <table:table-cell table:formula="of:=(([.H8]-[.H9])/([.H8]-[.H9] + [.G8]-[.G9]))*100" office:value-type="float" office:value="1.51994933502217" calcext:value-type="float">
            <text:p>1.51994933502217</text:p>
          </table:table-cell>
          <table:table-cell/>
          <table:table-cell table:formula="of:=MAX(0;([.B8]))/1000" office:value-type="float" office:value="0.872" calcext:value-type="float">
            <text:p>0.872</text:p>
          </table:table-cell>
          <table:table-cell table:formula="of:=[.G8]/[.G$2]" office:value-type="float" office:value="0.660380625560785" calcext:value-type="float">
            <text:p>0.660380625560785</text:p>
          </table:table-cell>
          <table:table-cell table:formula="of:=[.H8]/[.H$2]" office:value-type="float" office:value="0.0970394736842105" calcext:value-type="float">
            <text:p>0.097039473684211</text:p>
          </table:table-cell>
          <table:table-cell table:formula="of:=ABS([.N8]-[.P8])" office:value-type="float" office:value="0.262960526315789" calcext:value-type="float">
            <text:p>0.262960526315789</text:p>
          </table:table-cell>
          <table:table-cell table:formula="of:=ABS(MAX(0; ([.L8]-0.8)/0.2))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table:formula="of:=[eventlog_RUN4.B9]" office:value-type="float" office:value="865" calcext:value-type="float">
            <text:p>865</text:p>
          </table:table-cell>
          <table:table-cell table:formula="of:=[eventlog_RUN4.W9]" office:value-type="float" office:value="19360" calcext:value-type="float">
            <text:p>19360</text:p>
          </table:table-cell>
          <table:table-cell table:formula="of:=[eventlog_RUN4.X9]" office:value-type="float" office:value="19482" calcext:value-type="float">
            <text:p>19482</text:p>
          </table:table-cell>
          <table:table-cell table:formula="of:=[eventlog_RUN4.Y9]" office:value-type="float" office:value="65" calcext:value-type="float">
            <text:p>65</text:p>
          </table:table-cell>
          <table:table-cell table:formula="of:=[eventlog_RUN4.Z9]" office:value-type="float" office:value="64" calcext:value-type="float">
            <text:p>64</text:p>
          </table:table-cell>
          <table:table-cell table:formula="of:=[.C9]+[.D9]" office:value-type="float" office:value="38842" calcext:value-type="float">
            <text:p>38842</text:p>
          </table:table-cell>
          <table:table-cell table:formula="of:=[.E9]+[.F9]" office:value-type="float" office:value="129" calcext:value-type="float">
            <text:p>129</text:p>
          </table:table-cell>
          <table:table-cell/>
          <table:table-cell table:formula="of:=(([.H9]-[.H10])/([.H9]-[.H10] + [.G9]-[.G10]))*100" office:value-type="float" office:value="1.10514682664983" calcext:value-type="float">
            <text:p>1.10514682664983</text:p>
          </table:table-cell>
          <table:table-cell/>
          <table:table-cell table:formula="of:=MAX(0;([.B9]))/1000" office:value-type="float" office:value="0.865" calcext:value-type="float">
            <text:p>0.865</text:p>
          </table:table-cell>
          <table:table-cell table:formula="of:=[.G9]/[.G$2]" office:value-type="float" office:value="0.611425063358887" calcext:value-type="float">
            <text:p>0.611425063358887</text:p>
          </table:table-cell>
          <table:table-cell table:formula="of:=[.H9]/[.H$2]" office:value-type="float" office:value="0.0707236842105263" calcext:value-type="float">
            <text:p>0.070723684210526</text:p>
          </table:table-cell>
          <table:table-cell table:formula="of:=ABS([.N9]-[.P9])" office:value-type="float" office:value="0.254276315789473" calcext:value-type="float">
            <text:p>0.254276315789473</text:p>
          </table:table-cell>
          <table:table-cell table:formula="of:=ABS(MAX(0; ([.L9]-0.8)/0.2))"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/>
          <table:table-cell table:formula="of:=[eventlog_RUN4.B10]" office:value-type="float" office:value="799" calcext:value-type="float">
            <text:p>799</text:p>
          </table:table-cell>
          <table:table-cell table:formula="of:=[eventlog_RUN4.W10]" office:value-type="float" office:value="17781" calcext:value-type="float">
            <text:p>17781</text:p>
          </table:table-cell>
          <table:table-cell table:formula="of:=[eventlog_RUN4.X10]" office:value-type="float" office:value="17929" calcext:value-type="float">
            <text:p>17929</text:p>
          </table:table-cell>
          <table:table-cell table:formula="of:=[eventlog_RUN4.Y10]" office:value-type="float" office:value="50" calcext:value-type="float">
            <text:p>50</text:p>
          </table:table-cell>
          <table:table-cell table:formula="of:=[eventlog_RUN4.Z10]" office:value-type="float" office:value="44" calcext:value-type="float">
            <text:p>44</text:p>
          </table:table-cell>
          <table:table-cell table:formula="of:=[.C10]+[.D10]" office:value-type="float" office:value="35710" calcext:value-type="float">
            <text:p>35710</text:p>
          </table:table-cell>
          <table:table-cell table:formula="of:=[.E10]+[.F10]" office:value-type="float" office:value="94" calcext:value-type="float">
            <text:p>94</text:p>
          </table:table-cell>
          <table:table-cell/>
          <table:table-cell table:formula="of:=(([.H10]-[.H11])/([.H10]-[.H11] + [.G10]-[.G11]))*100" office:value-type="float" office:value="1.8280297901151" calcext:value-type="float">
            <text:p>1.8280297901151</text:p>
          </table:table-cell>
          <table:table-cell/>
          <table:table-cell table:formula="of:=MAX(0;([.B10]))/1000" office:value-type="float" office:value="0.799" calcext:value-type="float">
            <text:p>0.799</text:p>
          </table:table-cell>
          <table:table-cell table:formula="of:=[.G10]/[.G$2]" office:value-type="float" office:value="0.562123191713759" calcext:value-type="float">
            <text:p>0.562123191713759</text:p>
          </table:table-cell>
          <table:table-cell table:formula="of:=[.H10]/[.H$2]" office:value-type="float" office:value="0.0515350877192982" calcext:value-type="float">
            <text:p>0.051535087719298</text:p>
          </table:table-cell>
          <table:table-cell table:formula="of:=ABS([.N10]-[.P10])" office:value-type="float" office:value="0.0515350877192982" calcext:value-type="float">
            <text:p>0.051535087719298</text:p>
          </table:table-cell>
          <table:table-cell table:formula="of:=ABS(MAX(0; ([.L10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1]" office:value-type="float" office:value="777" calcext:value-type="float">
            <text:p>777</text:p>
          </table:table-cell>
          <table:table-cell table:formula="of:=[eventlog_RUN4.W11]" office:value-type="float" office:value="16345" calcext:value-type="float">
            <text:p>16345</text:p>
          </table:table-cell>
          <table:table-cell table:formula="of:=[eventlog_RUN4.X11]" office:value-type="float" office:value="16465" calcext:value-type="float">
            <text:p>16465</text:p>
          </table:table-cell>
          <table:table-cell table:formula="of:=[eventlog_RUN4.Y11]" office:value-type="float" office:value="23" calcext:value-type="float">
            <text:p>23</text:p>
          </table:table-cell>
          <table:table-cell table:formula="of:=[eventlog_RUN4.Z11]" office:value-type="float" office:value="17" calcext:value-type="float">
            <text:p>17</text:p>
          </table:table-cell>
          <table:table-cell table:formula="of:=[.C11]+[.D11]" office:value-type="float" office:value="32810" calcext:value-type="float">
            <text:p>32810</text:p>
          </table:table-cell>
          <table:table-cell table:formula="of:=[.E11]+[.F11]" office:value-type="float" office:value="40" calcext:value-type="float">
            <text:p>40</text:p>
          </table:table-cell>
          <table:table-cell/>
          <table:table-cell table:formula="of:=(([.H11]-[.H12])/([.H11]-[.H12] + [.G11]-[.G12]))*100" office:value-type="float" office:value="0.108420672208168" calcext:value-type="float">
            <text:p>0.108420672208168</text:p>
          </table:table-cell>
          <table:table-cell/>
          <table:table-cell table:formula="of:=MAX(0;([.B11]))/1000" office:value-type="float" office:value="0.777" calcext:value-type="float">
            <text:p>0.777</text:p>
          </table:table-cell>
          <table:table-cell table:formula="of:=[.G11]/[.G$2]" office:value-type="float" office:value="0.516473310560864" calcext:value-type="float">
            <text:p>0.516473310560864</text:p>
          </table:table-cell>
          <table:table-cell table:formula="of:=[.H11]/[.H$2]" office:value-type="float" office:value="0.0219298245614035" calcext:value-type="float">
            <text:p>0.021929824561404</text:p>
          </table:table-cell>
          <table:table-cell table:formula="of:=ABS([.N11]-[.P11])" office:value-type="float" office:value="0.0219298245614035" calcext:value-type="float">
            <text:p>0.021929824561404</text:p>
          </table:table-cell>
          <table:table-cell table:formula="of:=ABS(MAX(0; ([.L11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2]" office:value-type="float" office:value="743" calcext:value-type="float">
            <text:p>743</text:p>
          </table:table-cell>
          <table:table-cell table:formula="of:=[eventlog_RUN4.W12]" office:value-type="float" office:value="14968" calcext:value-type="float">
            <text:p>14968</text:p>
          </table:table-cell>
          <table:table-cell table:formula="of:=[eventlog_RUN4.X12]" office:value-type="float" office:value="15078" calcext:value-type="float">
            <text:p>15078</text:p>
          </table:table-cell>
          <table:table-cell table:formula="of:=[eventlog_RUN4.Y12]" office:value-type="float" office:value="22" calcext:value-type="float">
            <text:p>22</text:p>
          </table:table-cell>
          <table:table-cell table:formula="of:=[eventlog_RUN4.Z12]" office:value-type="float" office:value="15" calcext:value-type="float">
            <text:p>15</text:p>
          </table:table-cell>
          <table:table-cell table:formula="of:=[.C12]+[.D12]" office:value-type="float" office:value="30046" calcext:value-type="float">
            <text:p>30046</text:p>
          </table:table-cell>
          <table:table-cell table:formula="of:=[.E12]+[.F12]" office:value-type="float" office:value="37" calcext:value-type="float">
            <text:p>37</text:p>
          </table:table-cell>
          <table:table-cell/>
          <table:table-cell table:formula="of:=(([.H12]-[.H13])/([.H12]-[.H13] + [.G12]-[.G13]))*100" office:value-type="float" office:value="0.10752688172043" calcext:value-type="float">
            <text:p>0.10752688172043</text:p>
          </table:table-cell>
          <table:table-cell/>
          <table:table-cell table:formula="of:=MAX(0;([.B12]))/1000" office:value-type="float" office:value="0.743" calcext:value-type="float">
            <text:p>0.743</text:p>
          </table:table-cell>
          <table:table-cell table:formula="of:=[.G12]/[.G$2]" office:value-type="float" office:value="0.472964251420656" calcext:value-type="float">
            <text:p>0.472964251420656</text:p>
          </table:table-cell>
          <table:table-cell table:formula="of:=[.H12]/[.H$2]" office:value-type="float" office:value="0.0202850877192982" calcext:value-type="float">
            <text:p>0.020285087719298</text:p>
          </table:table-cell>
          <table:table-cell table:formula="of:=ABS([.N12]-[.P12])" office:value-type="float" office:value="0.0202850877192982" calcext:value-type="float">
            <text:p>0.020285087719298</text:p>
          </table:table-cell>
          <table:table-cell table:formula="of:=ABS(MAX(0; ([.L12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3]" office:value-type="float" office:value="682" calcext:value-type="float">
            <text:p>682</text:p>
          </table:table-cell>
          <table:table-cell table:formula="of:=[eventlog_RUN4.W13]" office:value-type="float" office:value="13566" calcext:value-type="float">
            <text:p>13566</text:p>
          </table:table-cell>
          <table:table-cell table:formula="of:=[eventlog_RUN4.X13]" office:value-type="float" office:value="13693" calcext:value-type="float">
            <text:p>13693</text:p>
          </table:table-cell>
          <table:table-cell table:formula="of:=[eventlog_RUN4.Y13]" office:value-type="float" office:value="20" calcext:value-type="float">
            <text:p>20</text:p>
          </table:table-cell>
          <table:table-cell table:formula="of:=[eventlog_RUN4.Z13]" office:value-type="float" office:value="14" calcext:value-type="float">
            <text:p>14</text:p>
          </table:table-cell>
          <table:table-cell table:formula="of:=[.C13]+[.D13]" office:value-type="float" office:value="27259" calcext:value-type="float">
            <text:p>27259</text:p>
          </table:table-cell>
          <table:table-cell table:formula="of:=[.E13]+[.F13]" office:value-type="float" office:value="34" calcext:value-type="float">
            <text:p>34</text:p>
          </table:table-cell>
          <table:table-cell/>
          <table:table-cell table:formula="of:=(([.H13]-[.H14])/([.H13]-[.H14] + [.G13]-[.G14]))*100" office:value-type="float" office:value="0.815533980582524" calcext:value-type="float">
            <text:p>0.815533980582524</text:p>
          </table:table-cell>
          <table:table-cell/>
          <table:table-cell table:formula="of:=MAX(0;([.B13]))/1000" office:value-type="float" office:value="0.682" calcext:value-type="float">
            <text:p>0.682</text:p>
          </table:table-cell>
          <table:table-cell table:formula="of:=[.G13]/[.G$2]" office:value-type="float" office:value="0.42909314149889" calcext:value-type="float">
            <text:p>0.42909314149889</text:p>
          </table:table-cell>
          <table:table-cell table:formula="of:=[.H13]/[.H$2]" office:value-type="float" office:value="0.018640350877193" calcext:value-type="float">
            <text:p>0.018640350877193</text:p>
          </table:table-cell>
          <table:table-cell table:formula="of:=ABS([.N13]-[.P13])" office:value-type="float" office:value="0.018640350877193" calcext:value-type="float">
            <text:p>0.018640350877193</text:p>
          </table:table-cell>
          <table:table-cell table:formula="of:=ABS(MAX(0; ([.L13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4]" office:value-type="float" office:value="653" calcext:value-type="float">
            <text:p>653</text:p>
          </table:table-cell>
          <table:table-cell table:formula="of:=[eventlog_RUN4.W14]" office:value-type="float" office:value="12312" calcext:value-type="float">
            <text:p>12312</text:p>
          </table:table-cell>
          <table:table-cell table:formula="of:=[eventlog_RUN4.X14]" office:value-type="float" office:value="12393" calcext:value-type="float">
            <text:p>12393</text:p>
          </table:table-cell>
          <table:table-cell table:formula="of:=[eventlog_RUN4.Y14]" office:value-type="float" office:value="8" calcext:value-type="float">
            <text:p>8</text:p>
          </table:table-cell>
          <table:table-cell table:formula="of:=[eventlog_RUN4.Z14]" office:value-type="float" office:value="5" calcext:value-type="float">
            <text:p>5</text:p>
          </table:table-cell>
          <table:table-cell table:formula="of:=[.C14]+[.D14]" office:value-type="float" office:value="24705" calcext:value-type="float">
            <text:p>24705</text:p>
          </table:table-cell>
          <table:table-cell table:formula="of:=[.E14]+[.F14]" office:value-type="float" office:value="13" calcext:value-type="float">
            <text:p>13</text:p>
          </table:table-cell>
          <table:table-cell/>
          <table:table-cell table:formula="of:=(([.H14]-[.H15])/([.H14]-[.H15] + [.G14]-[.G15]))*100" office:value-type="float" office:value="0.0419111483654652" calcext:value-type="float">
            <text:p>0.041911148365465</text:p>
          </table:table-cell>
          <table:table-cell/>
          <table:table-cell table:formula="of:=MAX(0;([.B14]))/1000" office:value-type="float" office:value="0.653" calcext:value-type="float">
            <text:p>0.653</text:p>
          </table:table-cell>
          <table:table-cell table:formula="of:=[.G14]/[.G$2]" office:value-type="float" office:value="0.388889763407685" calcext:value-type="float">
            <text:p>0.388889763407685</text:p>
          </table:table-cell>
          <table:table-cell table:formula="of:=[.H14]/[.H$2]" office:value-type="float" office:value="0.00712719298245614" calcext:value-type="float">
            <text:p>0.007127192982456</text:p>
          </table:table-cell>
          <table:table-cell table:formula="of:=ABS([.N14]-[.P14])" office:value-type="float" office:value="0.00712719298245614" calcext:value-type="float">
            <text:p>0.007127192982456</text:p>
          </table:table-cell>
          <table:table-cell table:formula="of:=ABS(MAX(0; ([.L14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5]" office:value-type="float" office:value="643" calcext:value-type="float">
            <text:p>643</text:p>
          </table:table-cell>
          <table:table-cell table:formula="of:=[eventlog_RUN4.W15]" office:value-type="float" office:value="11117" calcext:value-type="float">
            <text:p>11117</text:p>
          </table:table-cell>
          <table:table-cell table:formula="of:=[eventlog_RUN4.X15]" office:value-type="float" office:value="11203" calcext:value-type="float">
            <text:p>11203</text:p>
          </table:table-cell>
          <table:table-cell table:formula="of:=[eventlog_RUN4.Y15]" office:value-type="float" office:value="8" calcext:value-type="float">
            <text:p>8</text:p>
          </table:table-cell>
          <table:table-cell table:formula="of:=[eventlog_RUN4.Z15]" office:value-type="float" office:value="4" calcext:value-type="float">
            <text:p>4</text:p>
          </table:table-cell>
          <table:table-cell table:formula="of:=[.C15]+[.D15]" office:value-type="float" office:value="22320" calcext:value-type="float">
            <text:p>22320</text:p>
          </table:table-cell>
          <table:table-cell table:formula="of:=[.E15]+[.F15]" office:value-type="float" office:value="12" calcext:value-type="float">
            <text:p>12</text:p>
          </table:table-cell>
          <table:table-cell/>
          <table:table-cell table:formula="of:=(([.H15]-[.H16])/([.H15]-[.H16] + [.G15]-[.G16]))*100" office:value-type="float" office:value="0" calcext:value-type="float">
            <text:p>0</text:p>
          </table:table-cell>
          <table:table-cell/>
          <table:table-cell table:formula="of:=MAX(0;([.B15]))/1000" office:value-type="float" office:value="0.643" calcext:value-type="float">
            <text:p>0.643</text:p>
          </table:table-cell>
          <table:table-cell table:formula="of:=[.G15]/[.G$2]" office:value-type="float" office:value="0.35134667149401" calcext:value-type="float">
            <text:p>0.35134667149401</text:p>
          </table:table-cell>
          <table:table-cell table:formula="of:=[.H15]/[.H$2]" office:value-type="float" office:value="0.00657894736842105" calcext:value-type="float">
            <text:p>0.006578947368421</text:p>
          </table:table-cell>
          <table:table-cell table:formula="of:=ABS([.N15]-[.P15])" office:value-type="float" office:value="0.00657894736842105" calcext:value-type="float">
            <text:p>0.006578947368421</text:p>
          </table:table-cell>
          <table:table-cell table:formula="of:=ABS(MAX(0; ([.L15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6]" office:value-type="float" office:value="585" calcext:value-type="float">
            <text:p>585</text:p>
          </table:table-cell>
          <table:table-cell table:formula="of:=[eventlog_RUN4.W16]" office:value-type="float" office:value="9892" calcext:value-type="float">
            <text:p>9892</text:p>
          </table:table-cell>
          <table:table-cell table:formula="of:=[eventlog_RUN4.X16]" office:value-type="float" office:value="10010" calcext:value-type="float">
            <text:p>10010</text:p>
          </table:table-cell>
          <table:table-cell table:formula="of:=[eventlog_RUN4.Y16]" office:value-type="float" office:value="8" calcext:value-type="float">
            <text:p>8</text:p>
          </table:table-cell>
          <table:table-cell table:formula="of:=[eventlog_RUN4.Z16]" office:value-type="float" office:value="4" calcext:value-type="float">
            <text:p>4</text:p>
          </table:table-cell>
          <table:table-cell table:formula="of:=[.C16]+[.D16]" office:value-type="float" office:value="19902" calcext:value-type="float">
            <text:p>19902</text:p>
          </table:table-cell>
          <table:table-cell table:formula="of:=[.E16]+[.F16]" office:value-type="float" office:value="12" calcext:value-type="float">
            <text:p>12</text:p>
          </table:table-cell>
          <table:table-cell/>
          <table:table-cell table:formula="of:=(([.H16]-[.H17])/([.H16]-[.H17] + [.G16]-[.G17]))*100" office:value-type="float" office:value="0.463177396943029" calcext:value-type="float">
            <text:p>0.463177396943029</text:p>
          </table:table-cell>
          <table:table-cell/>
          <table:table-cell table:formula="of:=MAX(0;([.B16]))/1000" office:value-type="float" office:value="0.585" calcext:value-type="float">
            <text:p>0.585</text:p>
          </table:table-cell>
          <table:table-cell table:formula="of:=[.G16]/[.G$2]" office:value-type="float" office:value="0.313284115415493" calcext:value-type="float">
            <text:p>0.313284115415493</text:p>
          </table:table-cell>
          <table:table-cell table:formula="of:=[.H16]/[.H$2]" office:value-type="float" office:value="0.00657894736842105" calcext:value-type="float">
            <text:p>0.006578947368421</text:p>
          </table:table-cell>
          <table:table-cell table:formula="of:=ABS([.N16]-[.P16])" office:value-type="float" office:value="0.00657894736842105" calcext:value-type="float">
            <text:p>0.006578947368421</text:p>
          </table:table-cell>
          <table:table-cell table:formula="of:=ABS(MAX(0; ([.L16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7]" office:value-type="float" office:value="556" calcext:value-type="float">
            <text:p>556</text:p>
          </table:table-cell>
          <table:table-cell table:formula="of:=[eventlog_RUN4.W17]" office:value-type="float" office:value="8827" calcext:value-type="float">
            <text:p>8827</text:p>
          </table:table-cell>
          <table:table-cell table:formula="of:=[eventlog_RUN4.X17]" office:value-type="float" office:value="8926" calcext:value-type="float">
            <text:p>8926</text:p>
          </table:table-cell>
          <table:table-cell table:formula="of:=[eventlog_RUN4.Y17]" office:value-type="float" office:value="1" calcext:value-type="float">
            <text:p>1</text:p>
          </table:table-cell>
          <table:table-cell table:formula="of:=[eventlog_RUN4.Z17]" office:value-type="float" office:value="1" calcext:value-type="float">
            <text:p>1</text:p>
          </table:table-cell>
          <table:table-cell table:formula="of:=[.C17]+[.D17]" office:value-type="float" office:value="17753" calcext:value-type="float">
            <text:p>17753</text:p>
          </table:table-cell>
          <table:table-cell table:formula="of:=[.E17]+[.F17]" office:value-type="float" office:value="2" calcext:value-type="float">
            <text:p>2</text:p>
          </table:table-cell>
          <table:table-cell/>
          <table:table-cell table:formula="of:=(([.H17]-[.H18])/([.H17]-[.H18] + [.G17]-[.G18]))*100" office:value-type="float" office:value="0" calcext:value-type="float">
            <text:p>0</text:p>
          </table:table-cell>
          <table:table-cell/>
          <table:table-cell table:formula="of:=MAX(0;([.B17]))/1000" office:value-type="float" office:value="0.556" calcext:value-type="float">
            <text:p>0.556</text:p>
          </table:table-cell>
          <table:table-cell table:formula="of:=[.G17]/[.G$2]" office:value-type="float" office:value="0.279455979347364" calcext:value-type="float">
            <text:p>0.279455979347364</text:p>
          </table:table-cell>
          <table:table-cell table:formula="of:=[.H17]/[.H$2]" office:value-type="float" office:value="0.00109649122807018" calcext:value-type="float">
            <text:p>0.00109649122807</text:p>
          </table:table-cell>
          <table:table-cell table:formula="of:=ABS([.N17]-[.P17])" office:value-type="float" office:value="0.00109649122807018" calcext:value-type="float">
            <text:p>0.00109649122807</text:p>
          </table:table-cell>
          <table:table-cell table:formula="of:=ABS(MAX(0; ([.L17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8]" office:value-type="float" office:value="515" calcext:value-type="float">
            <text:p>515</text:p>
          </table:table-cell>
          <table:table-cell table:formula="of:=[eventlog_RUN4.W18]" office:value-type="float" office:value="7845" calcext:value-type="float">
            <text:p>7845</text:p>
          </table:table-cell>
          <table:table-cell table:formula="of:=[eventlog_RUN4.X18]" office:value-type="float" office:value="7918" calcext:value-type="float">
            <text:p>7918</text:p>
          </table:table-cell>
          <table:table-cell table:formula="of:=[eventlog_RUN4.Y18]" office:value-type="float" office:value="1" calcext:value-type="float">
            <text:p>1</text:p>
          </table:table-cell>
          <table:table-cell table:formula="of:=[eventlog_RUN4.Z18]" office:value-type="float" office:value="1" calcext:value-type="float">
            <text:p>1</text:p>
          </table:table-cell>
          <table:table-cell table:formula="of:=[.C18]+[.D18]" office:value-type="float" office:value="15763" calcext:value-type="float">
            <text:p>15763</text:p>
          </table:table-cell>
          <table:table-cell table:formula="of:=[.E18]+[.F18]" office:value-type="float" office:value="2" calcext:value-type="float">
            <text:p>2</text:p>
          </table:table-cell>
          <table:table-cell/>
          <table:table-cell table:formula="of:=(([.H18]-[.H19])/([.H18]-[.H19] + [.G18]-[.G19]))*100" office:value-type="float" office:value="0" calcext:value-type="float">
            <text:p>0</text:p>
          </table:table-cell>
          <table:table-cell/>
          <table:table-cell table:formula="of:=MAX(0;([.B18]))/1000" office:value-type="float" office:value="0.515" calcext:value-type="float">
            <text:p>0.515</text:p>
          </table:table-cell>
          <table:table-cell table:formula="of:=[.G18]/[.G$2]" office:value-type="float" office:value="0.248130716073481" calcext:value-type="float">
            <text:p>0.248130716073481</text:p>
          </table:table-cell>
          <table:table-cell table:formula="of:=[.H18]/[.H$2]" office:value-type="float" office:value="0.00109649122807018" calcext:value-type="float">
            <text:p>0.00109649122807</text:p>
          </table:table-cell>
          <table:table-cell table:formula="of:=ABS([.N18]-[.P18])" office:value-type="float" office:value="0.00109649122807018" calcext:value-type="float">
            <text:p>0.00109649122807</text:p>
          </table:table-cell>
          <table:table-cell table:formula="of:=ABS(MAX(0; ([.L18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19]" office:value-type="float" office:value="474" calcext:value-type="float">
            <text:p>474</text:p>
          </table:table-cell>
          <table:table-cell table:formula="of:=[eventlog_RUN4.W19]" office:value-type="float" office:value="6851" calcext:value-type="float">
            <text:p>6851</text:p>
          </table:table-cell>
          <table:table-cell table:formula="of:=[eventlog_RUN4.X19]" office:value-type="float" office:value="6920" calcext:value-type="float">
            <text:p>6920</text:p>
          </table:table-cell>
          <table:table-cell table:formula="of:=[eventlog_RUN4.Y19]" office:value-type="float" office:value="1" calcext:value-type="float">
            <text:p>1</text:p>
          </table:table-cell>
          <table:table-cell table:formula="of:=[eventlog_RUN4.Z19]" office:value-type="float" office:value="1" calcext:value-type="float">
            <text:p>1</text:p>
          </table:table-cell>
          <table:table-cell table:formula="of:=[.C19]+[.D19]" office:value-type="float" office:value="13771" calcext:value-type="float">
            <text:p>13771</text:p>
          </table:table-cell>
          <table:table-cell table:formula="of:=[.E19]+[.F19]" office:value-type="float" office:value="2" calcext:value-type="float">
            <text:p>2</text:p>
          </table:table-cell>
          <table:table-cell/>
          <table:table-cell table:formula="of:=(([.H19]-[.H20])/([.H19]-[.H20] + [.G19]-[.G20]))*100" office:value-type="float" office:value="0.111982082866741" calcext:value-type="float">
            <text:p>0.111982082866741</text:p>
          </table:table-cell>
          <table:table-cell/>
          <table:table-cell table:formula="of:=MAX(0;([.B19]))/1000" office:value-type="float" office:value="0.474" calcext:value-type="float">
            <text:p>0.474</text:p>
          </table:table-cell>
          <table:table-cell table:formula="of:=[.G19]/[.G$2]" office:value-type="float" office:value="0.21677397012294" calcext:value-type="float">
            <text:p>0.21677397012294</text:p>
          </table:table-cell>
          <table:table-cell table:formula="of:=[.H19]/[.H$2]" office:value-type="float" office:value="0.00109649122807018" calcext:value-type="float">
            <text:p>0.00109649122807</text:p>
          </table:table-cell>
          <table:table-cell table:formula="of:=ABS([.N19]-[.P19])" office:value-type="float" office:value="0.00109649122807018" calcext:value-type="float">
            <text:p>0.00109649122807</text:p>
          </table:table-cell>
          <table:table-cell table:formula="of:=ABS(MAX(0; ([.L19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0]" office:value-type="float" office:value="458" calcext:value-type="float">
            <text:p>458</text:p>
          </table:table-cell>
          <table:table-cell table:formula="of:=[eventlog_RUN4.W20]" office:value-type="float" office:value="5975" calcext:value-type="float">
            <text:p>5975</text:p>
          </table:table-cell>
          <table:table-cell table:formula="of:=[eventlog_RUN4.X20]" office:value-type="float" office:value="6012" calcext:value-type="float">
            <text:p>6012</text:p>
          </table:table-cell>
          <table:table-cell table:formula="of:=[eventlog_RUN4.Y20]" office:value-type="float" office:value="0" calcext:value-type="float">
            <text:p>0</text:p>
          </table:table-cell>
          <table:table-cell table:formula="of:=[eventlog_RUN4.Z20]" office:value-type="float" office:value="0" calcext:value-type="float">
            <text:p>0</text:p>
          </table:table-cell>
          <table:table-cell table:formula="of:=[.C20]+[.D20]" office:value-type="float" office:value="11987" calcext:value-type="float">
            <text:p>11987</text:p>
          </table:table-cell>
          <table:table-cell table:formula="of:=[.E20]+[.F20]" office:value-type="float" office:value="0" calcext:value-type="float">
            <text:p>0</text:p>
          </table:table-cell>
          <table:table-cell/>
          <table:table-cell table:formula="of:=(([.H20]-[.H21])/([.H20]-[.H21] + [.G20]-[.G21]))*100" office:value-type="float" office:value="0" calcext:value-type="float">
            <text:p>0</text:p>
          </table:table-cell>
          <table:table-cell/>
          <table:table-cell table:formula="of:=MAX(0;([.B20]))/1000" office:value-type="float" office:value="0.458" calcext:value-type="float">
            <text:p>0.458</text:p>
          </table:table-cell>
          <table:table-cell table:formula="of:=[.G20]/[.G$2]" office:value-type="float" office:value="0.188691422544745" calcext:value-type="float">
            <text:p>0.188691422544745</text:p>
          </table:table-cell>
          <table:table-cell table:formula="of:=[.H20]/[.H$2]" office:value-type="float" office:value="0" calcext:value-type="float">
            <text:p>0</text:p>
          </table:table-cell>
          <table:table-cell table:formula="of:=ABS([.N20]-[.P20])" office:value-type="float" office:value="0" calcext:value-type="float">
            <text:p>0</text:p>
          </table:table-cell>
          <table:table-cell table:formula="of:=ABS(MAX(0; ([.L20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1]" office:value-type="float" office:value="432" calcext:value-type="float">
            <text:p>432</text:p>
          </table:table-cell>
          <table:table-cell table:formula="of:=[eventlog_RUN4.W21]" office:value-type="float" office:value="5178" calcext:value-type="float">
            <text:p>5178</text:p>
          </table:table-cell>
          <table:table-cell table:formula="of:=[eventlog_RUN4.X21]" office:value-type="float" office:value="5221" calcext:value-type="float">
            <text:p>5221</text:p>
          </table:table-cell>
          <table:table-cell table:formula="of:=[eventlog_RUN4.Y21]" office:value-type="float" office:value="0" calcext:value-type="float">
            <text:p>0</text:p>
          </table:table-cell>
          <table:table-cell table:formula="of:=[eventlog_RUN4.Z21]" office:value-type="float" office:value="0" calcext:value-type="float">
            <text:p>0</text:p>
          </table:table-cell>
          <table:table-cell table:formula="of:=[.C21]+[.D21]" office:value-type="float" office:value="10399" calcext:value-type="float">
            <text:p>10399</text:p>
          </table:table-cell>
          <table:table-cell table:formula="of:=[.E21]+[.F21]" office:value-type="float" office:value="0" calcext:value-type="float">
            <text:p>0</text:p>
          </table:table-cell>
          <table:table-cell/>
          <table:table-cell table:formula="of:=(([.H21]-[.H22])/([.H21]-[.H22] + [.G21]-[.G22]))*100" office:value-type="float" office:value="0" calcext:value-type="float">
            <text:p>0</text:p>
          </table:table-cell>
          <table:table-cell/>
          <table:table-cell table:formula="of:=MAX(0;([.B21]))/1000" office:value-type="float" office:value="0.432" calcext:value-type="float">
            <text:p>0.432</text:p>
          </table:table-cell>
          <table:table-cell table:formula="of:=[.G21]/[.G$2]" office:value-type="float" office:value="0.163694177278952" calcext:value-type="float">
            <text:p>0.163694177278952</text:p>
          </table:table-cell>
          <table:table-cell table:formula="of:=[.H21]/[.H$2]" office:value-type="float" office:value="0" calcext:value-type="float">
            <text:p>0</text:p>
          </table:table-cell>
          <table:table-cell table:formula="of:=ABS([.N21]-[.P21])" office:value-type="float" office:value="0" calcext:value-type="float">
            <text:p>0</text:p>
          </table:table-cell>
          <table:table-cell table:formula="of:=ABS(MAX(0; ([.L21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2]" office:value-type="float" office:value="374" calcext:value-type="float">
            <text:p>374</text:p>
          </table:table-cell>
          <table:table-cell table:formula="of:=[eventlog_RUN4.W22]" office:value-type="float" office:value="4377" calcext:value-type="float">
            <text:p>4377</text:p>
          </table:table-cell>
          <table:table-cell table:formula="of:=[eventlog_RUN4.X22]" office:value-type="float" office:value="4420" calcext:value-type="float">
            <text:p>4420</text:p>
          </table:table-cell>
          <table:table-cell table:formula="of:=[eventlog_RUN4.Y22]" office:value-type="float" office:value="0" calcext:value-type="float">
            <text:p>0</text:p>
          </table:table-cell>
          <table:table-cell table:formula="of:=[eventlog_RUN4.Z22]" office:value-type="float" office:value="0" calcext:value-type="float">
            <text:p>0</text:p>
          </table:table-cell>
          <table:table-cell table:formula="of:=[.C22]+[.D22]" office:value-type="float" office:value="8797" calcext:value-type="float">
            <text:p>8797</text:p>
          </table:table-cell>
          <table:table-cell table:formula="of:=[.E22]+[.F22]" office:value-type="float" office:value="0" calcext:value-type="float">
            <text:p>0</text:p>
          </table:table-cell>
          <table:table-cell/>
          <table:table-cell table:formula="of:=(([.H22]-[.H23])/([.H22]-[.H23] + [.G22]-[.G23]))*100" office:value-type="float" office:value="0" calcext:value-type="float">
            <text:p>0</text:p>
          </table:table-cell>
          <table:table-cell/>
          <table:table-cell table:formula="of:=MAX(0;([.B22]))/1000" office:value-type="float" office:value="0.374" calcext:value-type="float">
            <text:p>0.374</text:p>
          </table:table-cell>
          <table:table-cell table:formula="of:=[.G22]/[.G$2]" office:value-type="float" office:value="0.13847655327656" calcext:value-type="float">
            <text:p>0.13847655327656</text:p>
          </table:table-cell>
          <table:table-cell table:formula="of:=[.H22]/[.H$2]" office:value-type="float" office:value="0" calcext:value-type="float">
            <text:p>0</text:p>
          </table:table-cell>
          <table:table-cell table:formula="of:=ABS([.N22]-[.P22])" office:value-type="float" office:value="0" calcext:value-type="float">
            <text:p>0</text:p>
          </table:table-cell>
          <table:table-cell table:formula="of:=ABS(MAX(0; ([.L22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3]" office:value-type="float" office:value="335" calcext:value-type="float">
            <text:p>335</text:p>
          </table:table-cell>
          <table:table-cell table:formula="of:=[eventlog_RUN4.W23]" office:value-type="float" office:value="3698" calcext:value-type="float">
            <text:p>3698</text:p>
          </table:table-cell>
          <table:table-cell table:formula="of:=[eventlog_RUN4.X23]" office:value-type="float" office:value="3722" calcext:value-type="float">
            <text:p>3722</text:p>
          </table:table-cell>
          <table:table-cell table:formula="of:=[eventlog_RUN4.Y23]" office:value-type="float" office:value="0" calcext:value-type="float">
            <text:p>0</text:p>
          </table:table-cell>
          <table:table-cell table:formula="of:=[eventlog_RUN4.Z23]" office:value-type="float" office:value="0" calcext:value-type="float">
            <text:p>0</text:p>
          </table:table-cell>
          <table:table-cell table:formula="of:=[.C23]+[.D23]" office:value-type="float" office:value="7420" calcext:value-type="float">
            <text:p>7420</text:p>
          </table:table-cell>
          <table:table-cell table:formula="of:=[.E23]+[.F23]" office:value-type="float" office:value="0" calcext:value-type="float">
            <text:p>0</text:p>
          </table:table-cell>
          <table:table-cell/>
          <table:table-cell table:formula="of:=(([.H23]-[.H24])/([.H23]-[.H24] + [.G23]-[.G24]))*100" office:value-type="float" office:value="0" calcext:value-type="float">
            <text:p>0</text:p>
          </table:table-cell>
          <table:table-cell/>
          <table:table-cell table:formula="of:=MAX(0;([.B23]))/1000" office:value-type="float" office:value="0.335" calcext:value-type="float">
            <text:p>0.335</text:p>
          </table:table-cell>
          <table:table-cell table:formula="of:=[.G23]/[.G$2]" office:value-type="float" office:value="0.116800730398098" calcext:value-type="float">
            <text:p>0.116800730398098</text:p>
          </table:table-cell>
          <table:table-cell table:formula="of:=[.H23]/[.H$2]" office:value-type="float" office:value="0" calcext:value-type="float">
            <text:p>0</text:p>
          </table:table-cell>
          <table:table-cell table:formula="of:=ABS([.N23]-[.P23])" office:value-type="float" office:value="0" calcext:value-type="float">
            <text:p>0</text:p>
          </table:table-cell>
          <table:table-cell table:formula="of:=ABS(MAX(0; ([.L23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4]" office:value-type="float" office:value="317" calcext:value-type="float">
            <text:p>317</text:p>
          </table:table-cell>
          <table:table-cell table:formula="of:=[eventlog_RUN4.W24]" office:value-type="float" office:value="3104" calcext:value-type="float">
            <text:p>3104</text:p>
          </table:table-cell>
          <table:table-cell table:formula="of:=[eventlog_RUN4.X24]" office:value-type="float" office:value="3121" calcext:value-type="float">
            <text:p>3121</text:p>
          </table:table-cell>
          <table:table-cell table:formula="of:=[eventlog_RUN4.Y24]" office:value-type="float" office:value="0" calcext:value-type="float">
            <text:p>0</text:p>
          </table:table-cell>
          <table:table-cell table:formula="of:=[eventlog_RUN4.Z24]" office:value-type="float" office:value="0" calcext:value-type="float">
            <text:p>0</text:p>
          </table:table-cell>
          <table:table-cell table:formula="of:=[.C24]+[.D24]" office:value-type="float" office:value="6225" calcext:value-type="float">
            <text:p>6225</text:p>
          </table:table-cell>
          <table:table-cell table:formula="of:=[.E24]+[.F24]" office:value-type="float" office:value="0" calcext:value-type="float">
            <text:p>0</text:p>
          </table:table-cell>
          <table:table-cell/>
          <table:table-cell table:formula="of:=(([.H24]-[.H25])/([.H24]-[.H25] + [.G24]-[.G25]))*100" office:value-type="float" office:value="0" calcext:value-type="float">
            <text:p>0</text:p>
          </table:table-cell>
          <table:table-cell/>
          <table:table-cell table:formula="of:=MAX(0;([.B24]))/1000" office:value-type="float" office:value="0.317" calcext:value-type="float">
            <text:p>0.317</text:p>
          </table:table-cell>
          <table:table-cell table:formula="of:=[.G24]/[.G$2]" office:value-type="float" office:value="0.0979898310954397" calcext:value-type="float">
            <text:p>0.09798983109544</text:p>
          </table:table-cell>
          <table:table-cell table:formula="of:=[.H24]/[.H$2]" office:value-type="float" office:value="0" calcext:value-type="float">
            <text:p>0</text:p>
          </table:table-cell>
          <table:table-cell table:formula="of:=ABS([.N24]-[.P24])" office:value-type="float" office:value="0" calcext:value-type="float">
            <text:p>0</text:p>
          </table:table-cell>
          <table:table-cell table:formula="of:=ABS(MAX(0; ([.L24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5]" office:value-type="float" office:value="275" calcext:value-type="float">
            <text:p>275</text:p>
          </table:table-cell>
          <table:table-cell table:formula="of:=[eventlog_RUN4.W25]" office:value-type="float" office:value="2511" calcext:value-type="float">
            <text:p>2511</text:p>
          </table:table-cell>
          <table:table-cell table:formula="of:=[eventlog_RUN4.X25]" office:value-type="float" office:value="2525" calcext:value-type="float">
            <text:p>2525</text:p>
          </table:table-cell>
          <table:table-cell table:formula="of:=[eventlog_RUN4.Y25]" office:value-type="float" office:value="0" calcext:value-type="float">
            <text:p>0</text:p>
          </table:table-cell>
          <table:table-cell table:formula="of:=[eventlog_RUN4.Z25]" office:value-type="float" office:value="0" calcext:value-type="float">
            <text:p>0</text:p>
          </table:table-cell>
          <table:table-cell table:formula="of:=[.C25]+[.D25]" office:value-type="float" office:value="5036" calcext:value-type="float">
            <text:p>5036</text:p>
          </table:table-cell>
          <table:table-cell table:formula="of:=[.E25]+[.F25]" office:value-type="float" office:value="0" calcext:value-type="float">
            <text:p>0</text:p>
          </table:table-cell>
          <table:table-cell/>
          <table:table-cell table:formula="of:=(([.H25]-[.H26])/([.H25]-[.H26] + [.G25]-[.G26]))*100" office:value-type="float" office:value="0" calcext:value-type="float">
            <text:p>0</text:p>
          </table:table-cell>
          <table:table-cell/>
          <table:table-cell table:formula="of:=MAX(0;([.B25]))/1000" office:value-type="float" office:value="0.275" calcext:value-type="float">
            <text:p>0.275</text:p>
          </table:table-cell>
          <table:table-cell table:formula="of:=[.G25]/[.G$2]" office:value-type="float" office:value="0.0792733798227525" calcext:value-type="float">
            <text:p>0.079273379822753</text:p>
          </table:table-cell>
          <table:table-cell table:formula="of:=[.H25]/[.H$2]" office:value-type="float" office:value="0" calcext:value-type="float">
            <text:p>0</text:p>
          </table:table-cell>
          <table:table-cell table:formula="of:=ABS([.N25]-[.P25])" office:value-type="float" office:value="0" calcext:value-type="float">
            <text:p>0</text:p>
          </table:table-cell>
          <table:table-cell table:formula="of:=ABS(MAX(0; ([.L25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6]" office:value-type="float" office:value="235" calcext:value-type="float">
            <text:p>235</text:p>
          </table:table-cell>
          <table:table-cell table:formula="of:=[eventlog_RUN4.W26]" office:value-type="float" office:value="2036" calcext:value-type="float">
            <text:p>2036</text:p>
          </table:table-cell>
          <table:table-cell table:formula="of:=[eventlog_RUN4.X26]" office:value-type="float" office:value="2024" calcext:value-type="float">
            <text:p>2024</text:p>
          </table:table-cell>
          <table:table-cell table:formula="of:=[eventlog_RUN4.Y26]" office:value-type="float" office:value="0" calcext:value-type="float">
            <text:p>0</text:p>
          </table:table-cell>
          <table:table-cell table:formula="of:=[eventlog_RUN4.Z26]" office:value-type="float" office:value="0" calcext:value-type="float">
            <text:p>0</text:p>
          </table:table-cell>
          <table:table-cell table:formula="of:=[.C26]+[.D26]" office:value-type="float" office:value="4060" calcext:value-type="float">
            <text:p>4060</text:p>
          </table:table-cell>
          <table:table-cell table:formula="of:=[.E26]+[.F26]" office:value-type="float" office:value="0" calcext:value-type="float">
            <text:p>0</text:p>
          </table:table-cell>
          <table:table-cell/>
          <table:table-cell table:formula="of:=(([.H26]-[.H27])/([.H26]-[.H27] + [.G26]-[.G27]))*100" office:value-type="float" office:value="0" calcext:value-type="float">
            <text:p>0</text:p>
          </table:table-cell>
          <table:table-cell/>
          <table:table-cell table:formula="of:=MAX(0;([.B26]))/1000" office:value-type="float" office:value="0.235" calcext:value-type="float">
            <text:p>0.235</text:p>
          </table:table-cell>
          <table:table-cell table:formula="of:=[.G26]/[.G$2]" office:value-type="float" office:value="0.0639098336140539" calcext:value-type="float">
            <text:p>0.063909833614054</text:p>
          </table:table-cell>
          <table:table-cell table:formula="of:=[.H26]/[.H$2]" office:value-type="float" office:value="0" calcext:value-type="float">
            <text:p>0</text:p>
          </table:table-cell>
          <table:table-cell table:formula="of:=ABS([.N26]-[.P26])" office:value-type="float" office:value="0" calcext:value-type="float">
            <text:p>0</text:p>
          </table:table-cell>
          <table:table-cell table:formula="of:=ABS(MAX(0; ([.L26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7]" office:value-type="float" office:value="202" calcext:value-type="float">
            <text:p>202</text:p>
          </table:table-cell>
          <table:table-cell table:formula="of:=[eventlog_RUN4.W27]" office:value-type="float" office:value="1639" calcext:value-type="float">
            <text:p>1639</text:p>
          </table:table-cell>
          <table:table-cell table:formula="of:=[eventlog_RUN4.X27]" office:value-type="float" office:value="1623" calcext:value-type="float">
            <text:p>1623</text:p>
          </table:table-cell>
          <table:table-cell table:formula="of:=[eventlog_RUN4.Y27]" office:value-type="float" office:value="0" calcext:value-type="float">
            <text:p>0</text:p>
          </table:table-cell>
          <table:table-cell table:formula="of:=[eventlog_RUN4.Z27]" office:value-type="float" office:value="0" calcext:value-type="float">
            <text:p>0</text:p>
          </table:table-cell>
          <table:table-cell table:formula="of:=[.C27]+[.D27]" office:value-type="float" office:value="3262" calcext:value-type="float">
            <text:p>3262</text:p>
          </table:table-cell>
          <table:table-cell table:formula="of:=[.E27]+[.F27]" office:value-type="float" office:value="0" calcext:value-type="float">
            <text:p>0</text:p>
          </table:table-cell>
          <table:table-cell/>
          <table:table-cell table:formula="of:=(([.H27]-[.H28])/([.H27]-[.H28] + [.G27]-[.G28]))*100" office:value-type="float" office:value="0" calcext:value-type="float">
            <text:p>0</text:p>
          </table:table-cell>
          <table:table-cell/>
          <table:table-cell table:formula="of:=MAX(0;([.B27]))/1000" office:value-type="float" office:value="0.202" calcext:value-type="float">
            <text:p>0.202</text:p>
          </table:table-cell>
          <table:table-cell table:formula="of:=[.G27]/[.G$2]" office:value-type="float" office:value="0.0513482456278433" calcext:value-type="float">
            <text:p>0.051348245627843</text:p>
          </table:table-cell>
          <table:table-cell table:formula="of:=[.H27]/[.H$2]" office:value-type="float" office:value="0" calcext:value-type="float">
            <text:p>0</text:p>
          </table:table-cell>
          <table:table-cell table:formula="of:=ABS([.N27]-[.P27])" office:value-type="float" office:value="0" calcext:value-type="float">
            <text:p>0</text:p>
          </table:table-cell>
          <table:table-cell table:formula="of:=ABS(MAX(0; ([.L27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8]" office:value-type="float" office:value="145" calcext:value-type="float">
            <text:p>145</text:p>
          </table:table-cell>
          <table:table-cell table:formula="of:=[eventlog_RUN4.W28]" office:value-type="float" office:value="1235" calcext:value-type="float">
            <text:p>1235</text:p>
          </table:table-cell>
          <table:table-cell table:formula="of:=[eventlog_RUN4.X28]" office:value-type="float" office:value="1226" calcext:value-type="float">
            <text:p>1226</text:p>
          </table:table-cell>
          <table:table-cell table:formula="of:=[eventlog_RUN4.Y28]" office:value-type="float" office:value="0" calcext:value-type="float">
            <text:p>0</text:p>
          </table:table-cell>
          <table:table-cell table:formula="of:=[eventlog_RUN4.Z28]" office:value-type="float" office:value="0" calcext:value-type="float">
            <text:p>0</text:p>
          </table:table-cell>
          <table:table-cell table:formula="of:=[.C28]+[.D28]" office:value-type="float" office:value="2461" calcext:value-type="float">
            <text:p>2461</text:p>
          </table:table-cell>
          <table:table-cell table:formula="of:=[.E28]+[.F28]" office:value-type="float" office:value="0" calcext:value-type="float">
            <text:p>0</text:p>
          </table:table-cell>
          <table:table-cell/>
          <table:table-cell table:formula="of:=(([.H28]-[.H29])/([.H28]-[.H29] + [.G28]-[.G29]))*100" office:value-type="float" office:value="0" calcext:value-type="float">
            <text:p>0</text:p>
          </table:table-cell>
          <table:table-cell/>
          <table:table-cell table:formula="of:=MAX(0;([.B28]))/1000" office:value-type="float" office:value="0.145" calcext:value-type="float">
            <text:p>0.145</text:p>
          </table:table-cell>
          <table:table-cell table:formula="of:=[.G28]/[.G$2]" office:value-type="float" office:value="0.0387394336266469" calcext:value-type="float">
            <text:p>0.038739433626647</text:p>
          </table:table-cell>
          <table:table-cell table:formula="of:=[.H28]/[.H$2]" office:value-type="float" office:value="0" calcext:value-type="float">
            <text:p>0</text:p>
          </table:table-cell>
          <table:table-cell table:formula="of:=ABS([.N28]-[.P28])" office:value-type="float" office:value="0" calcext:value-type="float">
            <text:p>0</text:p>
          </table:table-cell>
          <table:table-cell table:formula="of:=ABS(MAX(0; ([.L28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29]" office:value-type="float" office:value="124" calcext:value-type="float">
            <text:p>124</text:p>
          </table:table-cell>
          <table:table-cell table:formula="of:=[eventlog_RUN4.W29]" office:value-type="float" office:value="953" calcext:value-type="float">
            <text:p>953</text:p>
          </table:table-cell>
          <table:table-cell table:formula="of:=[eventlog_RUN4.X29]" office:value-type="float" office:value="928" calcext:value-type="float">
            <text:p>928</text:p>
          </table:table-cell>
          <table:table-cell table:formula="of:=[eventlog_RUN4.Y29]" office:value-type="float" office:value="0" calcext:value-type="float">
            <text:p>0</text:p>
          </table:table-cell>
          <table:table-cell table:formula="of:=[eventlog_RUN4.Z29]" office:value-type="float" office:value="0" calcext:value-type="float">
            <text:p>0</text:p>
          </table:table-cell>
          <table:table-cell table:formula="of:=[.C29]+[.D29]" office:value-type="float" office:value="1881" calcext:value-type="float">
            <text:p>1881</text:p>
          </table:table-cell>
          <table:table-cell table:formula="of:=[.E29]+[.F29]" office:value-type="float" office:value="0" calcext:value-type="float">
            <text:p>0</text:p>
          </table:table-cell>
          <table:table-cell/>
          <table:table-cell table:formula="of:=(([.H29]-[.H30])/([.H29]-[.H30] + [.G29]-[.G30]))*100" office:value-type="float" office:value="0" calcext:value-type="float">
            <text:p>0</text:p>
          </table:table-cell>
          <table:table-cell/>
          <table:table-cell table:formula="of:=MAX(0;([.B29]))/1000" office:value-type="float" office:value="0.124" calcext:value-type="float">
            <text:p>0.124</text:p>
          </table:table-cell>
          <table:table-cell table:formula="of:=[.G29]/[.G$2]" office:value-type="float" office:value="0.0296094573960678" calcext:value-type="float">
            <text:p>0.029609457396068</text:p>
          </table:table-cell>
          <table:table-cell table:formula="of:=[.H29]/[.H$2]" office:value-type="float" office:value="0" calcext:value-type="float">
            <text:p>0</text:p>
          </table:table-cell>
          <table:table-cell table:formula="of:=ABS([.N29]-[.P29])" office:value-type="float" office:value="0" calcext:value-type="float">
            <text:p>0</text:p>
          </table:table-cell>
          <table:table-cell table:formula="of:=ABS(MAX(0; ([.L29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0]" office:value-type="float" office:value="111" calcext:value-type="float">
            <text:p>111</text:p>
          </table:table-cell>
          <table:table-cell table:formula="of:=[eventlog_RUN4.W30]" office:value-type="float" office:value="752" calcext:value-type="float">
            <text:p>752</text:p>
          </table:table-cell>
          <table:table-cell table:formula="of:=[eventlog_RUN4.X30]" office:value-type="float" office:value="730" calcext:value-type="float">
            <text:p>730</text:p>
          </table:table-cell>
          <table:table-cell table:formula="of:=[eventlog_RUN4.Y30]" office:value-type="float" office:value="0" calcext:value-type="float">
            <text:p>0</text:p>
          </table:table-cell>
          <table:table-cell table:formula="of:=[eventlog_RUN4.Z30]" office:value-type="float" office:value="0" calcext:value-type="float">
            <text:p>0</text:p>
          </table:table-cell>
          <table:table-cell table:formula="of:=[.C30]+[.D30]" office:value-type="float" office:value="1482" calcext:value-type="float">
            <text:p>1482</text:p>
          </table:table-cell>
          <table:table-cell table:formula="of:=[.E30]+[.F30]" office:value-type="float" office:value="0" calcext:value-type="float">
            <text:p>0</text:p>
          </table:table-cell>
          <table:table-cell/>
          <table:table-cell table:formula="of:=(([.H30]-[.H31])/([.H30]-[.H31] + [.G30]-[.G31]))*100" office:value-type="float" office:value="0" calcext:value-type="float">
            <text:p>0</text:p>
          </table:table-cell>
          <table:table-cell/>
          <table:table-cell table:formula="of:=MAX(0;([.B30]))/1000" office:value-type="float" office:value="0.111" calcext:value-type="float">
            <text:p>0.111</text:p>
          </table:table-cell>
          <table:table-cell table:formula="of:=[.G30]/[.G$2]" office:value-type="float" office:value="0.0233286634029625" calcext:value-type="float">
            <text:p>0.023328663402963</text:p>
          </table:table-cell>
          <table:table-cell table:formula="of:=[.H30]/[.H$2]" office:value-type="float" office:value="0" calcext:value-type="float">
            <text:p>0</text:p>
          </table:table-cell>
          <table:table-cell table:formula="of:=ABS([.N30]-[.P30])" office:value-type="float" office:value="0" calcext:value-type="float">
            <text:p>0</text:p>
          </table:table-cell>
          <table:table-cell table:formula="of:=ABS(MAX(0; ([.L30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1]" office:value-type="float" office:value="72" calcext:value-type="float">
            <text:p>72</text:p>
          </table:table-cell>
          <table:table-cell table:formula="of:=[eventlog_RUN4.W31]" office:value-type="float" office:value="549" calcext:value-type="float">
            <text:p>549</text:p>
          </table:table-cell>
          <table:table-cell table:formula="of:=[eventlog_RUN4.X31]" office:value-type="float" office:value="529" calcext:value-type="float">
            <text:p>529</text:p>
          </table:table-cell>
          <table:table-cell table:formula="of:=[eventlog_RUN4.Y31]" office:value-type="float" office:value="0" calcext:value-type="float">
            <text:p>0</text:p>
          </table:table-cell>
          <table:table-cell table:formula="of:=[eventlog_RUN4.Z31]" office:value-type="float" office:value="0" calcext:value-type="float">
            <text:p>0</text:p>
          </table:table-cell>
          <table:table-cell table:formula="of:=[.C31]+[.D31]" office:value-type="float" office:value="1078" calcext:value-type="float">
            <text:p>1078</text:p>
          </table:table-cell>
          <table:table-cell table:formula="of:=[.E31]+[.F31]" office:value-type="float" office:value="0" calcext:value-type="float">
            <text:p>0</text:p>
          </table:table-cell>
          <table:table-cell/>
          <table:table-cell table:formula="of:=(([.H31]-[.H32])/([.H31]-[.H32] + [.G31]-[.G32]))*100" office:value-type="float" office:value="0" calcext:value-type="float">
            <text:p>0</text:p>
          </table:table-cell>
          <table:table-cell/>
          <table:table-cell table:formula="of:=MAX(0;([.B31]))/1000" office:value-type="float" office:value="0.072" calcext:value-type="float">
            <text:p>0.072</text:p>
          </table:table-cell>
          <table:table-cell table:formula="of:=[.G31]/[.G$2]" office:value-type="float" office:value="0.0169691627182143" calcext:value-type="float">
            <text:p>0.016969162718214</text:p>
          </table:table-cell>
          <table:table-cell table:formula="of:=[.H31]/[.H$2]" office:value-type="float" office:value="0" calcext:value-type="float">
            <text:p>0</text:p>
          </table:table-cell>
          <table:table-cell table:formula="of:=ABS([.N31]-[.P31])" office:value-type="float" office:value="0" calcext:value-type="float">
            <text:p>0</text:p>
          </table:table-cell>
          <table:table-cell table:formula="of:=ABS(MAX(0; ([.L31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2]" office:value-type="float" office:value="50" calcext:value-type="float">
            <text:p>50</text:p>
          </table:table-cell>
          <table:table-cell table:formula="of:=[eventlog_RUN4.W32]" office:value-type="float" office:value="425" calcext:value-type="float">
            <text:p>425</text:p>
          </table:table-cell>
          <table:table-cell table:formula="of:=[eventlog_RUN4.X32]" office:value-type="float" office:value="388" calcext:value-type="float">
            <text:p>388</text:p>
          </table:table-cell>
          <table:table-cell table:formula="of:=[eventlog_RUN4.Y32]" office:value-type="float" office:value="0" calcext:value-type="float">
            <text:p>0</text:p>
          </table:table-cell>
          <table:table-cell table:formula="of:=[eventlog_RUN4.Z32]" office:value-type="float" office:value="0" calcext:value-type="float">
            <text:p>0</text:p>
          </table:table-cell>
          <table:table-cell table:formula="of:=[.C32]+[.D32]" office:value-type="float" office:value="813" calcext:value-type="float">
            <text:p>813</text:p>
          </table:table-cell>
          <table:table-cell table:formula="of:=[.E32]+[.F32]" office:value-type="float" office:value="0" calcext:value-type="float">
            <text:p>0</text:p>
          </table:table-cell>
          <table:table-cell/>
          <table:table-cell table:formula="of:=(([.H32]-[.H33])/([.H32]-[.H33] + [.G32]-[.G33]))*100" office:value-type="float" office:value="0" calcext:value-type="float">
            <text:p>0</text:p>
          </table:table-cell>
          <table:table-cell/>
          <table:table-cell table:formula="of:=MAX(0;([.B32]))/1000" office:value-type="float" office:value="0.05" calcext:value-type="float">
            <text:p>0.05</text:p>
          </table:table-cell>
          <table:table-cell table:formula="of:=[.G32]/[.G$2]" office:value-type="float" office:value="0.0127977080611394" calcext:value-type="float">
            <text:p>0.012797708061139</text:p>
          </table:table-cell>
          <table:table-cell table:formula="of:=[.H32]/[.H$2]" office:value-type="float" office:value="0" calcext:value-type="float">
            <text:p>0</text:p>
          </table:table-cell>
          <table:table-cell table:formula="of:=ABS([.N32]-[.P32])" office:value-type="float" office:value="0" calcext:value-type="float">
            <text:p>0</text:p>
          </table:table-cell>
          <table:table-cell table:formula="of:=ABS(MAX(0; ([.L32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3]" office:value-type="float" office:value="43" calcext:value-type="float">
            <text:p>43</text:p>
          </table:table-cell>
          <table:table-cell table:formula="of:=[eventlog_RUN4.W33]" office:value-type="float" office:value="346" calcext:value-type="float">
            <text:p>346</text:p>
          </table:table-cell>
          <table:table-cell table:formula="of:=[eventlog_RUN4.X33]" office:value-type="float" office:value="308" calcext:value-type="float">
            <text:p>308</text:p>
          </table:table-cell>
          <table:table-cell table:formula="of:=[eventlog_RUN4.Y33]" office:value-type="float" office:value="0" calcext:value-type="float">
            <text:p>0</text:p>
          </table:table-cell>
          <table:table-cell table:formula="of:=[eventlog_RUN4.Z33]" office:value-type="float" office:value="0" calcext:value-type="float">
            <text:p>0</text:p>
          </table:table-cell>
          <table:table-cell table:formula="of:=[.C33]+[.D33]" office:value-type="float" office:value="654" calcext:value-type="float">
            <text:p>654</text:p>
          </table:table-cell>
          <table:table-cell table:formula="of:=[.E33]+[.F33]" office:value-type="float" office:value="0" calcext:value-type="float">
            <text:p>0</text:p>
          </table:table-cell>
          <table:table-cell/>
          <table:table-cell table:formula="of:=(([.H33]-[.H34])/([.H33]-[.H34] + [.G33]-[.G34]))*100" office:value-type="float" office:value="0" calcext:value-type="float">
            <text:p>0</text:p>
          </table:table-cell>
          <table:table-cell/>
          <table:table-cell table:formula="of:=MAX(0;([.B33]))/1000" office:value-type="float" office:value="0.043" calcext:value-type="float">
            <text:p>0.043</text:p>
          </table:table-cell>
          <table:table-cell table:formula="of:=[.G33]/[.G$2]" office:value-type="float" office:value="0.0102948352668944" calcext:value-type="float">
            <text:p>0.010294835266894</text:p>
          </table:table-cell>
          <table:table-cell table:formula="of:=[.H33]/[.H$2]" office:value-type="float" office:value="0" calcext:value-type="float">
            <text:p>0</text:p>
          </table:table-cell>
          <table:table-cell table:formula="of:=ABS([.N33]-[.P33])" office:value-type="float" office:value="0" calcext:value-type="float">
            <text:p>0</text:p>
          </table:table-cell>
          <table:table-cell table:formula="of:=ABS(MAX(0; ([.L33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4]" office:value-type="float" office:value="36" calcext:value-type="float">
            <text:p>36</text:p>
          </table:table-cell>
          <table:table-cell table:formula="of:=[eventlog_RUN4.W34]" office:value-type="float" office:value="267" calcext:value-type="float">
            <text:p>267</text:p>
          </table:table-cell>
          <table:table-cell table:formula="of:=[eventlog_RUN4.X34]" office:value-type="float" office:value="229" calcext:value-type="float">
            <text:p>229</text:p>
          </table:table-cell>
          <table:table-cell table:formula="of:=[eventlog_RUN4.Y34]" office:value-type="float" office:value="0" calcext:value-type="float">
            <text:p>0</text:p>
          </table:table-cell>
          <table:table-cell table:formula="of:=[eventlog_RUN4.Z34]" office:value-type="float" office:value="0" calcext:value-type="float">
            <text:p>0</text:p>
          </table:table-cell>
          <table:table-cell table:formula="of:=[.C34]+[.D34]" office:value-type="float" office:value="496" calcext:value-type="float">
            <text:p>496</text:p>
          </table:table-cell>
          <table:table-cell table:formula="of:=[.E34]+[.F34]" office:value-type="float" office:value="0" calcext:value-type="float">
            <text:p>0</text:p>
          </table:table-cell>
          <table:table-cell/>
          <table:table-cell table:formula="of:=(([.H34]-[.H35])/([.H34]-[.H35] + [.G34]-[.G35]))*100" office:value-type="float" office:value="0" calcext:value-type="float">
            <text:p>0</text:p>
          </table:table-cell>
          <table:table-cell/>
          <table:table-cell table:formula="of:=MAX(0;([.B34]))/1000" office:value-type="float" office:value="0.036" calcext:value-type="float">
            <text:p>0.036</text:p>
          </table:table-cell>
          <table:table-cell table:formula="of:=[.G34]/[.G$2]" office:value-type="float" office:value="0.00780770381097801" calcext:value-type="float">
            <text:p>0.007807703810978</text:p>
          </table:table-cell>
          <table:table-cell table:formula="of:=[.H34]/[.H$2]" office:value-type="float" office:value="0" calcext:value-type="float">
            <text:p>0</text:p>
          </table:table-cell>
          <table:table-cell table:formula="of:=ABS([.N34]-[.P34])" office:value-type="float" office:value="0" calcext:value-type="float">
            <text:p>0</text:p>
          </table:table-cell>
          <table:table-cell table:formula="of:=ABS(MAX(0; ([.L34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5]" office:value-type="float" office:value="24" calcext:value-type="float">
            <text:p>24</text:p>
          </table:table-cell>
          <table:table-cell table:formula="of:=[eventlog_RUN4.W35]" office:value-type="float" office:value="213" calcext:value-type="float">
            <text:p>213</text:p>
          </table:table-cell>
          <table:table-cell table:formula="of:=[eventlog_RUN4.X35]" office:value-type="float" office:value="169" calcext:value-type="float">
            <text:p>169</text:p>
          </table:table-cell>
          <table:table-cell table:formula="of:=[eventlog_RUN4.Y35]" office:value-type="float" office:value="0" calcext:value-type="float">
            <text:p>0</text:p>
          </table:table-cell>
          <table:table-cell table:formula="of:=[eventlog_RUN4.Z35]" office:value-type="float" office:value="0" calcext:value-type="float">
            <text:p>0</text:p>
          </table:table-cell>
          <table:table-cell table:formula="of:=[.C35]+[.D35]" office:value-type="float" office:value="382" calcext:value-type="float">
            <text:p>382</text:p>
          </table:table-cell>
          <table:table-cell table:formula="of:=[.E35]+[.F35]" office:value-type="float" office:value="0" calcext:value-type="float">
            <text:p>0</text:p>
          </table:table-cell>
          <table:table-cell/>
          <table:table-cell table:formula="of:=(([.H35]-[.H36])/([.H35]-[.H36] + [.G35]-[.G36]))*100" office:value-type="float" office:value="0" calcext:value-type="float">
            <text:p>0</text:p>
          </table:table-cell>
          <table:table-cell/>
          <table:table-cell table:formula="of:=MAX(0;([.B35]))/1000" office:value-type="float" office:value="0.024" calcext:value-type="float">
            <text:p>0.024</text:p>
          </table:table-cell>
          <table:table-cell table:formula="of:=[.G35]/[.G$2]" office:value-type="float" office:value="0.00601319124151935" calcext:value-type="float">
            <text:p>0.006013191241519</text:p>
          </table:table-cell>
          <table:table-cell table:formula="of:=[.H35]/[.H$2]" office:value-type="float" office:value="0" calcext:value-type="float">
            <text:p>0</text:p>
          </table:table-cell>
          <table:table-cell table:formula="of:=ABS([.N35]-[.P35])" office:value-type="float" office:value="0" calcext:value-type="float">
            <text:p>0</text:p>
          </table:table-cell>
          <table:table-cell table:formula="of:=ABS(MAX(0; ([.L35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6]" office:value-type="float" office:value="21" calcext:value-type="float">
            <text:p>21</text:p>
          </table:table-cell>
          <table:table-cell table:formula="of:=[eventlog_RUN4.W36]" office:value-type="float" office:value="174" calcext:value-type="float">
            <text:p>174</text:p>
          </table:table-cell>
          <table:table-cell table:formula="of:=[eventlog_RUN4.X36]" office:value-type="float" office:value="129" calcext:value-type="float">
            <text:p>129</text:p>
          </table:table-cell>
          <table:table-cell table:formula="of:=[eventlog_RUN4.Y36]" office:value-type="float" office:value="0" calcext:value-type="float">
            <text:p>0</text:p>
          </table:table-cell>
          <table:table-cell table:formula="of:=[eventlog_RUN4.Z36]" office:value-type="float" office:value="0" calcext:value-type="float">
            <text:p>0</text:p>
          </table:table-cell>
          <table:table-cell table:formula="of:=[.C36]+[.D36]" office:value-type="float" office:value="303" calcext:value-type="float">
            <text:p>303</text:p>
          </table:table-cell>
          <table:table-cell table:formula="of:=[.E36]+[.F36]" office:value-type="float" office:value="0" calcext:value-type="float">
            <text:p>0</text:p>
          </table:table-cell>
          <table:table-cell/>
          <table:table-cell table:formula="of:=(([.H36]-[.H37])/([.H36]-[.H37] + [.G36]-[.G37]))*100" office:value-type="float" office:value="0" calcext:value-type="float">
            <text:p>0</text:p>
          </table:table-cell>
          <table:table-cell/>
          <table:table-cell table:formula="of:=MAX(0;([.B36]))/1000" office:value-type="float" office:value="0.021" calcext:value-type="float">
            <text:p>0.021</text:p>
          </table:table-cell>
          <table:table-cell table:formula="of:=[.G36]/[.G$2]" office:value-type="float" office:value="0.00476962551356116" calcext:value-type="float">
            <text:p>0.004769625513561</text:p>
          </table:table-cell>
          <table:table-cell table:formula="of:=[.H36]/[.H$2]" office:value-type="float" office:value="0" calcext:value-type="float">
            <text:p>0</text:p>
          </table:table-cell>
          <table:table-cell table:formula="of:=ABS([.N36]-[.P36])" office:value-type="float" office:value="0" calcext:value-type="float">
            <text:p>0</text:p>
          </table:table-cell>
          <table:table-cell table:formula="of:=ABS(MAX(0; ([.L36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7]" office:value-type="float" office:value="15" calcext:value-type="float">
            <text:p>15</text:p>
          </table:table-cell>
          <table:table-cell table:formula="of:=[eventlog_RUN4.W37]" office:value-type="float" office:value="134" calcext:value-type="float">
            <text:p>134</text:p>
          </table:table-cell>
          <table:table-cell table:formula="of:=[eventlog_RUN4.X37]" office:value-type="float" office:value="89" calcext:value-type="float">
            <text:p>89</text:p>
          </table:table-cell>
          <table:table-cell table:formula="of:=[eventlog_RUN4.Y37]" office:value-type="float" office:value="0" calcext:value-type="float">
            <text:p>0</text:p>
          </table:table-cell>
          <table:table-cell table:formula="of:=[eventlog_RUN4.Z37]" office:value-type="float" office:value="0" calcext:value-type="float">
            <text:p>0</text:p>
          </table:table-cell>
          <table:table-cell table:formula="of:=[.C37]+[.D37]" office:value-type="float" office:value="223" calcext:value-type="float">
            <text:p>223</text:p>
          </table:table-cell>
          <table:table-cell table:formula="of:=[.E37]+[.F37]" office:value-type="float" office:value="0" calcext:value-type="float">
            <text:p>0</text:p>
          </table:table-cell>
          <table:table-cell/>
          <table:table-cell table:formula="of:=(([.H37]-[.H38])/([.H37]-[.H38] + [.G37]-[.G38]))*100" office:value-type="float" office:value="0" calcext:value-type="float">
            <text:p>0</text:p>
          </table:table-cell>
          <table:table-cell/>
          <table:table-cell table:formula="of:=MAX(0;([.B37]))/1000" office:value-type="float" office:value="0.015" calcext:value-type="float">
            <text:p>0.015</text:p>
          </table:table-cell>
          <table:table-cell table:formula="of:=[.G37]/[.G$2]" office:value-type="float" office:value="0.00351031844727439" calcext:value-type="float">
            <text:p>0.003510318447274</text:p>
          </table:table-cell>
          <table:table-cell table:formula="of:=[.H37]/[.H$2]" office:value-type="float" office:value="0" calcext:value-type="float">
            <text:p>0</text:p>
          </table:table-cell>
          <table:table-cell table:formula="of:=ABS([.N37]-[.P37])" office:value-type="float" office:value="0" calcext:value-type="float">
            <text:p>0</text:p>
          </table:table-cell>
          <table:table-cell table:formula="of:=ABS(MAX(0; ([.L37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8]" office:value-type="float" office:value="12" calcext:value-type="float">
            <text:p>12</text:p>
          </table:table-cell>
          <table:table-cell table:formula="of:=[eventlog_RUN4.W38]" office:value-type="float" office:value="106" calcext:value-type="float">
            <text:p>106</text:p>
          </table:table-cell>
          <table:table-cell table:formula="of:=[eventlog_RUN4.X38]" office:value-type="float" office:value="63" calcext:value-type="float">
            <text:p>63</text:p>
          </table:table-cell>
          <table:table-cell table:formula="of:=[eventlog_RUN4.Y38]" office:value-type="float" office:value="0" calcext:value-type="float">
            <text:p>0</text:p>
          </table:table-cell>
          <table:table-cell table:formula="of:=[eventlog_RUN4.Z38]" office:value-type="float" office:value="0" calcext:value-type="float">
            <text:p>0</text:p>
          </table:table-cell>
          <table:table-cell table:formula="of:=[.C38]+[.D38]" office:value-type="float" office:value="169" calcext:value-type="float">
            <text:p>169</text:p>
          </table:table-cell>
          <table:table-cell table:formula="of:=[.E38]+[.F38]" office:value-type="float" office:value="0" calcext:value-type="float">
            <text:p>0</text:p>
          </table:table-cell>
          <table:table-cell/>
          <table:table-cell table:formula="of:=(([.H38]-[.H39])/([.H38]-[.H39] + [.G38]-[.G39]))*100" office:value-type="float" office:value="0" calcext:value-type="float">
            <text:p>0</text:p>
          </table:table-cell>
          <table:table-cell/>
          <table:table-cell table:formula="of:=MAX(0;([.B38]))/1000" office:value-type="float" office:value="0.012" calcext:value-type="float">
            <text:p>0.012</text:p>
          </table:table-cell>
          <table:table-cell table:formula="of:=[.G38]/[.G$2]" office:value-type="float" office:value="0.00266028617753081" calcext:value-type="float">
            <text:p>0.002660286177531</text:p>
          </table:table-cell>
          <table:table-cell table:formula="of:=[.H38]/[.H$2]" office:value-type="float" office:value="0" calcext:value-type="float">
            <text:p>0</text:p>
          </table:table-cell>
          <table:table-cell table:formula="of:=ABS([.N38]-[.P38])" office:value-type="float" office:value="0" calcext:value-type="float">
            <text:p>0</text:p>
          </table:table-cell>
          <table:table-cell table:formula="of:=ABS(MAX(0; ([.L38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39]" office:value-type="float" office:value="12" calcext:value-type="float">
            <text:p>12</text:p>
          </table:table-cell>
          <table:table-cell table:formula="of:=[eventlog_RUN4.W39]" office:value-type="float" office:value="79" calcext:value-type="float">
            <text:p>79</text:p>
          </table:table-cell>
          <table:table-cell table:formula="of:=[eventlog_RUN4.X39]" office:value-type="float" office:value="47" calcext:value-type="float">
            <text:p>47</text:p>
          </table:table-cell>
          <table:table-cell table:formula="of:=[eventlog_RUN4.Y39]" office:value-type="float" office:value="0" calcext:value-type="float">
            <text:p>0</text:p>
          </table:table-cell>
          <table:table-cell table:formula="of:=[eventlog_RUN4.Z39]" office:value-type="float" office:value="0" calcext:value-type="float">
            <text:p>0</text:p>
          </table:table-cell>
          <table:table-cell table:formula="of:=[.C39]+[.D39]" office:value-type="float" office:value="126" calcext:value-type="float">
            <text:p>126</text:p>
          </table:table-cell>
          <table:table-cell table:formula="of:=[.E39]+[.F39]" office:value-type="float" office:value="0" calcext:value-type="float">
            <text:p>0</text:p>
          </table:table-cell>
          <table:table-cell/>
          <table:table-cell table:formula="of:=(([.H39]-[.H40])/([.H39]-[.H40] + [.G39]-[.G40]))*100" office:value-type="float" office:value="0" calcext:value-type="float">
            <text:p>0</text:p>
          </table:table-cell>
          <table:table-cell/>
          <table:table-cell table:formula="of:=MAX(0;([.B39]))/1000" office:value-type="float" office:value="0.012" calcext:value-type="float">
            <text:p>0.012</text:p>
          </table:table-cell>
          <table:table-cell table:formula="of:=[.G39]/[.G$2]" office:value-type="float" office:value="0.00198340862940167" calcext:value-type="float">
            <text:p>0.001983408629402</text:p>
          </table:table-cell>
          <table:table-cell table:formula="of:=[.H39]/[.H$2]" office:value-type="float" office:value="0" calcext:value-type="float">
            <text:p>0</text:p>
          </table:table-cell>
          <table:table-cell table:formula="of:=ABS([.N39]-[.P39])" office:value-type="float" office:value="0" calcext:value-type="float">
            <text:p>0</text:p>
          </table:table-cell>
          <table:table-cell table:formula="of:=ABS(MAX(0; ([.L39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40]" office:value-type="float" office:value="9" calcext:value-type="float">
            <text:p>9</text:p>
          </table:table-cell>
          <table:table-cell table:formula="of:=[eventlog_RUN4.W40]" office:value-type="float" office:value="53" calcext:value-type="float">
            <text:p>53</text:p>
          </table:table-cell>
          <table:table-cell table:formula="of:=[eventlog_RUN4.X40]" office:value-type="float" office:value="30" calcext:value-type="float">
            <text:p>30</text:p>
          </table:table-cell>
          <table:table-cell table:formula="of:=[eventlog_RUN4.Y40]" office:value-type="float" office:value="0" calcext:value-type="float">
            <text:p>0</text:p>
          </table:table-cell>
          <table:table-cell table:formula="of:=[eventlog_RUN4.Z40]" office:value-type="float" office:value="0" calcext:value-type="float">
            <text:p>0</text:p>
          </table:table-cell>
          <table:table-cell table:formula="of:=[.C40]+[.D40]" office:value-type="float" office:value="83" calcext:value-type="float">
            <text:p>83</text:p>
          </table:table-cell>
          <table:table-cell table:formula="of:=[.E40]+[.F40]" office:value-type="float" office:value="0" calcext:value-type="float">
            <text:p>0</text:p>
          </table:table-cell>
          <table:table-cell/>
          <table:table-cell table:formula="of:=(([.H40]-[.H41])/([.H40]-[.H41] + [.G40]-[.G41]))*100" office:value-type="float" office:value="0" calcext:value-type="float">
            <text:p>0</text:p>
          </table:table-cell>
          <table:table-cell/>
          <table:table-cell table:formula="of:=MAX(0;([.B40]))/1000" office:value-type="float" office:value="0.009" calcext:value-type="float">
            <text:p>0.009</text:p>
          </table:table-cell>
          <table:table-cell table:formula="of:=[.G40]/[.G$2]" office:value-type="float" office:value="0.00130653108127253" calcext:value-type="float">
            <text:p>0.001306531081273</text:p>
          </table:table-cell>
          <table:table-cell table:formula="of:=[.H40]/[.H$2]" office:value-type="float" office:value="0" calcext:value-type="float">
            <text:p>0</text:p>
          </table:table-cell>
          <table:table-cell table:formula="of:=ABS([.N40]-[.P40])" office:value-type="float" office:value="0" calcext:value-type="float">
            <text:p>0</text:p>
          </table:table-cell>
          <table:table-cell table:formula="of:=ABS(MAX(0; ([.L40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41]" office:value-type="float" office:value="8" calcext:value-type="float">
            <text:p>8</text:p>
          </table:table-cell>
          <table:table-cell table:formula="of:=[eventlog_RUN4.W41]" office:value-type="float" office:value="35" calcext:value-type="float">
            <text:p>35</text:p>
          </table:table-cell>
          <table:table-cell table:formula="of:=[eventlog_RUN4.X41]" office:value-type="float" office:value="19" calcext:value-type="float">
            <text:p>19</text:p>
          </table:table-cell>
          <table:table-cell table:formula="of:=[eventlog_RUN4.Y41]" office:value-type="float" office:value="0" calcext:value-type="float">
            <text:p>0</text:p>
          </table:table-cell>
          <table:table-cell table:formula="of:=[eventlog_RUN4.Z41]" office:value-type="float" office:value="0" calcext:value-type="float">
            <text:p>0</text:p>
          </table:table-cell>
          <table:table-cell table:formula="of:=[.C41]+[.D41]" office:value-type="float" office:value="54" calcext:value-type="float">
            <text:p>54</text:p>
          </table:table-cell>
          <table:table-cell table:formula="of:=[.E41]+[.F41]" office:value-type="float" office:value="0" calcext:value-type="float">
            <text:p>0</text:p>
          </table:table-cell>
          <table:table-cell/>
          <table:table-cell table:formula="of:=(([.H41]-[.H42])/([.H41]-[.H42] + [.G41]-[.G42]))*100" office:value-type="float" office:value="0" calcext:value-type="float">
            <text:p>0</text:p>
          </table:table-cell>
          <table:table-cell/>
          <table:table-cell table:formula="of:=MAX(0;([.B41]))/1000" office:value-type="float" office:value="0.008" calcext:value-type="float">
            <text:p>0.008</text:p>
          </table:table-cell>
          <table:table-cell table:formula="of:=[.G41]/[.G$2]" office:value-type="float" office:value="0.000850032269743574" calcext:value-type="float">
            <text:p>0.000850032269744</text:p>
          </table:table-cell>
          <table:table-cell table:formula="of:=[.H41]/[.H$2]" office:value-type="float" office:value="0" calcext:value-type="float">
            <text:p>0</text:p>
          </table:table-cell>
          <table:table-cell table:formula="of:=ABS([.N41]-[.P41])" office:value-type="float" office:value="0" calcext:value-type="float">
            <text:p>0</text:p>
          </table:table-cell>
          <table:table-cell table:formula="of:=ABS(MAX(0; ([.L41]-0.8)/0.2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eventlog_RUN4.B42]" office:value-type="float" office:value="7" calcext:value-type="float">
            <text:p>7</text:p>
          </table:table-cell>
          <table:table-cell table:formula="of:=[eventlog_RUN4.W42]" office:value-type="float" office:value="18" calcext:value-type="float">
            <text:p>18</text:p>
          </table:table-cell>
          <table:table-cell table:formula="of:=[eventlog_RUN4.X42]" office:value-type="float" office:value="10" calcext:value-type="float">
            <text:p>10</text:p>
          </table:table-cell>
          <table:table-cell table:formula="of:=[eventlog_RUN4.Y42]" office:value-type="float" office:value="0" calcext:value-type="float">
            <text:p>0</text:p>
          </table:table-cell>
          <table:table-cell table:formula="of:=[eventlog_RUN4.Z42]" office:value-type="float" office:value="0" calcext:value-type="float">
            <text:p>0</text:p>
          </table:table-cell>
          <table:table-cell table:formula="of:=[.C42]+[.D42]" office:value-type="float" office:value="28" calcext:value-type="float">
            <text:p>28</text:p>
          </table:table-cell>
          <table:table-cell table:formula="of:=[.E42]+[.F42]" office:value-type="float" office:value="0" calcext:value-type="float">
            <text:p>0</text:p>
          </table:table-cell>
          <table:table-cell table:number-columns-repeated="3"/>
          <table:table-cell table:formula="of:=MAX(0;([.B42]))/1000" office:value-type="float" office:value="0.007" calcext:value-type="float">
            <text:p>0.007</text:p>
          </table:table-cell>
          <table:table-cell table:formula="of:=[.G42]/[.G$2]" office:value-type="float" office:value="0.000440757473200372" calcext:value-type="float">
            <text:p>0.0004407574732</text:p>
          </table:table-cell>
          <table:table-cell table:formula="of:=[.H42]/[.H$2]" office:value-type="float" office:value="0" calcext:value-type="float">
            <text:p>0</text:p>
          </table:table-cell>
          <table:table-cell table:formula="of:=ABS([.N42]-[.P42])" office:value-type="float" office:value="0" calcext:value-type="float">
            <text:p>0</text:p>
          </table:table-cell>
          <table:table-cell table:formula="of:=ABS(MAX(0; ([.L42]-0.8)/0.2)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3:16:03.574171224</dc:date>
    <meta:editing-duration>PT18S</meta:editing-duration>
    <meta:editing-cycles>1</meta:editing-cycles>
    <meta:document-statistic meta:table-count="2" meta:cell-count="2349" meta:object-count="3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596cm" svg:height="9cm" xlink:href=".." xlink:type="simple" chart:class="chart:line" chart:style-name="ch1">
        <chart:legend chart:legend-position="end" svg:x="23.571cm" svg:y="1.617cm" style:legend-expansion="high" chart:style-name="ch2"/>
        <chart:plot-area chart:style-name="ch3" table:cell-range-address="eventlog_RUN4.AE1:eventlog_RUN4.AO44" chart:data-source-has-labels="row" svg:x="0.631cm" svg:y="0.18cm" svg:width="22.309cm" svg:height="8.64cm">
          <chartooo:coordinate-region svg:x="2.621cm" svg:y="0.389cm" svg:width="20.124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entlog_RUN4.AE2:eventlog_RUN4.AE44" chart:label-cell-address="eventlog_RUN4.AE1:eventlog_RUN4.AE1" chart:class="chart:line">
            <chart:data-point chart:repeated="43"/>
          </chart:series>
          <chart:series chart:style-name="ch7" chart:values-cell-range-address="eventlog_RUN4.AF2:eventlog_RUN4.AF44" chart:label-cell-address="eventlog_RUN4.AF1:eventlog_RUN4.AF1" chart:class="chart:line">
            <chart:data-point chart:repeated="43"/>
          </chart:series>
          <chart:series chart:style-name="ch8" chart:values-cell-range-address="eventlog_RUN4.AG2:eventlog_RUN4.AG44" chart:label-cell-address="eventlog_RUN4.AG1:eventlog_RUN4.AG1" chart:class="chart:line">
            <chart:data-point chart:repeated="43"/>
          </chart:series>
          <chart:series chart:style-name="ch9" chart:values-cell-range-address="eventlog_RUN4.AH2:eventlog_RUN4.AH44" chart:label-cell-address="eventlog_RUN4.AH1:eventlog_RUN4.AH1" chart:class="chart:line">
            <chart:data-point chart:repeated="43"/>
          </chart:series>
          <chart:series chart:style-name="ch10" chart:values-cell-range-address="eventlog_RUN4.AI2:eventlog_RUN4.AI44" chart:label-cell-address="eventlog_RUN4.AI1:eventlog_RUN4.AI1" chart:class="chart:line">
            <chart:data-point chart:repeated="43"/>
          </chart:series>
          <chart:series chart:style-name="ch11" chart:values-cell-range-address="eventlog_RUN4.AJ2:eventlog_RUN4.AJ44" chart:label-cell-address="eventlog_RUN4.AJ1:eventlog_RUN4.AJ1" chart:class="chart:line">
            <chart:data-point chart:repeated="43"/>
          </chart:series>
          <chart:series chart:style-name="ch12" chart:values-cell-range-address="eventlog_RUN4.AK2:eventlog_RUN4.AK44" chart:label-cell-address="eventlog_RUN4.AK1:eventlog_RUN4.AK1" chart:class="chart:line">
            <chart:data-point chart:repeated="43"/>
          </chart:series>
          <chart:series chart:style-name="ch13" chart:values-cell-range-address="eventlog_RUN4.AL2:eventlog_RUN4.AL44" chart:label-cell-address="eventlog_RUN4.AL1:eventlog_RUN4.AL1" chart:class="chart:line">
            <chart:data-point chart:repeated="43"/>
          </chart:series>
          <chart:series chart:style-name="ch14" chart:values-cell-range-address="eventlog_RUN4.AM2:eventlog_RUN4.AM44" chart:label-cell-address="eventlog_RUN4.AM1:eventlog_RUN4.AM1" chart:class="chart:line">
            <chart:data-point chart:repeated="43"/>
          </chart:series>
          <chart:series chart:style-name="ch15" chart:values-cell-range-address="eventlog_RUN4.AN2:eventlog_RUN4.AN44" chart:label-cell-address="eventlog_RUN4.AN1:eventlog_RUN4.AN1" chart:class="chart:line">
            <chart:data-point chart:repeated="43"/>
          </chart:series>
          <chart:series chart:style-name="ch16" chart:values-cell-range-address="eventlog_RUN4.AO2:eventlog_RUN4.AO44" chart:label-cell-address="eventlog_RUN4.AO1:eventlog_RUN4.AO1" chart:class="chart:line">
            <chart:data-point chart:repeated="4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ile_viewfeedresponsetime_edge1</text:p>
                <draw:g>
                  <svg:desc>eventlog_RUN4.AE1:eventlog_RUN4.AE1</svg:desc>
                </draw:g>
              </table:table-cell>
              <table:table-cell office:value-type="string">
                <text:p>percentile_viewfeedresponsetime_edge2</text:p>
                <draw:g>
                  <svg:desc>eventlog_RUN4.AF1:eventlog_RUN4.AF1</svg:desc>
                </draw:g>
              </table:table-cell>
              <table:table-cell office:value-type="string">
                <text:p>percentile_addfeedresponsetime_edge1</text:p>
                <draw:g>
                  <svg:desc>eventlog_RUN4.AG1:eventlog_RUN4.AG1</svg:desc>
                </draw:g>
              </table:table-cell>
              <table:table-cell office:value-type="string">
                <text:p>percentile_addfeedresponsetime_edge2</text:p>
                <draw:g>
                  <svg:desc>eventlog_RUN4.AH1:eventlog_RUN4.AH1</svg:desc>
                </draw:g>
              </table:table-cell>
              <table:table-cell office:value-type="string">
                <text:p>percentile_deletefeedresponsetime_edge1</text:p>
                <draw:g>
                  <svg:desc>eventlog_RUN4.AI1:eventlog_RUN4.AI1</svg:desc>
                </draw:g>
              </table:table-cell>
              <table:table-cell office:value-type="string">
                <text:p>percentile_deletefeedresponsetime_edge2</text:p>
                <draw:g>
                  <svg:desc>eventlog_RUN4.AJ1:eventlog_RUN4.AJ1</svg:desc>
                </draw:g>
              </table:table-cell>
              <table:table-cell office:value-type="string">
                <text:p>percentile_fetch_middle</text:p>
                <draw:g>
                  <svg:desc>eventlog_RUN4.AK1:eventlog_RUN4.AK1</svg:desc>
                </draw:g>
              </table:table-cell>
              <table:table-cell office:value-type="string">
                <text:p>percentile_fetchfeeds_middle</text:p>
                <draw:g>
                  <svg:desc>eventlog_RUN4.AL1:eventlog_RUN4.AL1</svg:desc>
                </draw:g>
              </table:table-cell>
              <table:table-cell office:value-type="string">
                <text:p>percentile_fetchfeeds_middle</text:p>
                <draw:g>
                  <svg:desc>eventlog_RUN4.AM1:eventlog_RUN4.AM1</svg:desc>
                </draw:g>
              </table:table-cell>
              <table:table-cell office:value-type="string">
                <text:p>percentile_sub_middle</text:p>
                <draw:g>
                  <svg:desc>eventlog_RUN4.AN1:eventlog_RUN4.AN1</svg:desc>
                </draw:g>
              </table:table-cell>
              <table:table-cell office:value-type="string">
                <text:p>percentile_unsub_middle</text:p>
                <draw:g>
                  <svg:desc>eventlog_RUN4.AO1:eventlog_RUN4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865281">
                <text:p>202865281</text:p>
                <draw:g>
                  <svg:desc>eventlog_RUN4.AE2:eventlog_RUN4.AE44</svg:desc>
                </draw:g>
              </table:table-cell>
              <table:table-cell office:value-type="float" office:value="203044375">
                <text:p>203044375</text:p>
                <draw:g>
                  <svg:desc>eventlog_RUN4.AF2:eventlog_RUN4.AF44</svg:desc>
                </draw:g>
              </table:table-cell>
              <table:table-cell office:value-type="float" office:value="93937795">
                <text:p>93937795</text:p>
                <draw:g>
                  <svg:desc>eventlog_RUN4.AG2:eventlog_RUN4.AG44</svg:desc>
                </draw:g>
              </table:table-cell>
              <table:table-cell office:value-type="float" office:value="91831042">
                <text:p>91831042</text:p>
                <draw:g>
                  <svg:desc>eventlog_RUN4.AH2:eventlog_RUN4.AH44</svg:desc>
                </draw:g>
              </table:table-cell>
              <table:table-cell office:value-type="float" office:value="96885688">
                <text:p>96885688</text:p>
                <draw:g>
                  <svg:desc>eventlog_RUN4.AI2:eventlog_RUN4.AI44</svg:desc>
                </draw:g>
              </table:table-cell>
              <table:table-cell office:value-type="float" office:value="91255524">
                <text:p>91255524</text:p>
                <draw:g>
                  <svg:desc>eventlog_RUN4.AJ2:eventlog_RUN4.AJ44</svg:desc>
                </draw:g>
              </table:table-cell>
              <table:table-cell office:value-type="float" office:value="123697987">
                <text:p>123697987</text:p>
                <draw:g>
                  <svg:desc>eventlog_RUN4.AK2:eventlog_RUN4.AK44</svg:desc>
                </draw:g>
              </table:table-cell>
              <table:table-cell office:value-type="float" office:value="56343277">
                <text:p>56343277</text:p>
                <draw:g>
                  <svg:desc>eventlog_RUN4.AL2:eventlog_RUN4.AL44</svg:desc>
                </draw:g>
              </table:table-cell>
              <table:table-cell office:value-type="float" office:value="56343277">
                <text:p>56343277</text:p>
                <draw:g>
                  <svg:desc>eventlog_RUN4.AM2:eventlog_RUN4.AM44</svg:desc>
                </draw:g>
              </table:table-cell>
              <table:table-cell office:value-type="float" office:value="6090018">
                <text:p>6090018</text:p>
                <draw:g>
                  <svg:desc>eventlog_RUN4.AN2:eventlog_RUN4.AN44</svg:desc>
                </draw:g>
              </table:table-cell>
              <table:table-cell office:value-type="float" office:value="5816689">
                <text:p>5816689</text:p>
                <draw:g>
                  <svg:desc>eventlog_RUN4.AO2:eventlog_RUN4.AO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322303">
                <text:p>206322303</text:p>
              </table:table-cell>
              <table:table-cell office:value-type="float" office:value="217903926">
                <text:p>217903926</text:p>
              </table:table-cell>
              <table:table-cell office:value-type="float" office:value="112229397">
                <text:p>112229397</text:p>
              </table:table-cell>
              <table:table-cell office:value-type="float" office:value="113386433">
                <text:p>113386433</text:p>
              </table:table-cell>
              <table:table-cell office:value-type="float" office:value="110556574">
                <text:p>110556574</text:p>
              </table:table-cell>
              <table:table-cell office:value-type="float" office:value="105063970">
                <text:p>105063970</text:p>
              </table:table-cell>
              <table:table-cell office:value-type="float" office:value="133489651">
                <text:p>133489651</text:p>
              </table:table-cell>
              <table:table-cell office:value-type="float" office:value="57119321">
                <text:p>57119321</text:p>
              </table:table-cell>
              <table:table-cell office:value-type="float" office:value="57119321">
                <text:p>57119321</text:p>
              </table:table-cell>
              <table:table-cell office:value-type="float" office:value="6552228">
                <text:p>6552228</text:p>
              </table:table-cell>
              <table:table-cell office:value-type="float" office:value="6288139">
                <text:p>6288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407194">
                <text:p>207407194</text:p>
              </table:table-cell>
              <table:table-cell office:value-type="float" office:value="203076090">
                <text:p>203076090</text:p>
              </table:table-cell>
              <table:table-cell office:value-type="float" office:value="115348287">
                <text:p>115348287</text:p>
              </table:table-cell>
              <table:table-cell office:value-type="float" office:value="101883742">
                <text:p>101883742</text:p>
              </table:table-cell>
              <table:table-cell office:value-type="float" office:value="112737732">
                <text:p>112737732</text:p>
              </table:table-cell>
              <table:table-cell office:value-type="float" office:value="88608211">
                <text:p>88608211</text:p>
              </table:table-cell>
              <table:table-cell office:value-type="float" office:value="130322097">
                <text:p>130322097</text:p>
              </table:table-cell>
              <table:table-cell office:value-type="float" office:value="56671027">
                <text:p>56671027</text:p>
              </table:table-cell>
              <table:table-cell office:value-type="float" office:value="56671027">
                <text:p>56671027</text:p>
              </table:table-cell>
              <table:table-cell office:value-type="float" office:value="6307683">
                <text:p>6307683</text:p>
              </table:table-cell>
              <table:table-cell office:value-type="float" office:value="6218023">
                <text:p>6218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118598">
                <text:p>194118598</text:p>
              </table:table-cell>
              <table:table-cell office:value-type="float" office:value="195096592">
                <text:p>195096592</text:p>
              </table:table-cell>
              <table:table-cell office:value-type="float" office:value="79434569">
                <text:p>79434569</text:p>
              </table:table-cell>
              <table:table-cell office:value-type="float" office:value="86307945">
                <text:p>86307945</text:p>
              </table:table-cell>
              <table:table-cell office:value-type="float" office:value="88503604">
                <text:p>88503604</text:p>
              </table:table-cell>
              <table:table-cell office:value-type="float" office:value="83095905">
                <text:p>83095905</text:p>
              </table:table-cell>
              <table:table-cell office:value-type="float" office:value="118896164">
                <text:p>118896164</text:p>
              </table:table-cell>
              <table:table-cell office:value-type="float" office:value="54985382">
                <text:p>54985382</text:p>
              </table:table-cell>
              <table:table-cell office:value-type="float" office:value="54985382">
                <text:p>54985382</text:p>
              </table:table-cell>
              <table:table-cell office:value-type="float" office:value="6043677">
                <text:p>6043677</text:p>
              </table:table-cell>
              <table:table-cell office:value-type="float" office:value="5404983">
                <text:p>5404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121288">
                <text:p>184121288</text:p>
              </table:table-cell>
              <table:table-cell office:value-type="float" office:value="181754141">
                <text:p>181754141</text:p>
              </table:table-cell>
              <table:table-cell office:value-type="float" office:value="77418874">
                <text:p>77418874</text:p>
              </table:table-cell>
              <table:table-cell office:value-type="float" office:value="80302669">
                <text:p>80302669</text:p>
              </table:table-cell>
              <table:table-cell office:value-type="float" office:value="88468560">
                <text:p>88468560</text:p>
              </table:table-cell>
              <table:table-cell office:value-type="float" office:value="78583929">
                <text:p>78583929</text:p>
              </table:table-cell>
              <table:table-cell office:value-type="float" office:value="113701593">
                <text:p>113701593</text:p>
              </table:table-cell>
              <table:table-cell office:value-type="float" office:value="52608672">
                <text:p>52608672</text:p>
              </table:table-cell>
              <table:table-cell office:value-type="float" office:value="52608672">
                <text:p>52608672</text:p>
              </table:table-cell>
              <table:table-cell office:value-type="float" office:value="4977696">
                <text:p>4977696</text:p>
              </table:table-cell>
              <table:table-cell office:value-type="float" office:value="4801220">
                <text:p>4801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943487">
                <text:p>135943487</text:p>
              </table:table-cell>
              <table:table-cell office:value-type="float" office:value="128792692">
                <text:p>128792692</text:p>
              </table:table-cell>
              <table:table-cell office:value-type="float" office:value="52108954">
                <text:p>52108954</text:p>
              </table:table-cell>
              <table:table-cell office:value-type="float" office:value="58823226">
                <text:p>58823226</text:p>
              </table:table-cell>
              <table:table-cell office:value-type="float" office:value="45094140">
                <text:p>45094140</text:p>
              </table:table-cell>
              <table:table-cell office:value-type="float" office:value="49584303">
                <text:p>49584303</text:p>
              </table:table-cell>
              <table:table-cell office:value-type="float" office:value="97784375">
                <text:p>97784375</text:p>
              </table:table-cell>
              <table:table-cell office:value-type="float" office:value="40442197">
                <text:p>40442197</text:p>
              </table:table-cell>
              <table:table-cell office:value-type="float" office:value="40442197">
                <text:p>40442197</text:p>
              </table:table-cell>
              <table:table-cell office:value-type="float" office:value="3911484">
                <text:p>3911484</text:p>
              </table:table-cell>
              <table:table-cell office:value-type="float" office:value="3705773">
                <text:p>3705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976053">
                <text:p>141976053</text:p>
              </table:table-cell>
              <table:table-cell office:value-type="float" office:value="126423035">
                <text:p>126423035</text:p>
              </table:table-cell>
              <table:table-cell office:value-type="float" office:value="38353743">
                <text:p>38353743</text:p>
              </table:table-cell>
              <table:table-cell office:value-type="float" office:value="43321585">
                <text:p>43321585</text:p>
              </table:table-cell>
              <table:table-cell office:value-type="float" office:value="39812784">
                <text:p>39812784</text:p>
              </table:table-cell>
              <table:table-cell office:value-type="float" office:value="46653280">
                <text:p>46653280</text:p>
              </table:table-cell>
              <table:table-cell office:value-type="float" office:value="99545414">
                <text:p>99545414</text:p>
              </table:table-cell>
              <table:table-cell office:value-type="float" office:value="32086523">
                <text:p>32086523</text:p>
              </table:table-cell>
              <table:table-cell office:value-type="float" office:value="32086523">
                <text:p>32086523</text:p>
              </table:table-cell>
              <table:table-cell office:value-type="float" office:value="3162043">
                <text:p>3162043</text:p>
              </table:table-cell>
              <table:table-cell office:value-type="float" office:value="3194501">
                <text:p>319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181654">
                <text:p>130181654</text:p>
              </table:table-cell>
              <table:table-cell office:value-type="float" office:value="146882516">
                <text:p>146882516</text:p>
              </table:table-cell>
              <table:table-cell office:value-type="float" office:value="43127260">
                <text:p>43127260</text:p>
              </table:table-cell>
              <table:table-cell office:value-type="float" office:value="42880448">
                <text:p>42880448</text:p>
              </table:table-cell>
              <table:table-cell office:value-type="float" office:value="39512637">
                <text:p>39512637</text:p>
              </table:table-cell>
              <table:table-cell office:value-type="float" office:value="48830696">
                <text:p>48830696</text:p>
              </table:table-cell>
              <table:table-cell office:value-type="float" office:value="99879907">
                <text:p>99879907</text:p>
              </table:table-cell>
              <table:table-cell office:value-type="float" office:value="33701220">
                <text:p>33701220</text:p>
              </table:table-cell>
              <table:table-cell office:value-type="float" office:value="33701220">
                <text:p>33701220</text:p>
              </table:table-cell>
              <table:table-cell office:value-type="float" office:value="3658108">
                <text:p>3658108</text:p>
              </table:table-cell>
              <table:table-cell office:value-type="float" office:value="3630792">
                <text:p>3630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207014">
                <text:p>88207014</text:p>
              </table:table-cell>
              <table:table-cell office:value-type="float" office:value="85708657">
                <text:p>85708657</text:p>
              </table:table-cell>
              <table:table-cell office:value-type="float" office:value="26425491">
                <text:p>26425491</text:p>
              </table:table-cell>
              <table:table-cell office:value-type="float" office:value="21886067">
                <text:p>21886067</text:p>
              </table:table-cell>
              <table:table-cell office:value-type="float" office:value="26351652">
                <text:p>26351652</text:p>
              </table:table-cell>
              <table:table-cell office:value-type="float" office:value="25150323">
                <text:p>25150323</text:p>
              </table:table-cell>
              <table:table-cell office:value-type="float" office:value="67953571">
                <text:p>67953571</text:p>
              </table:table-cell>
              <table:table-cell office:value-type="float" office:value="14278814">
                <text:p>14278814</text:p>
              </table:table-cell>
              <table:table-cell office:value-type="float" office:value="14278814">
                <text:p>14278814</text:p>
              </table:table-cell>
              <table:table-cell office:value-type="float" office:value="2705732">
                <text:p>2705732</text:p>
              </table:table-cell>
              <table:table-cell office:value-type="float" office:value="3086243">
                <text:p>3086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80272">
                <text:p>87480272</text:p>
              </table:table-cell>
              <table:table-cell office:value-type="float" office:value="85152185">
                <text:p>85152185</text:p>
              </table:table-cell>
              <table:table-cell office:value-type="float" office:value="18675594">
                <text:p>18675594</text:p>
              </table:table-cell>
              <table:table-cell office:value-type="float" office:value="20681210">
                <text:p>20681210</text:p>
              </table:table-cell>
              <table:table-cell office:value-type="float" office:value="19315167">
                <text:p>19315167</text:p>
              </table:table-cell>
              <table:table-cell office:value-type="float" office:value="18700243">
                <text:p>18700243</text:p>
              </table:table-cell>
              <table:table-cell office:value-type="float" office:value="72770765">
                <text:p>72770765</text:p>
              </table:table-cell>
              <table:table-cell office:value-type="float" office:value="14380883">
                <text:p>14380883</text:p>
              </table:table-cell>
              <table:table-cell office:value-type="float" office:value="14380883">
                <text:p>14380883</text:p>
              </table:table-cell>
              <table:table-cell office:value-type="float" office:value="2528036">
                <text:p>2528036</text:p>
              </table:table-cell>
              <table:table-cell office:value-type="float" office:value="2446810">
                <text:p>2446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096513">
                <text:p>77096513</text:p>
              </table:table-cell>
              <table:table-cell office:value-type="float" office:value="71732499">
                <text:p>71732499</text:p>
              </table:table-cell>
              <table:table-cell office:value-type="float" office:value="11744374">
                <text:p>11744374</text:p>
              </table:table-cell>
              <table:table-cell office:value-type="float" office:value="16913173">
                <text:p>16913173</text:p>
              </table:table-cell>
              <table:table-cell office:value-type="float" office:value="17300631">
                <text:p>17300631</text:p>
              </table:table-cell>
              <table:table-cell office:value-type="float" office:value="14752296">
                <text:p>14752296</text:p>
              </table:table-cell>
              <table:table-cell office:value-type="float" office:value="60348849">
                <text:p>60348849</text:p>
              </table:table-cell>
              <table:table-cell office:value-type="float" office:value="12044923">
                <text:p>12044923</text:p>
              </table:table-cell>
              <table:table-cell office:value-type="float" office:value="12044923">
                <text:p>12044923</text:p>
              </table:table-cell>
              <table:table-cell office:value-type="float" office:value="2501320">
                <text:p>2501320</text:p>
              </table:table-cell>
              <table:table-cell office:value-type="float" office:value="2363346">
                <text:p>2363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581496">
                <text:p>73581496</text:p>
              </table:table-cell>
              <table:table-cell office:value-type="float" office:value="67668458">
                <text:p>67668458</text:p>
              </table:table-cell>
              <table:table-cell office:value-type="float" office:value="14236960">
                <text:p>14236960</text:p>
              </table:table-cell>
              <table:table-cell office:value-type="float" office:value="7746638">
                <text:p>7746638</text:p>
              </table:table-cell>
              <table:table-cell office:value-type="float" office:value="11397094">
                <text:p>11397094</text:p>
              </table:table-cell>
              <table:table-cell office:value-type="float" office:value="9140240">
                <text:p>9140240</text:p>
              </table:table-cell>
              <table:table-cell office:value-type="float" office:value="54172820">
                <text:p>54172820</text:p>
              </table:table-cell>
              <table:table-cell office:value-type="float" office:value="10657624">
                <text:p>10657624</text:p>
              </table:table-cell>
              <table:table-cell office:value-type="float" office:value="10657624">
                <text:p>10657624</text:p>
              </table:table-cell>
              <table:table-cell office:value-type="float" office:value="2059922">
                <text:p>2059922</text:p>
              </table:table-cell>
              <table:table-cell office:value-type="float" office:value="2436795">
                <text:p>2436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175541">
                <text:p>54175541</text:p>
              </table:table-cell>
              <table:table-cell office:value-type="float" office:value="47326093">
                <text:p>47326093</text:p>
              </table:table-cell>
              <table:table-cell office:value-type="float" office:value="5705829">
                <text:p>5705829</text:p>
              </table:table-cell>
              <table:table-cell office:value-type="float" office:value="6969193">
                <text:p>6969193</text:p>
              </table:table-cell>
              <table:table-cell office:value-type="float" office:value="5890750">
                <text:p>5890750</text:p>
              </table:table-cell>
              <table:table-cell office:value-type="float" office:value="6933714">
                <text:p>6933714</text:p>
              </table:table-cell>
              <table:table-cell office:value-type="float" office:value="39303991">
                <text:p>39303991</text:p>
              </table:table-cell>
              <table:table-cell office:value-type="float" office:value="8871984">
                <text:p>8871984</text:p>
              </table:table-cell>
              <table:table-cell office:value-type="float" office:value="8871984">
                <text:p>8871984</text:p>
              </table:table-cell>
              <table:table-cell office:value-type="float" office:value="2307824">
                <text:p>2307824</text:p>
              </table:table-cell>
              <table:table-cell office:value-type="float" office:value="2043027">
                <text:p>2043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882468">
                <text:p>63882468</text:p>
              </table:table-cell>
              <table:table-cell office:value-type="float" office:value="50261461">
                <text:p>50261461</text:p>
              </table:table-cell>
              <table:table-cell office:value-type="float" office:value="9159310">
                <text:p>9159310</text:p>
              </table:table-cell>
              <table:table-cell office:value-type="float" office:value="5755696">
                <text:p>5755696</text:p>
              </table:table-cell>
              <table:table-cell office:value-type="float" office:value="7810377">
                <text:p>7810377</text:p>
              </table:table-cell>
              <table:table-cell office:value-type="float" office:value="7289504">
                <text:p>7289504</text:p>
              </table:table-cell>
              <table:table-cell office:value-type="float" office:value="41881570">
                <text:p>41881570</text:p>
              </table:table-cell>
              <table:table-cell office:value-type="float" office:value="9116363">
                <text:p>9116363</text:p>
              </table:table-cell>
              <table:table-cell office:value-type="float" office:value="9116363">
                <text:p>9116363</text:p>
              </table:table-cell>
              <table:table-cell office:value-type="float" office:value="2258907">
                <text:p>2258907</text:p>
              </table:table-cell>
              <table:table-cell office:value-type="float" office:value="2130866">
                <text:p>2130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590186">
                <text:p>48590186</text:p>
              </table:table-cell>
              <table:table-cell office:value-type="float" office:value="46540235">
                <text:p>46540235</text:p>
              </table:table-cell>
              <table:table-cell office:value-type="float" office:value="4841824">
                <text:p>4841824</text:p>
              </table:table-cell>
              <table:table-cell office:value-type="float" office:value="5340786">
                <text:p>5340786</text:p>
              </table:table-cell>
              <table:table-cell office:value-type="float" office:value="8139473">
                <text:p>8139473</text:p>
              </table:table-cell>
              <table:table-cell office:value-type="float" office:value="7525250">
                <text:p>7525250</text:p>
              </table:table-cell>
              <table:table-cell office:value-type="float" office:value="36053491">
                <text:p>36053491</text:p>
              </table:table-cell>
              <table:table-cell office:value-type="float" office:value="8202766">
                <text:p>8202766</text:p>
              </table:table-cell>
              <table:table-cell office:value-type="float" office:value="8202766">
                <text:p>8202766</text:p>
              </table:table-cell>
              <table:table-cell office:value-type="float" office:value="2012866">
                <text:p>2012866</text:p>
              </table:table-cell>
              <table:table-cell office:value-type="float" office:value="2010821">
                <text:p>2010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867066">
                <text:p>47867066</text:p>
              </table:table-cell>
              <table:table-cell office:value-type="float" office:value="44456155">
                <text:p>44456155</text:p>
              </table:table-cell>
              <table:table-cell office:value-type="float" office:value="4701323">
                <text:p>4701323</text:p>
              </table:table-cell>
              <table:table-cell office:value-type="float" office:value="4252244">
                <text:p>4252244</text:p>
              </table:table-cell>
              <table:table-cell office:value-type="float" office:value="4878667">
                <text:p>4878667</text:p>
              </table:table-cell>
              <table:table-cell office:value-type="float" office:value="5424172">
                <text:p>5424172</text:p>
              </table:table-cell>
              <table:table-cell office:value-type="float" office:value="34710946">
                <text:p>34710946</text:p>
              </table:table-cell>
              <table:table-cell office:value-type="float" office:value="7529218">
                <text:p>7529218</text:p>
              </table:table-cell>
              <table:table-cell office:value-type="float" office:value="7529218">
                <text:p>7529218</text:p>
              </table:table-cell>
              <table:table-cell office:value-type="float" office:value="1877943">
                <text:p>1877943</text:p>
              </table:table-cell>
              <table:table-cell office:value-type="float" office:value="1686078">
                <text:p>1686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05795">
                <text:p>42905795</text:p>
              </table:table-cell>
              <table:table-cell office:value-type="float" office:value="37277519">
                <text:p>37277519</text:p>
              </table:table-cell>
              <table:table-cell office:value-type="float" office:value="4073105">
                <text:p>4073105</text:p>
              </table:table-cell>
              <table:table-cell office:value-type="float" office:value="5828833">
                <text:p>5828833</text:p>
              </table:table-cell>
              <table:table-cell office:value-type="float" office:value="5699075">
                <text:p>5699075</text:p>
              </table:table-cell>
              <table:table-cell office:value-type="float" office:value="4744722">
                <text:p>4744722</text:p>
              </table:table-cell>
              <table:table-cell office:value-type="float" office:value="30653840">
                <text:p>30653840</text:p>
              </table:table-cell>
              <table:table-cell office:value-type="float" office:value="6895851">
                <text:p>6895851</text:p>
              </table:table-cell>
              <table:table-cell office:value-type="float" office:value="6895851">
                <text:p>6895851</text:p>
              </table:table-cell>
              <table:table-cell office:value-type="float" office:value="1807923">
                <text:p>1807923</text:p>
              </table:table-cell>
              <table:table-cell office:value-type="float" office:value="1773820">
                <text:p>1773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210151">
                <text:p>40210151</text:p>
              </table:table-cell>
              <table:table-cell office:value-type="float" office:value="34050760">
                <text:p>34050760</text:p>
              </table:table-cell>
              <table:table-cell office:value-type="float" office:value="4812339">
                <text:p>4812339</text:p>
              </table:table-cell>
              <table:table-cell office:value-type="float" office:value="3730881">
                <text:p>3730881</text:p>
              </table:table-cell>
              <table:table-cell office:value-type="float" office:value="4562204">
                <text:p>4562204</text:p>
              </table:table-cell>
              <table:table-cell office:value-type="float" office:value="3909737">
                <text:p>3909737</text:p>
              </table:table-cell>
              <table:table-cell office:value-type="float" office:value="28974197">
                <text:p>28974197</text:p>
              </table:table-cell>
              <table:table-cell office:value-type="float" office:value="6710314">
                <text:p>6710314</text:p>
              </table:table-cell>
              <table:table-cell office:value-type="float" office:value="6710314">
                <text:p>6710314</text:p>
              </table:table-cell>
              <table:table-cell office:value-type="float" office:value="1596725">
                <text:p>1596725</text:p>
              </table:table-cell>
              <table:table-cell office:value-type="float" office:value="1811476">
                <text:p>1811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931869">
                <text:p>38931869</text:p>
              </table:table-cell>
              <table:table-cell office:value-type="float" office:value="38574959">
                <text:p>38574959</text:p>
              </table:table-cell>
              <table:table-cell office:value-type="float" office:value="6103842">
                <text:p>6103842</text:p>
              </table:table-cell>
              <table:table-cell office:value-type="float" office:value="5009694">
                <text:p>5009694</text:p>
              </table:table-cell>
              <table:table-cell office:value-type="float" office:value="3865041">
                <text:p>3865041</text:p>
              </table:table-cell>
              <table:table-cell office:value-type="float" office:value="3981932">
                <text:p>3981932</text:p>
              </table:table-cell>
              <table:table-cell office:value-type="float" office:value="31015706">
                <text:p>31015706</text:p>
              </table:table-cell>
              <table:table-cell office:value-type="float" office:value="6427761">
                <text:p>6427761</text:p>
              </table:table-cell>
              <table:table-cell office:value-type="float" office:value="6427761">
                <text:p>6427761</text:p>
              </table:table-cell>
              <table:table-cell office:value-type="float" office:value="1628197">
                <text:p>1628197</text:p>
              </table:table-cell>
              <table:table-cell office:value-type="float" office:value="1531835">
                <text:p>1531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17461">
                <text:p>36417461</text:p>
              </table:table-cell>
              <table:table-cell office:value-type="float" office:value="36568278">
                <text:p>36568278</text:p>
              </table:table-cell>
              <table:table-cell office:value-type="float" office:value="4626527">
                <text:p>4626527</text:p>
              </table:table-cell>
              <table:table-cell office:value-type="float" office:value="3325523">
                <text:p>3325523</text:p>
              </table:table-cell>
              <table:table-cell office:value-type="float" office:value="4080139">
                <text:p>4080139</text:p>
              </table:table-cell>
              <table:table-cell office:value-type="float" office:value="3591522">
                <text:p>3591522</text:p>
              </table:table-cell>
              <table:table-cell office:value-type="float" office:value="28446279">
                <text:p>28446279</text:p>
              </table:table-cell>
              <table:table-cell office:value-type="float" office:value="6124671">
                <text:p>6124671</text:p>
              </table:table-cell>
              <table:table-cell office:value-type="float" office:value="6124671">
                <text:p>6124671</text:p>
              </table:table-cell>
              <table:table-cell office:value-type="float" office:value="1379753">
                <text:p>1379753</text:p>
              </table:table-cell>
              <table:table-cell office:value-type="float" office:value="1604529">
                <text:p>1604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270608">
                <text:p>37270608</text:p>
              </table:table-cell>
              <table:table-cell office:value-type="float" office:value="37977663">
                <text:p>37977663</text:p>
              </table:table-cell>
              <table:table-cell office:value-type="float" office:value="5674065">
                <text:p>5674065</text:p>
              </table:table-cell>
              <table:table-cell office:value-type="float" office:value="6446043">
                <text:p>6446043</text:p>
              </table:table-cell>
              <table:table-cell office:value-type="float" office:value="4336615">
                <text:p>4336615</text:p>
              </table:table-cell>
              <table:table-cell office:value-type="float" office:value="4195114">
                <text:p>4195114</text:p>
              </table:table-cell>
              <table:table-cell office:value-type="float" office:value="29083303">
                <text:p>29083303</text:p>
              </table:table-cell>
              <table:table-cell office:value-type="float" office:value="6290120">
                <text:p>6290120</text:p>
              </table:table-cell>
              <table:table-cell office:value-type="float" office:value="6290120">
                <text:p>6290120</text:p>
              </table:table-cell>
              <table:table-cell office:value-type="float" office:value="1647335">
                <text:p>1647335</text:p>
              </table:table-cell>
              <table:table-cell office:value-type="float" office:value="1814379">
                <text:p>1814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557042">
                <text:p>36557042</text:p>
              </table:table-cell>
              <table:table-cell office:value-type="float" office:value="33897408">
                <text:p>33897408</text:p>
              </table:table-cell>
              <table:table-cell office:value-type="float" office:value="4092794">
                <text:p>4092794</text:p>
              </table:table-cell>
              <table:table-cell office:value-type="float" office:value="4806342">
                <text:p>4806342</text:p>
              </table:table-cell>
              <table:table-cell office:value-type="float" office:value="4742038">
                <text:p>4742038</text:p>
              </table:table-cell>
              <table:table-cell office:value-type="float" office:value="9609934">
                <text:p>9609934</text:p>
              </table:table-cell>
              <table:table-cell office:value-type="float" office:value="26909910">
                <text:p>26909910</text:p>
              </table:table-cell>
              <table:table-cell office:value-type="float" office:value="5923162">
                <text:p>5923162</text:p>
              </table:table-cell>
              <table:table-cell office:value-type="float" office:value="5923162">
                <text:p>5923162</text:p>
              </table:table-cell>
              <table:table-cell office:value-type="float" office:value="1818919">
                <text:p>1818919</text:p>
              </table:table-cell>
              <table:table-cell office:value-type="float" office:value="1623611">
                <text:p>1623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510204">
                <text:p>40510204</text:p>
              </table:table-cell>
              <table:table-cell office:value-type="float" office:value="33673900">
                <text:p>33673900</text:p>
              </table:table-cell>
              <table:table-cell office:value-type="float" office:value="3764866">
                <text:p>3764866</text:p>
              </table:table-cell>
              <table:table-cell office:value-type="float" office:value="4557514">
                <text:p>4557514</text:p>
              </table:table-cell>
              <table:table-cell office:value-type="float" office:value="4387912">
                <text:p>4387912</text:p>
              </table:table-cell>
              <table:table-cell office:value-type="float" office:value="4693001">
                <text:p>4693001</text:p>
              </table:table-cell>
              <table:table-cell office:value-type="float" office:value="27900066">
                <text:p>27900066</text:p>
              </table:table-cell>
              <table:table-cell office:value-type="float" office:value="5804582">
                <text:p>5804582</text:p>
              </table:table-cell>
              <table:table-cell office:value-type="float" office:value="5804582">
                <text:p>5804582</text:p>
              </table:table-cell>
              <table:table-cell office:value-type="float" office:value="1631406">
                <text:p>1631406</text:p>
              </table:table-cell>
              <table:table-cell office:value-type="float" office:value="1485467">
                <text:p>1485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78201">
                <text:p>40178201</text:p>
              </table:table-cell>
              <table:table-cell office:value-type="float" office:value="32043668">
                <text:p>32043668</text:p>
              </table:table-cell>
              <table:table-cell office:value-type="float" office:value="6277061">
                <text:p>6277061</text:p>
              </table:table-cell>
              <table:table-cell office:value-type="float" office:value="4262143">
                <text:p>4262143</text:p>
              </table:table-cell>
              <table:table-cell office:value-type="float" office:value="4871339">
                <text:p>4871339</text:p>
              </table:table-cell>
              <table:table-cell office:value-type="float" office:value="17303436">
                <text:p>17303436</text:p>
              </table:table-cell>
              <table:table-cell office:value-type="float" office:value="28480852">
                <text:p>28480852</text:p>
              </table:table-cell>
              <table:table-cell office:value-type="float" office:value="5700910">
                <text:p>5700910</text:p>
              </table:table-cell>
              <table:table-cell office:value-type="float" office:value="5700910">
                <text:p>5700910</text:p>
              </table:table-cell>
              <table:table-cell office:value-type="float" office:value="1761622">
                <text:p>1761622</text:p>
              </table:table-cell>
              <table:table-cell office:value-type="float" office:value="1849601">
                <text:p>1849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607749">
                <text:p>51607749</text:p>
              </table:table-cell>
              <table:table-cell office:value-type="float" office:value="39150598">
                <text:p>39150598</text:p>
              </table:table-cell>
              <table:table-cell office:value-type="float" office:value="9594788">
                <text:p>9594788</text:p>
              </table:table-cell>
              <table:table-cell office:value-type="float" office:value="8530685">
                <text:p>8530685</text:p>
              </table:table-cell>
              <table:table-cell office:value-type="float" office:value="4734453">
                <text:p>4734453</text:p>
              </table:table-cell>
              <table:table-cell office:value-type="float" office:value="6428513">
                <text:p>6428513</text:p>
              </table:table-cell>
              <table:table-cell office:value-type="float" office:value="31113026">
                <text:p>31113026</text:p>
              </table:table-cell>
              <table:table-cell office:value-type="float" office:value="5998392">
                <text:p>5998392</text:p>
              </table:table-cell>
              <table:table-cell office:value-type="float" office:value="5998392">
                <text:p>5998392</text:p>
              </table:table-cell>
              <table:table-cell office:value-type="float" office:value="2024032">
                <text:p>2024032</text:p>
              </table:table-cell>
              <table:table-cell office:value-type="float" office:value="1941054">
                <text:p>194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886309">
                <text:p>53886309</text:p>
              </table:table-cell>
              <table:table-cell office:value-type="float" office:value="42463655">
                <text:p>42463655</text:p>
              </table:table-cell>
              <table:table-cell office:value-type="float" office:value="37894002">
                <text:p>37894002</text:p>
              </table:table-cell>
              <table:table-cell office:value-type="float" office:value="10362164">
                <text:p>10362164</text:p>
              </table:table-cell>
              <table:table-cell office:value-type="float" office:value="16496622">
                <text:p>16496622</text:p>
              </table:table-cell>
              <table:table-cell office:value-type="float" office:value="5161837">
                <text:p>5161837</text:p>
              </table:table-cell>
              <table:table-cell office:value-type="float" office:value="33739186">
                <text:p>33739186</text:p>
              </table:table-cell>
              <table:table-cell office:value-type="float" office:value="6231967">
                <text:p>6231967</text:p>
              </table:table-cell>
              <table:table-cell office:value-type="float" office:value="6231967">
                <text:p>6231967</text:p>
              </table:table-cell>
              <table:table-cell office:value-type="float" office:value="1719554">
                <text:p>1719554</text:p>
              </table:table-cell>
              <table:table-cell office:value-type="float" office:value="2126435">
                <text:p>2126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779463">
                <text:p>52779463</text:p>
              </table:table-cell>
              <table:table-cell office:value-type="float" office:value="70044420">
                <text:p>70044420</text:p>
              </table:table-cell>
              <table:table-cell office:value-type="float" office:value="7975709">
                <text:p>7975709</text:p>
              </table:table-cell>
              <table:table-cell office:value-type="float" office:value="34042190">
                <text:p>34042190</text:p>
              </table:table-cell>
              <table:table-cell office:value-type="float" office:value="21111487">
                <text:p>21111487</text:p>
              </table:table-cell>
              <table:table-cell office:value-type="float" office:value="13778597">
                <text:p>13778597</text:p>
              </table:table-cell>
              <table:table-cell office:value-type="float" office:value="35603111">
                <text:p>35603111</text:p>
              </table:table-cell>
              <table:table-cell office:value-type="float" office:value="5920701">
                <text:p>5920701</text:p>
              </table:table-cell>
              <table:table-cell office:value-type="float" office:value="5920701">
                <text:p>5920701</text:p>
              </table:table-cell>
              <table:table-cell office:value-type="float" office:value="1669503">
                <text:p>1669503</text:p>
              </table:table-cell>
              <table:table-cell office:value-type="float" office:value="1688721">
                <text:p>16887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190227">
                <text:p>85190227</text:p>
              </table:table-cell>
              <table:table-cell office:value-type="float" office:value="66795032">
                <text:p>66795032</text:p>
              </table:table-cell>
              <table:table-cell office:value-type="float" office:value="41700220">
                <text:p>41700220</text:p>
              </table:table-cell>
              <table:table-cell office:value-type="float" office:value="25448611">
                <text:p>25448611</text:p>
              </table:table-cell>
              <table:table-cell office:value-type="float" office:value="20498972">
                <text:p>20498972</text:p>
              </table:table-cell>
              <table:table-cell office:value-type="float" office:value="5569725">
                <text:p>5569725</text:p>
              </table:table-cell>
              <table:table-cell office:value-type="float" office:value="67743986">
                <text:p>67743986</text:p>
              </table:table-cell>
              <table:table-cell office:value-type="float" office:value="6133413">
                <text:p>6133413</text:p>
              </table:table-cell>
              <table:table-cell office:value-type="float" office:value="6133413">
                <text:p>6133413</text:p>
              </table:table-cell>
              <table:table-cell office:value-type="float" office:value="2449742">
                <text:p>2449742</text:p>
              </table:table-cell>
              <table:table-cell office:value-type="float" office:value="1865875">
                <text:p>186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584155">
                <text:p>86584155</text:p>
              </table:table-cell>
              <table:table-cell office:value-type="float" office:value="89533473">
                <text:p>89533473</text:p>
              </table:table-cell>
              <table:table-cell office:value-type="float" office:value="21394142">
                <text:p>21394142</text:p>
              </table:table-cell>
              <table:table-cell office:value-type="float" office:value="8717849">
                <text:p>8717849</text:p>
              </table:table-cell>
              <table:table-cell office:value-type="float" office:value="10847229">
                <text:p>10847229</text:p>
              </table:table-cell>
              <table:table-cell office:value-type="float" office:value="32498523">
                <text:p>32498523</text:p>
              </table:table-cell>
              <table:table-cell office:value-type="float" office:value="74447513">
                <text:p>74447513</text:p>
              </table:table-cell>
              <table:table-cell office:value-type="float" office:value="7150325">
                <text:p>7150325</text:p>
              </table:table-cell>
              <table:table-cell office:value-type="float" office:value="7150325">
                <text:p>7150325</text:p>
              </table:table-cell>
              <table:table-cell office:value-type="float" office:value="1883532">
                <text:p>1883532</text:p>
              </table:table-cell>
              <table:table-cell office:value-type="float" office:value="2753728">
                <text:p>2753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864367">
                <text:p>87864367</text:p>
              </table:table-cell>
              <table:table-cell office:value-type="float" office:value="85001900">
                <text:p>85001900</text:p>
              </table:table-cell>
              <table:table-cell office:value-type="float" office:value="46303864">
                <text:p>46303864</text:p>
              </table:table-cell>
              <table:table-cell office:value-type="float" office:value="23921396">
                <text:p>23921396</text:p>
              </table:table-cell>
              <table:table-cell office:value-type="float" office:value="24257212">
                <text:p>24257212</text:p>
              </table:table-cell>
              <table:table-cell office:value-type="float" office:value="17531956">
                <text:p>17531956</text:p>
              </table:table-cell>
              <table:table-cell office:value-type="float" office:value="79811931">
                <text:p>79811931</text:p>
              </table:table-cell>
              <table:table-cell office:value-type="float" office:value="8050398">
                <text:p>8050398</text:p>
              </table:table-cell>
              <table:table-cell office:value-type="float" office:value="8050398">
                <text:p>8050398</text:p>
              </table:table-cell>
              <table:table-cell office:value-type="float" office:value="1805068">
                <text:p>1805068</text:p>
              </table:table-cell>
              <table:table-cell office:value-type="float" office:value="1857061">
                <text:p>1857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712702">
                <text:p>97712702</text:p>
              </table:table-cell>
              <table:table-cell office:value-type="float" office:value="89339536">
                <text:p>89339536</text:p>
              </table:table-cell>
              <table:table-cell office:value-type="float" office:value="10013146">
                <text:p>10013146</text:p>
              </table:table-cell>
              <table:table-cell office:value-type="float" office:value="6272674">
                <text:p>6272674</text:p>
              </table:table-cell>
              <table:table-cell office:value-type="float" office:value="9555920">
                <text:p>9555920</text:p>
              </table:table-cell>
              <table:table-cell office:value-type="float" office:value="7277077">
                <text:p>7277077</text:p>
              </table:table-cell>
              <table:table-cell office:value-type="float" office:value="89271894">
                <text:p>89271894</text:p>
              </table:table-cell>
              <table:table-cell office:value-type="float" office:value="8704074">
                <text:p>8704074</text:p>
              </table:table-cell>
              <table:table-cell office:value-type="float" office:value="8704074">
                <text:p>8704074</text:p>
              </table:table-cell>
              <table:table-cell office:value-type="float" office:value="2282108">
                <text:p>2282108</text:p>
              </table:table-cell>
              <table:table-cell office:value-type="float" office:value="2110759">
                <text:p>2110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120270">
                <text:p>76120270</text:p>
              </table:table-cell>
              <table:table-cell office:value-type="float" office:value="93708555">
                <text:p>93708555</text:p>
              </table:table-cell>
              <table:table-cell office:value-type="float" office:value="4231899">
                <text:p>4231899</text:p>
              </table:table-cell>
              <table:table-cell office:value-type="float" office:value="5441245">
                <text:p>5441245</text:p>
              </table:table-cell>
              <table:table-cell office:value-type="float" office:value="16497558">
                <text:p>16497558</text:p>
              </table:table-cell>
              <table:table-cell office:value-type="float" office:value="9946463">
                <text:p>9946463</text:p>
              </table:table-cell>
              <table:table-cell office:value-type="float" office:value="80395435">
                <text:p>80395435</text:p>
              </table:table-cell>
              <table:table-cell office:value-type="float" office:value="23907673">
                <text:p>23907673</text:p>
              </table:table-cell>
              <table:table-cell office:value-type="float" office:value="23907673">
                <text:p>23907673</text:p>
              </table:table-cell>
              <table:table-cell office:value-type="float" office:value="1804998">
                <text:p>1804998</text:p>
              </table:table-cell>
              <table:table-cell office:value-type="float" office:value="1787718">
                <text:p>1787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623872">
                <text:p>84623872</text:p>
              </table:table-cell>
              <table:table-cell office:value-type="float" office:value="98644008">
                <text:p>98644008</text:p>
              </table:table-cell>
              <table:table-cell office:value-type="float" office:value="30991369">
                <text:p>30991369</text:p>
              </table:table-cell>
              <table:table-cell office:value-type="float" office:value="5084811">
                <text:p>5084811</text:p>
              </table:table-cell>
              <table:table-cell office:value-type="float" office:value="18969935">
                <text:p>18969935</text:p>
              </table:table-cell>
              <table:table-cell office:value-type="float" office:value="7384094">
                <text:p>7384094</text:p>
              </table:table-cell>
              <table:table-cell office:value-type="float" office:value="88549146">
                <text:p>88549146</text:p>
              </table:table-cell>
              <table:table-cell office:value-type="float" office:value="22794867">
                <text:p>22794867</text:p>
              </table:table-cell>
              <table:table-cell office:value-type="float" office:value="22794867">
                <text:p>22794867</text:p>
              </table:table-cell>
              <table:table-cell office:value-type="float" office:value="3103244">
                <text:p>3103244</text:p>
              </table:table-cell>
              <table:table-cell office:value-type="float" office:value="2136489">
                <text:p>2136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463864">
                <text:p>86463864</text:p>
              </table:table-cell>
              <table:table-cell office:value-type="float" office:value="90268108">
                <text:p>90268108</text:p>
              </table:table-cell>
              <table:table-cell office:value-type="float" office:value="4178179">
                <text:p>4178179</text:p>
              </table:table-cell>
              <table:table-cell office:value-type="float" office:value="3660296">
                <text:p>3660296</text:p>
              </table:table-cell>
              <table:table-cell office:value-type="float" office:value="5041460">
                <text:p>5041460</text:p>
              </table:table-cell>
              <table:table-cell office:value-type="float" office:value="4870294">
                <text:p>4870294</text:p>
              </table:table-cell>
              <table:table-cell office:value-type="float" office:value="83757773">
                <text:p>83757773</text:p>
              </table:table-cell>
              <table:table-cell office:value-type="float" office:value="21836161">
                <text:p>21836161</text:p>
              </table:table-cell>
              <table:table-cell office:value-type="float" office:value="21836161">
                <text:p>21836161</text:p>
              </table:table-cell>
              <table:table-cell office:value-type="float" office:value="1610697">
                <text:p>1610697</text:p>
              </table:table-cell>
              <table:table-cell office:value-type="float" office:value="2237613">
                <text:p>2237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079004">
                <text:p>94079004</text:p>
              </table:table-cell>
              <table:table-cell office:value-type="float" office:value="98010403">
                <text:p>98010403</text:p>
              </table:table-cell>
              <table:table-cell office:value-type="float" office:value="3786163">
                <text:p>3786163</text:p>
              </table:table-cell>
              <table:table-cell office:value-type="float" office:value="6971852">
                <text:p>6971852</text:p>
              </table:table-cell>
              <table:table-cell office:value-type="float" office:value="3404982">
                <text:p>3404982</text:p>
              </table:table-cell>
              <table:table-cell office:value-type="float" office:value="3105698">
                <text:p>3105698</text:p>
              </table:table-cell>
              <table:table-cell office:value-type="float" office:value="93533348">
                <text:p>93533348</text:p>
              </table:table-cell>
              <table:table-cell office:value-type="float" office:value="43264967">
                <text:p>43264967</text:p>
              </table:table-cell>
              <table:table-cell office:value-type="float" office:value="43264967">
                <text:p>43264967</text:p>
              </table:table-cell>
              <table:table-cell office:value-type="float" office:value="1399608">
                <text:p>1399608</text:p>
              </table:table-cell>
              <table:table-cell office:value-type="float" office:value="1724944">
                <text:p>1724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588823">
                <text:p>86588823</text:p>
              </table:table-cell>
              <table:table-cell office:value-type="float" office:value="96068036">
                <text:p>96068036</text:p>
              </table:table-cell>
              <table:table-cell office:value-type="float" office:value="76629153">
                <text:p>76629153</text:p>
              </table:table-cell>
              <table:table-cell office:value-type="float" office:value="5809963">
                <text:p>5809963</text:p>
              </table:table-cell>
              <table:table-cell office:value-type="float" office:value="2759300">
                <text:p>2759300</text:p>
              </table:table-cell>
              <table:table-cell office:value-type="float" office:value="2848155">
                <text:p>2848155</text:p>
              </table:table-cell>
              <table:table-cell office:value-type="float" office:value="88928434">
                <text:p>88928434</text:p>
              </table:table-cell>
              <table:table-cell office:value-type="float" office:value="46301008">
                <text:p>46301008</text:p>
              </table:table-cell>
              <table:table-cell office:value-type="float" office:value="46301008">
                <text:p>46301008</text:p>
              </table:table-cell>
              <table:table-cell office:value-type="float" office:value="1795053">
                <text:p>1795053</text:p>
              </table:table-cell>
              <table:table-cell office:value-type="float" office:value="1330528">
                <text:p>1330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827403">
                <text:p>42827403</text:p>
              </table:table-cell>
              <table:table-cell office:value-type="float" office:value="98743363">
                <text:p>98743363</text:p>
              </table:table-cell>
              <table:table-cell office:value-type="float" office:value="3201241">
                <text:p>3201241</text:p>
              </table:table-cell>
              <table:table-cell office:value-type="float" office:value="3472795">
                <text:p>3472795</text:p>
              </table:table-cell>
              <table:table-cell office:value-type="float" office:value="11218144">
                <text:p>11218144</text:p>
              </table:table-cell>
              <table:table-cell office:value-type="float" office:value="5745069">
                <text:p>5745069</text:p>
              </table:table-cell>
              <table:table-cell office:value-type="float" office:value="94386660">
                <text:p>94386660</text:p>
              </table:table-cell>
              <table:table-cell office:value-type="float" office:value="10714009">
                <text:p>10714009</text:p>
              </table:table-cell>
              <table:table-cell office:value-type="float" office:value="10714009">
                <text:p>10714009</text:p>
              </table:table-cell>
              <table:table-cell office:value-type="float" office:value="1989813">
                <text:p>1989813</text:p>
              </table:table-cell>
              <table:table-cell office:value-type="float" office:value="1396366">
                <text:p>1396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213102">
                <text:p>78213102</text:p>
              </table:table-cell>
              <table:table-cell office:value-type="float" office:value="73323621">
                <text:p>73323621</text:p>
              </table:table-cell>
              <table:table-cell office:value-type="float" office:value="3127412">
                <text:p>3127412</text:p>
              </table:table-cell>
              <table:table-cell office:value-type="float" office:value="2995399">
                <text:p>2995399</text:p>
              </table:table-cell>
              <table:table-cell office:value-type="float" office:value="3448983">
                <text:p>3448983</text:p>
              </table:table-cell>
              <table:table-cell office:value-type="float" office:value="3561056">
                <text:p>3561056</text:p>
              </table:table-cell>
              <table:table-cell office:value-type="float" office:value="72123291">
                <text:p>72123291</text:p>
              </table:table-cell>
              <table:table-cell office:value-type="float" office:value="23878826">
                <text:p>23878826</text:p>
              </table:table-cell>
              <table:table-cell office:value-type="float" office:value="23878826">
                <text:p>23878826</text:p>
              </table:table-cell>
              <table:table-cell office:value-type="float" office:value="1245569">
                <text:p>1245569</text:p>
              </table:table-cell>
              <table:table-cell office:value-type="float" office:value="2418680">
                <text:p>2418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709947">
                <text:p>74709947</text:p>
              </table:table-cell>
              <table:table-cell office:value-type="float" office:value="88422098">
                <text:p>88422098</text:p>
              </table:table-cell>
              <table:table-cell office:value-type="float" office:value="3086549">
                <text:p>3086549</text:p>
              </table:table-cell>
              <table:table-cell office:value-type="float" office:value="4143387">
                <text:p>4143387</text:p>
              </table:table-cell>
              <table:table-cell office:value-type="float" office:value="2735656">
                <text:p>2735656</text:p>
              </table:table-cell>
              <table:table-cell office:value-type="float" office:value="3547664">
                <text:p>3547664</text:p>
              </table:table-cell>
              <table:table-cell office:value-type="float" office:value="85320841">
                <text:p>85320841</text:p>
              </table:table-cell>
              <table:table-cell office:value-type="float" office:value="50939224">
                <text:p>50939224</text:p>
              </table:table-cell>
              <table:table-cell office:value-type="float" office:value="50939224">
                <text:p>50939224</text:p>
              </table:table-cell>
              <table:table-cell office:value-type="float" office:value="1348988">
                <text:p>1348988</text:p>
              </table:table-cell>
              <table:table-cell office:value-type="float" office:value="1380774">
                <text:p>1380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379438">
                <text:p>93379438</text:p>
              </table:table-cell>
              <table:table-cell office:value-type="float" office:value="90770126">
                <text:p>90770126</text:p>
              </table:table-cell>
              <table:table-cell office:value-type="float" office:value="3054649">
                <text:p>3054649</text:p>
              </table:table-cell>
              <table:table-cell office:value-type="float" office:value="3032491">
                <text:p>3032491</text:p>
              </table:table-cell>
              <table:table-cell office:value-type="float" office:value="3833984">
                <text:p>3833984</text:p>
              </table:table-cell>
              <table:table-cell office:value-type="float" office:value="6994767">
                <text:p>6994767</text:p>
              </table:table-cell>
              <table:table-cell office:value-type="float" office:value="88553632">
                <text:p>88553632</text:p>
              </table:table-cell>
              <table:table-cell office:value-type="float" office:value="20776081">
                <text:p>20776081</text:p>
              </table:table-cell>
              <table:table-cell office:value-type="float" office:value="20776081">
                <text:p>20776081</text:p>
              </table:table-cell>
              <table:table-cell office:value-type="float" office:value="1699872">
                <text:p>1699872</text:p>
              </table:table-cell>
              <table:table-cell office:value-type="float" office:value="1446229">
                <text:p>1446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206629">
                <text:p>88206629</text:p>
              </table:table-cell>
              <table:table-cell office:value-type="float" office:value="82096297">
                <text:p>82096297</text:p>
              </table:table-cell>
              <table:table-cell office:value-type="float" office:value="3768127">
                <text:p>3768127</text:p>
              </table:table-cell>
              <table:table-cell office:value-type="float" office:value="3720542">
                <text:p>3720542</text:p>
              </table:table-cell>
              <table:table-cell office:value-type="float" office:value="4115217">
                <text:p>4115217</text:p>
              </table:table-cell>
              <table:table-cell office:value-type="float" office:value="3788463">
                <text:p>3788463</text:p>
              </table:table-cell>
              <table:table-cell office:value-type="float" office:value="83324921">
                <text:p>83324921</text:p>
              </table:table-cell>
              <table:table-cell office:value-type="float" office:value="62261712">
                <text:p>62261712</text:p>
              </table:table-cell>
              <table:table-cell office:value-type="float" office:value="62261712">
                <text:p>62261712</text:p>
              </table:table-cell>
              <table:table-cell office:value-type="float" office:value="2339563">
                <text:p>2339563</text:p>
              </table:table-cell>
              <table:table-cell office:value-type="float" office:value="1401026">
                <text:p>1401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419178">
                <text:p>90419178</text:p>
              </table:table-cell>
              <table:table-cell office:value-type="float" office:value="60656689">
                <text:p>60656689</text:p>
              </table:table-cell>
              <table:table-cell office:value-type="float" office:value="3763999">
                <text:p>3763999</text:p>
              </table:table-cell>
              <table:table-cell office:value-type="float" office:value="3359763">
                <text:p>3359763</text:p>
              </table:table-cell>
              <table:table-cell office:value-type="float" office:value="3263247">
                <text:p>3263247</text:p>
              </table:table-cell>
              <table:table-cell office:value-type="float" office:value="5026431">
                <text:p>5026431</text:p>
              </table:table-cell>
              <table:table-cell office:value-type="float" office:value="69961006">
                <text:p>69961006</text:p>
              </table:table-cell>
              <table:table-cell office:value-type="float" office:value="21290021">
                <text:p>21290021</text:p>
              </table:table-cell>
              <table:table-cell office:value-type="float" office:value="21290021">
                <text:p>21290021</text:p>
              </table:table-cell>
              <table:table-cell office:value-type="float" office:value="1548233">
                <text:p>1548233</text:p>
              </table:table-cell>
              <table:table-cell office:value-type="float" office:value="3497641">
                <text:p>3497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23cm" svg:y="3.162cm" style:legend-expansion="high" chart:style-name="ch2"/>
        <chart:plot-area chart:style-name="ch3" table:cell-range-address="Sheet2.L1:Sheet2.P42" chart:data-source-has-labels="row" svg:x="0.32cm" svg:y="0.18cm" svg:width="11.283cm" svg:height="8.64cm">
          <chartooo:coordinate-region svg:x="1.068cm" svg:y="0.389cm" svg:width="10.535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42" chart:label-cell-address="Sheet2.L1:Sheet2.L1" chart:class="chart:line">
            <chart:data-point chart:repeated="41"/>
          </chart:series>
          <chart:series chart:style-name="ch7" chart:values-cell-range-address="Sheet2.M2:Sheet2.M42" chart:label-cell-address="Sheet2.M1:Sheet2.M1" chart:class="chart:line">
            <chart:data-point chart:repeated="41"/>
          </chart:series>
          <chart:series chart:style-name="ch8" chart:values-cell-range-address="Sheet2.N2:Sheet2.N42" chart:label-cell-address="Sheet2.N1:Sheet2.N1" chart:class="chart:line">
            <chart:data-point chart:repeated="41"/>
          </chart:series>
          <chart:series chart:style-name="ch9" chart:values-cell-range-address="Sheet2.O2:Sheet2.O42" chart:label-cell-address="Sheet2.O1:Sheet2.O1" chart:class="chart:line">
            <chart:data-point chart:repeated="41"/>
          </chart:series>
          <chart:series chart:style-name="ch10" chart:values-cell-range-address="Sheet2.P2:Sheet2.P42" chart:label-cell-address="Sheet2.P1:Sheet2.P1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perc</text:p>
                <draw:g>
                  <svg:desc>Sheet2.L1:Sheet2.L1</svg:desc>
                </draw:g>
              </table:table-cell>
              <table:table-cell office:value-type="string">
                <text:p>success_perc</text:p>
                <draw:g>
                  <svg:desc>Sheet2.M1:Sheet2.M1</svg:desc>
                </draw:g>
              </table:table-cell>
              <table:table-cell office:value-type="string">
                <text:p>fail_perc</text:p>
                <draw:g>
                  <svg:desc>Sheet2.N1:Sheet2.N1</svg:desc>
                </draw:g>
              </table:table-cell>
              <table:table-cell office:value-type="string">
                <text:p/>
                <draw:g>
                  <svg:desc>Sheet2.O1:Sheet2.O1</svg:desc>
                </draw:g>
              </table:table-cell>
              <table:table-cell office:value-type="string">
                <text:p>prediction_metric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">
                <text:p>0.983</text:p>
                <draw:g>
                  <svg:desc>Sheet2.L2:Sheet2.L42</svg:desc>
                </draw:g>
              </table:table-cell>
              <table:table-cell office:value-type="float" office:value="1">
                <text:p>1</text:p>
                <draw:g>
                  <svg:desc>Sheet2.M2:Sheet2.M42</svg:desc>
                </draw:g>
              </table:table-cell>
              <table:table-cell office:value-type="float" office:value="1">
                <text:p>1</text:p>
                <draw:g>
                  <svg:desc>Sheet2.N2:Sheet2.N42</svg:desc>
                </draw:g>
              </table:table-cell>
              <table:table-cell office:value-type="float" office:value="0.0850000000000003">
                <text:p>0.0850000000000003</text:p>
                <draw:g>
                  <svg:desc>Sheet2.O2:Sheet2.O42</svg:desc>
                </draw:g>
              </table:table-cell>
              <table:table-cell office:value-type="float" office:value="0.915">
                <text:p>0.915</text:p>
                <draw:g>
                  <svg:desc>Sheet2.P2:Sheet2.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">
                <text:p>0.987</text:p>
              </table:table-cell>
              <table:table-cell office:value-type="float" office:value="0.943409888708738">
                <text:p>0.943409888708738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132916666666666">
                <text:p>0.132916666666666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">
                <text:p>0.988</text:p>
              </table:table-cell>
              <table:table-cell office:value-type="float" office:value="0.887496654965605">
                <text:p>0.887496654965605</text:p>
              </table:table-cell>
              <table:table-cell office:value-type="float" office:value="0.575109649122807">
                <text:p>0.575109649122807</text:p>
              </table:table-cell>
              <table:table-cell office:value-type="float" office:value="0.364890350877193">
                <text:p>0.36489035087719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">
                <text:p>0.985</text:p>
              </table:table-cell>
              <table:table-cell office:value-type="float" office:value="0.830434303524486">
                <text:p>0.830434303524486</text:p>
              </table:table-cell>
              <table:table-cell office:value-type="float" office:value="0.40953947368421">
                <text:p>0.40953947368421</text:p>
              </table:table-cell>
              <table:table-cell office:value-type="float" office:value="0.515460526315789">
                <text:p>0.515460526315789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7">
                <text:p>0.967</text:p>
              </table:table-cell>
              <table:table-cell office:value-type="float" office:value="0.772821005241866">
                <text:p>0.772821005241866</text:p>
              </table:table-cell>
              <table:table-cell office:value-type="float" office:value="0.267543859649123">
                <text:p>0.267543859649123</text:p>
              </table:table-cell>
              <table:table-cell office:value-type="float" office:value="0.567456140350877">
                <text:p>0.567456140350877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8">
                <text:p>0.898</text:p>
              </table:table-cell>
              <table:table-cell office:value-type="float" office:value="0.714216002644545">
                <text:p>0.714216002644545</text:p>
              </table:table-cell>
              <table:table-cell office:value-type="float" office:value="0.148026315789474">
                <text:p>0.148026315789474</text:p>
              </table:table-cell>
              <table:table-cell office:value-type="float" office:value="0.341973684210526">
                <text:p>0.34197368421052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">
                <text:p>0.872</text:p>
              </table:table-cell>
              <table:table-cell office:value-type="float" office:value="0.660380625560785">
                <text:p>0.660380625560785</text:p>
              </table:table-cell>
              <table:table-cell office:value-type="float" office:value="0.0970394736842105">
                <text:p>0.0970394736842105</text:p>
              </table:table-cell>
              <table:table-cell office:value-type="float" office:value="0.262960526315789">
                <text:p>0.26296052631578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">
                <text:p>0.865</text:p>
              </table:table-cell>
              <table:table-cell office:value-type="float" office:value="0.611425063358887">
                <text:p>0.611425063358887</text:p>
              </table:table-cell>
              <table:table-cell office:value-type="float" office:value="0.0707236842105263">
                <text:p>0.0707236842105263</text:p>
              </table:table-cell>
              <table:table-cell office:value-type="float" office:value="0.254276315789473">
                <text:p>0.25427631578947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">
                <text:p>0.799</text:p>
              </table:table-cell>
              <table:table-cell office:value-type="float" office:value="0.562123191713759">
                <text:p>0.562123191713759</text:p>
              </table:table-cell>
              <table:table-cell office:value-type="float" office:value="0.0515350877192982">
                <text:p>0.0515350877192982</text:p>
              </table:table-cell>
              <table:table-cell office:value-type="float" office:value="0.0515350877192982">
                <text:p>0.051535087719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7">
                <text:p>0.777</text:p>
              </table:table-cell>
              <table:table-cell office:value-type="float" office:value="0.516473310560864">
                <text:p>0.516473310560864</text:p>
              </table:table-cell>
              <table:table-cell office:value-type="float" office:value="0.0219298245614035">
                <text:p>0.0219298245614035</text:p>
              </table:table-cell>
              <table:table-cell office:value-type="float" office:value="0.0219298245614035">
                <text:p>0.021929824561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3">
                <text:p>0.743</text:p>
              </table:table-cell>
              <table:table-cell office:value-type="float" office:value="0.472964251420656">
                <text:p>0.472964251420656</text:p>
              </table:table-cell>
              <table:table-cell office:value-type="float" office:value="0.0202850877192982">
                <text:p>0.0202850877192982</text:p>
              </table:table-cell>
              <table:table-cell office:value-type="float" office:value="0.0202850877192982">
                <text:p>0.020285087719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2">
                <text:p>0.682</text:p>
              </table:table-cell>
              <table:table-cell office:value-type="float" office:value="0.42909314149889">
                <text:p>0.42909314149889</text:p>
              </table:table-cell>
              <table:table-cell office:value-type="float" office:value="0.018640350877193">
                <text:p>0.018640350877193</text:p>
              </table:table-cell>
              <table:table-cell office:value-type="float" office:value="0.018640350877193">
                <text:p>0.018640350877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3">
                <text:p>0.653</text:p>
              </table:table-cell>
              <table:table-cell office:value-type="float" office:value="0.388889763407685">
                <text:p>0.388889763407685</text:p>
              </table:table-cell>
              <table:table-cell office:value-type="float" office:value="0.00712719298245614">
                <text:p>0.00712719298245614</text:p>
              </table:table-cell>
              <table:table-cell office:value-type="float" office:value="0.00712719298245614">
                <text:p>0.0071271929824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3">
                <text:p>0.643</text:p>
              </table:table-cell>
              <table:table-cell office:value-type="float" office:value="0.35134667149401">
                <text:p>0.35134667149401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5">
                <text:p>0.585</text:p>
              </table:table-cell>
              <table:table-cell office:value-type="float" office:value="0.313284115415493">
                <text:p>0.313284115415493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6">
                <text:p>0.556</text:p>
              </table:table-cell>
              <table:table-cell office:value-type="float" office:value="0.279455979347364">
                <text:p>0.279455979347364</text:p>
              </table:table-cell>
              <table:table-cell office:value-type="float" office:value="0.00109649122807018">
                <text:p>0.00109649122807018</text:p>
              </table:table-cell>
              <table:table-cell office:value-type="float" office:value="0.00109649122807018">
                <text:p>0.0010964912280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">
                <text:p>0.515</text:p>
              </table:table-cell>
              <table:table-cell office:value-type="float" office:value="0.248130716073481">
                <text:p>0.248130716073481</text:p>
              </table:table-cell>
              <table:table-cell office:value-type="float" office:value="0.00109649122807018">
                <text:p>0.00109649122807018</text:p>
              </table:table-cell>
              <table:table-cell office:value-type="float" office:value="0.00109649122807018">
                <text:p>0.0010964912280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4">
                <text:p>0.474</text:p>
              </table:table-cell>
              <table:table-cell office:value-type="float" office:value="0.21677397012294">
                <text:p>0.21677397012294</text:p>
              </table:table-cell>
              <table:table-cell office:value-type="float" office:value="0.00109649122807018">
                <text:p>0.00109649122807018</text:p>
              </table:table-cell>
              <table:table-cell office:value-type="float" office:value="0.00109649122807018">
                <text:p>0.0010964912280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8">
                <text:p>0.458</text:p>
              </table:table-cell>
              <table:table-cell office:value-type="float" office:value="0.188691422544745">
                <text:p>0.188691422544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2">
                <text:p>0.432</text:p>
              </table:table-cell>
              <table:table-cell office:value-type="float" office:value="0.163694177278952">
                <text:p>0.163694177278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4">
                <text:p>0.374</text:p>
              </table:table-cell>
              <table:table-cell office:value-type="float" office:value="0.13847655327656">
                <text:p>0.13847655327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5">
                <text:p>0.335</text:p>
              </table:table-cell>
              <table:table-cell office:value-type="float" office:value="0.116800730398098">
                <text:p>0.116800730398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7">
                <text:p>0.317</text:p>
              </table:table-cell>
              <table:table-cell office:value-type="float" office:value="0.0979898310954397">
                <text:p>0.0979898310954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">
                <text:p>0.275</text:p>
              </table:table-cell>
              <table:table-cell office:value-type="float" office:value="0.0792733798227525">
                <text:p>0.0792733798227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5">
                <text:p>0.235</text:p>
              </table:table-cell>
              <table:table-cell office:value-type="float" office:value="0.0639098336140539">
                <text:p>0.0639098336140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2">
                <text:p>0.202</text:p>
              </table:table-cell>
              <table:table-cell office:value-type="float" office:value="0.0513482456278433">
                <text:p>0.0513482456278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5">
                <text:p>0.145</text:p>
              </table:table-cell>
              <table:table-cell office:value-type="float" office:value="0.0387394336266469">
                <text:p>0.0387394336266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">
                <text:p>0.124</text:p>
              </table:table-cell>
              <table:table-cell office:value-type="float" office:value="0.0296094573960678">
                <text:p>0.0296094573960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">
                <text:p>0.111</text:p>
              </table:table-cell>
              <table:table-cell office:value-type="float" office:value="0.0233286634029625">
                <text:p>0.0233286634029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">
                <text:p>0.072</text:p>
              </table:table-cell>
              <table:table-cell office:value-type="float" office:value="0.0169691627182143">
                <text:p>0.016969162718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">
                <text:p>0.05</text:p>
              </table:table-cell>
              <table:table-cell office:value-type="float" office:value="0.0127977080611394">
                <text:p>0.012797708061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">
                <text:p>0.043</text:p>
              </table:table-cell>
              <table:table-cell office:value-type="float" office:value="0.0102948352668944">
                <text:p>0.0102948352668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6">
                <text:p>0.036</text:p>
              </table:table-cell>
              <table:table-cell office:value-type="float" office:value="0.00780770381097801">
                <text:p>0.00780770381097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4">
                <text:p>0.024</text:p>
              </table:table-cell>
              <table:table-cell office:value-type="float" office:value="0.00601319124151935">
                <text:p>0.00601319124151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">
                <text:p>0.021</text:p>
              </table:table-cell>
              <table:table-cell office:value-type="float" office:value="0.00476962551356116">
                <text:p>0.00476962551356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0.00351031844727439">
                <text:p>0.00351031844727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">
                <text:p>0.012</text:p>
              </table:table-cell>
              <table:table-cell office:value-type="float" office:value="0.00266028617753081">
                <text:p>0.00266028617753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">
                <text:p>0.012</text:p>
              </table:table-cell>
              <table:table-cell office:value-type="float" office:value="0.00198340862940167">
                <text:p>0.00198340862940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">
                <text:p>0.009</text:p>
              </table:table-cell>
              <table:table-cell office:value-type="float" office:value="0.00130653108127253">
                <text:p>0.00130653108127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">
                <text:p>0.008</text:p>
              </table:table-cell>
              <table:table-cell office:value-type="float" office:value="0.000850032269743574">
                <text:p>0.000850032269743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">
                <text:p>0.007</text:p>
              </table:table-cell>
              <table:table-cell office:value-type="float" office:value="0.000440757473200372">
                <text:p>0.000440757473200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2cm" svg:y="3.677cm" style:legend-expansion="high" chart:style-name="ch2"/>
        <chart:plot-area chart:style-name="ch3" table:cell-range-address="Sheet2.L1:Sheet2.N42" chart:data-source-has-labels="row" svg:x="0.32cm" svg:y="0.18cm" svg:width="11.78cm" svg:height="8.64cm">
          <chartooo:coordinate-region svg:x="1.068cm" svg:y="0.389cm" svg:width="10.885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42" chart:label-cell-address="Sheet2.L1:Sheet2.L1" chart:class="chart:line">
            <chart:data-point chart:repeated="41"/>
          </chart:series>
          <chart:series chart:style-name="ch7" chart:values-cell-range-address="Sheet2.M2:Sheet2.M42" chart:label-cell-address="Sheet2.M1:Sheet2.M1" chart:class="chart:line">
            <chart:data-point chart:repeated="41"/>
          </chart:series>
          <chart:series chart:style-name="ch8" chart:values-cell-range-address="Sheet2.N2:Sheet2.N42" chart:label-cell-address="Sheet2.N1:Sheet2.N1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_perc</text:p>
                <draw:g>
                  <svg:desc>Sheet2.L1:Sheet2.L1</svg:desc>
                </draw:g>
              </table:table-cell>
              <table:table-cell office:value-type="string">
                <text:p>success_perc</text:p>
                <draw:g>
                  <svg:desc>Sheet2.M1:Sheet2.M1</svg:desc>
                </draw:g>
              </table:table-cell>
              <table:table-cell office:value-type="string">
                <text:p>fail_perc</text:p>
                <draw:g>
                  <svg:desc>Sheet2.N1:Sheet2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">
                <text:p>0.983</text:p>
                <draw:g>
                  <svg:desc>Sheet2.L2:Sheet2.L42</svg:desc>
                </draw:g>
              </table:table-cell>
              <table:table-cell office:value-type="float" office:value="1">
                <text:p>1</text:p>
                <draw:g>
                  <svg:desc>Sheet2.M2:Sheet2.M42</svg:desc>
                </draw:g>
              </table:table-cell>
              <table:table-cell office:value-type="float" office:value="1">
                <text:p>1</text:p>
                <draw:g>
                  <svg:desc>Sheet2.N2:Sheet2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">
                <text:p>0.987</text:p>
              </table:table-cell>
              <table:table-cell office:value-type="float" office:value="0.943409888708738">
                <text:p>0.943409888708738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">
                <text:p>0.988</text:p>
              </table:table-cell>
              <table:table-cell office:value-type="float" office:value="0.887496654965605">
                <text:p>0.887496654965605</text:p>
              </table:table-cell>
              <table:table-cell office:value-type="float" office:value="0.575109649122807">
                <text:p>0.575109649122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">
                <text:p>0.985</text:p>
              </table:table-cell>
              <table:table-cell office:value-type="float" office:value="0.830434303524486">
                <text:p>0.830434303524486</text:p>
              </table:table-cell>
              <table:table-cell office:value-type="float" office:value="0.40953947368421">
                <text:p>0.4095394736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7">
                <text:p>0.967</text:p>
              </table:table-cell>
              <table:table-cell office:value-type="float" office:value="0.772821005241866">
                <text:p>0.772821005241866</text:p>
              </table:table-cell>
              <table:table-cell office:value-type="float" office:value="0.267543859649123">
                <text:p>0.267543859649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8">
                <text:p>0.898</text:p>
              </table:table-cell>
              <table:table-cell office:value-type="float" office:value="0.714216002644545">
                <text:p>0.714216002644545</text:p>
              </table:table-cell>
              <table:table-cell office:value-type="float" office:value="0.148026315789474">
                <text:p>0.148026315789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">
                <text:p>0.872</text:p>
              </table:table-cell>
              <table:table-cell office:value-type="float" office:value="0.660380625560785">
                <text:p>0.660380625560785</text:p>
              </table:table-cell>
              <table:table-cell office:value-type="float" office:value="0.0970394736842105">
                <text:p>0.0970394736842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">
                <text:p>0.865</text:p>
              </table:table-cell>
              <table:table-cell office:value-type="float" office:value="0.611425063358887">
                <text:p>0.611425063358887</text:p>
              </table:table-cell>
              <table:table-cell office:value-type="float" office:value="0.0707236842105263">
                <text:p>0.070723684210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">
                <text:p>0.799</text:p>
              </table:table-cell>
              <table:table-cell office:value-type="float" office:value="0.562123191713759">
                <text:p>0.562123191713759</text:p>
              </table:table-cell>
              <table:table-cell office:value-type="float" office:value="0.0515350877192982">
                <text:p>0.0515350877192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7">
                <text:p>0.777</text:p>
              </table:table-cell>
              <table:table-cell office:value-type="float" office:value="0.516473310560864">
                <text:p>0.516473310560864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3">
                <text:p>0.743</text:p>
              </table:table-cell>
              <table:table-cell office:value-type="float" office:value="0.472964251420656">
                <text:p>0.472964251420656</text:p>
              </table:table-cell>
              <table:table-cell office:value-type="float" office:value="0.0202850877192982">
                <text:p>0.0202850877192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2">
                <text:p>0.682</text:p>
              </table:table-cell>
              <table:table-cell office:value-type="float" office:value="0.42909314149889">
                <text:p>0.42909314149889</text:p>
              </table:table-cell>
              <table:table-cell office:value-type="float" office:value="0.018640350877193">
                <text:p>0.018640350877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3">
                <text:p>0.653</text:p>
              </table:table-cell>
              <table:table-cell office:value-type="float" office:value="0.388889763407685">
                <text:p>0.388889763407685</text:p>
              </table:table-cell>
              <table:table-cell office:value-type="float" office:value="0.00712719298245614">
                <text:p>0.00712719298245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3">
                <text:p>0.643</text:p>
              </table:table-cell>
              <table:table-cell office:value-type="float" office:value="0.35134667149401">
                <text:p>0.35134667149401</text:p>
              </table:table-cell>
              <table:table-cell office:value-type="float" office:value="0.00657894736842105">
                <text:p>0.0065789473684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5">
                <text:p>0.585</text:p>
              </table:table-cell>
              <table:table-cell office:value-type="float" office:value="0.313284115415493">
                <text:p>0.313284115415493</text:p>
              </table:table-cell>
              <table:table-cell office:value-type="float" office:value="0.00657894736842105">
                <text:p>0.0065789473684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6">
                <text:p>0.556</text:p>
              </table:table-cell>
              <table:table-cell office:value-type="float" office:value="0.279455979347364">
                <text:p>0.279455979347364</text:p>
              </table:table-cell>
              <table:table-cell office:value-type="float" office:value="0.00109649122807018">
                <text:p>0.0010964912280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">
                <text:p>0.515</text:p>
              </table:table-cell>
              <table:table-cell office:value-type="float" office:value="0.248130716073481">
                <text:p>0.248130716073481</text:p>
              </table:table-cell>
              <table:table-cell office:value-type="float" office:value="0.00109649122807018">
                <text:p>0.00109649122807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4">
                <text:p>0.474</text:p>
              </table:table-cell>
              <table:table-cell office:value-type="float" office:value="0.21677397012294">
                <text:p>0.21677397012294</text:p>
              </table:table-cell>
              <table:table-cell office:value-type="float" office:value="0.00109649122807018">
                <text:p>0.00109649122807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8">
                <text:p>0.458</text:p>
              </table:table-cell>
              <table:table-cell office:value-type="float" office:value="0.188691422544745">
                <text:p>0.188691422544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2">
                <text:p>0.432</text:p>
              </table:table-cell>
              <table:table-cell office:value-type="float" office:value="0.163694177278952">
                <text:p>0.163694177278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4">
                <text:p>0.374</text:p>
              </table:table-cell>
              <table:table-cell office:value-type="float" office:value="0.13847655327656">
                <text:p>0.1384765532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5">
                <text:p>0.335</text:p>
              </table:table-cell>
              <table:table-cell office:value-type="float" office:value="0.116800730398098">
                <text:p>0.116800730398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7">
                <text:p>0.317</text:p>
              </table:table-cell>
              <table:table-cell office:value-type="float" office:value="0.0979898310954397">
                <text:p>0.097989831095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">
                <text:p>0.275</text:p>
              </table:table-cell>
              <table:table-cell office:value-type="float" office:value="0.0792733798227525">
                <text:p>0.0792733798227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5">
                <text:p>0.235</text:p>
              </table:table-cell>
              <table:table-cell office:value-type="float" office:value="0.0639098336140539">
                <text:p>0.06390983361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2">
                <text:p>0.202</text:p>
              </table:table-cell>
              <table:table-cell office:value-type="float" office:value="0.0513482456278433">
                <text:p>0.0513482456278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5">
                <text:p>0.145</text:p>
              </table:table-cell>
              <table:table-cell office:value-type="float" office:value="0.0387394336266469">
                <text:p>0.038739433626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4">
                <text:p>0.124</text:p>
              </table:table-cell>
              <table:table-cell office:value-type="float" office:value="0.0296094573960678">
                <text:p>0.029609457396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">
                <text:p>0.111</text:p>
              </table:table-cell>
              <table:table-cell office:value-type="float" office:value="0.0233286634029625">
                <text:p>0.023328663402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">
                <text:p>0.072</text:p>
              </table:table-cell>
              <table:table-cell office:value-type="float" office:value="0.0169691627182143">
                <text:p>0.016969162718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">
                <text:p>0.05</text:p>
              </table:table-cell>
              <table:table-cell office:value-type="float" office:value="0.0127977080611394">
                <text:p>0.012797708061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">
                <text:p>0.043</text:p>
              </table:table-cell>
              <table:table-cell office:value-type="float" office:value="0.0102948352668944">
                <text:p>0.010294835266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6">
                <text:p>0.036</text:p>
              </table:table-cell>
              <table:table-cell office:value-type="float" office:value="0.00780770381097801">
                <text:p>0.0078077038109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4">
                <text:p>0.024</text:p>
              </table:table-cell>
              <table:table-cell office:value-type="float" office:value="0.00601319124151935">
                <text:p>0.0060131912415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">
                <text:p>0.021</text:p>
              </table:table-cell>
              <table:table-cell office:value-type="float" office:value="0.00476962551356116">
                <text:p>0.00476962551356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">
                <text:p>0.015</text:p>
              </table:table-cell>
              <table:table-cell office:value-type="float" office:value="0.00351031844727439">
                <text:p>0.00351031844727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">
                <text:p>0.012</text:p>
              </table:table-cell>
              <table:table-cell office:value-type="float" office:value="0.00266028617753081">
                <text:p>0.0026602861775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">
                <text:p>0.012</text:p>
              </table:table-cell>
              <table:table-cell office:value-type="float" office:value="0.00198340862940167">
                <text:p>0.00198340862940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">
                <text:p>0.009</text:p>
              </table:table-cell>
              <table:table-cell office:value-type="float" office:value="0.00130653108127253">
                <text:p>0.00130653108127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">
                <text:p>0.008</text:p>
              </table:table-cell>
              <table:table-cell office:value-type="float" office:value="0.000850032269743574">
                <text:p>0.000850032269743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">
                <text:p>0.007</text:p>
              </table:table-cell>
              <table:table-cell office:value-type="float" office:value="0.000440757473200372">
                <text:p>0.0004407574732003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